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8.78mm" fo:break-before="auto" style:use-optimal-row-height="false"/>
    </style:style>
    <style:style style:name="ro25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8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新表七_2b_表九-公式990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新表七_2b_表九-公式990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8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8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3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9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8"/>
          <table:table-cell table:style-name="ce50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2" office:value-type="string" calcext:value-type="string">
            <text:p>折合年</text:p>
          </table:table-cell>
          <table:table-cell table:style-name="ce27"/>
          <table:table-cell table:style-name="ce32" office:value-type="string" calcext:value-type="string">
            <text:p>折合年</text:p>
          </table:table-cell>
          <table:table-cell table:style-name="ce27" office:value-type="string" calcext:value-type="string">
            <text:p><text:s/></text:p>
          </table:table-cell>
          <table:table-cell table:style-name="ce49" office:value-type="string" calcext:value-type="string">
            <text:p>折合年自</text:p>
          </table:table-cell>
          <table:table-cell table:style-name="ce27" office:value-type="string" calcext:value-type="string">
            <text:p><text:s/></text:p>
          </table:table-cell>
          <table:table-cell table:style-name="ce32" office:value-type="string" calcext:value-type="string">
            <text:p>折合年</text:p>
          </table:table-cell>
          <table:table-cell table:style-name="ce27"/>
          <table:table-cell table:style-name="ce32" office:value-type="string" calcext:value-type="string">
            <text:p>折合年</text:p>
          </table:table-cell>
          <table:covered-table-cell table:style-name="ce51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49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離婚率</text:p>
          </table:table-cell>
          <table:covered-table-cell table:style-name="ce51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0" table:number-columns-repeated="3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covered-table-cell table:style-name="ce52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5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5" office:value-type="float" office:value="5.64" calcext:value-type="float">
            <text:p>5.64</text:p>
          </table:table-cell>
          <table:table-cell table:style-name="ce42" office:value-type="float" office:value="148270" calcext:value-type="float">
            <text:p>148,270</text:p>
          </table:table-cell>
          <table:table-cell table:style-name="ce35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5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5" office:value-type="float" office:value="2" calcext:value-type="float">
            <text:p>2.00</text:p>
          </table:table-cell>
          <table:table-cell table:style-name="ce53" office:value-type="float" office:value="396094" calcext:value-type="float">
            <text:p>396,094</text:p>
          </table:table-cell>
          <table:table-cell table:style-name="ce60"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6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6" office:value-type="float" office:value="5.73" calcext:value-type="float">
            <text:p>5.73</text:p>
          </table:table-cell>
          <table:table-cell table:style-name="ce43" office:value-type="float" office:value="157548" calcext:value-type="float">
            <text:p>157,548</text:p>
          </table:table-cell>
          <table:table-cell table:style-name="ce36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6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6" office:value-type="float" office:value="2.23" calcext:value-type="float">
            <text:p>2.23</text:p>
          </table:table-cell>
          <table:table-cell table:style-name="ce54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6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6" office:value-type="float" office:value="5.68" calcext:value-type="float">
            <text:p>5.68</text:p>
          </table:table-cell>
          <table:table-cell table:style-name="ce43" office:value-type="float" office:value="179354" calcext:value-type="float">
            <text:p>179,354</text:p>
          </table:table-cell>
          <table:table-cell table:style-name="ce36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6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6" office:value-type="float" office:value="2.37" calcext:value-type="float">
            <text:p>2.37</text:p>
          </table:table-cell>
          <table:table-cell table:style-name="ce54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6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6" office:value-type="float" office:value="5.71" calcext:value-type="float">
            <text:p>5.71</text:p>
          </table:table-cell>
          <table:table-cell table:style-name="ce43" office:value-type="float" office:value="132707" calcext:value-type="float">
            <text:p>132,707</text:p>
          </table:table-cell>
          <table:table-cell table:style-name="ce36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6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6" office:value-type="float" office:value="2.53" calcext:value-type="float">
            <text:p>2.53</text:p>
          </table:table-cell>
          <table:table-cell table:style-name="ce54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6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6" office:value-type="float" office:value="5.73" calcext:value-type="float">
            <text:p>5.73</text:p>
          </table:table-cell>
          <table:table-cell table:style-name="ce43" office:value-type="float" office:value="118894" calcext:value-type="float">
            <text:p>118,894</text:p>
          </table:table-cell>
          <table:table-cell table:style-name="ce36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6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6" office:value-type="float" office:value="2.73" calcext:value-type="float">
            <text:p>2.73</text:p>
          </table:table-cell>
          <table:table-cell table:style-name="ce54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6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6" office:value-type="float" office:value="5.8" calcext:value-type="float">
            <text:p>5.80</text:p>
          </table:table-cell>
          <table:table-cell table:style-name="ce43" office:value-type="float" office:value="96269" calcext:value-type="float">
            <text:p>96,269</text:p>
          </table:table-cell>
          <table:table-cell table:style-name="ce36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6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6" office:value-type="float" office:value="2.87" calcext:value-type="float">
            <text:p>2.87</text:p>
          </table:table-cell>
          <table:table-cell table:style-name="ce54" office:value-type="float" office:value="444823" calcext:value-type="float">
            <text:p>444,823</text:p>
          </table:table-cell>
          <table:table-cell table:style-name="ce61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6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6" office:value-type="float" office:value="5.97" calcext:value-type="float">
            <text:p>5.97</text:p>
          </table:table-cell>
          <table:table-cell table:style-name="ce43" office:value-type="float" office:value="81327" calcext:value-type="float">
            <text:p>81,327</text:p>
          </table:table-cell>
          <table:table-cell table:style-name="ce36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6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6" office:value-type="float" office:value="2.77" calcext:value-type="float">
            <text:p>2.77</text:p>
          </table:table-cell>
          <table:table-cell table:style-name="ce54" office:value-type="float" office:value="454951" calcext:value-type="float">
            <text:p>454,951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6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6" office:value-type="float" office:value="6.13" calcext:value-type="float">
            <text:p>6.13</text:p>
          </table:table-cell>
          <table:table-cell table:style-name="ce43" office:value-type="float" office:value="66456" calcext:value-type="float">
            <text:p>66,456</text:p>
          </table:table-cell>
          <table:table-cell table:style-name="ce36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6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6" office:value-type="float" office:value="2.75" calcext:value-type="float">
            <text:p>2.75</text:p>
          </table:table-cell>
          <table:table-cell table:style-name="ce54" office:value-type="float" office:value="464961" calcext:value-type="float">
            <text:p>464,961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6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6" office:value-type="float" office:value="5.95" calcext:value-type="float">
            <text:p>5.95</text:p>
          </table:table-cell>
          <table:table-cell table:style-name="ce43" office:value-type="float" office:value="68620" calcext:value-type="float">
            <text:p>68,620</text:p>
          </table:table-cell>
          <table:table-cell table:style-name="ce36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6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6" office:value-type="float" office:value="2.83" calcext:value-type="float">
            <text:p>2.83</text:p>
          </table:table-cell>
          <table:table-cell table:style-name="ce54" office:value-type="float" office:value="474919" calcext:value-type="float">
            <text:p>474,919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1" office:value-type="float" office:value="7512449" calcext:value-type="float">
            <text:p>7,512,449</text:p>
          </table:table-cell>
          <table:table-cell table:style-name="ce21" office:value-type="float" office:value="22958360" calcext:value-type="float">
            <text:p>22,958,360</text:p>
          </table:table-cell>
          <table:table-cell table:style-name="ce21" office:value-type="float" office:value="11608767" calcext:value-type="float">
            <text:p>11,608,767</text:p>
          </table:table-cell>
          <table:table-cell table:style-name="ce21" office:value-type="float" office:value="11349593" calcext:value-type="float">
            <text:p>11,349,593</text:p>
          </table:table-cell>
          <table:table-cell table:style-name="ce21" office:value-type="float" office:value="204414" calcext:value-type="float">
            <text:p>204,414</text:p>
          </table:table-cell>
          <table:table-cell table:style-name="ce37" office:value-type="float" office:value="8.93" calcext:value-type="float">
            <text:p>8.93</text:p>
          </table:table-cell>
          <table:table-cell table:style-name="ce21" office:value-type="float" office:value="141111" calcext:value-type="float">
            <text:p>141,111</text:p>
          </table:table-cell>
          <table:table-cell table:style-name="ce37" office:value-type="float" office:value="6.16" calcext:value-type="float">
            <text:p>6.16</text:p>
          </table:table-cell>
          <table:table-cell table:style-name="ce44" office:value-type="float" office:value="63303" calcext:value-type="float">
            <text:p>63,303</text:p>
          </table:table-cell>
          <table:table-cell table:style-name="ce37" office:value-type="float" office:value="2.76" calcext:value-type="float">
            <text:p>2.76</text:p>
          </table:table-cell>
          <table:table-cell table:style-name="ce21" office:value-type="float" office:value="135041" calcext:value-type="float">
            <text:p>135,041</text:p>
          </table:table-cell>
          <table:table-cell table:style-name="ce37" office:value-type="float" office:value="5.9" calcext:value-type="float">
            <text:p>5.90</text:p>
          </table:table-cell>
          <table:table-cell table:style-name="ce21" office:value-type="float" office:value="58518" calcext:value-type="float">
            <text:p>58,518</text:p>
          </table:table-cell>
          <table:table-cell table:style-name="ce37" office:value-type="float" office:value="2.56" calcext:value-type="float">
            <text:p>2.56</text:p>
          </table:table-cell>
          <table:table-cell table:style-name="ce55" office:value-type="float" office:value="484174" calcext:value-type="float">
            <text:p>484,174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7" office:value-type="float" office:value="8.64" calcext:value-type="float">
            <text:p>8.64</text:p>
          </table:table-cell>
          <table:table-cell table:style-name="ce21" office:value-type="float" office:value="143624" calcext:value-type="float">
            <text:p>143,624</text:p>
          </table:table-cell>
          <table:table-cell table:style-name="ce37" office:value-type="float" office:value="6.25" calcext:value-type="float">
            <text:p>6.25</text:p>
          </table:table-cell>
          <table:table-cell table:style-name="ce44" office:value-type="float" office:value="55109" calcext:value-type="float">
            <text:p>55,109</text:p>
          </table:table-cell>
          <table:table-cell table:style-name="ce37" office:value-type="float" office:value="2.4" calcext:value-type="float">
            <text:p>2.40</text:p>
          </table:table-cell>
          <table:table-cell table:style-name="ce21" office:value-type="float" office:value="154866" calcext:value-type="float">
            <text:p>154,866</text:p>
          </table:table-cell>
          <table:table-cell table:style-name="ce37" office:value-type="float" office:value="6.73" calcext:value-type="float">
            <text:p>6.73</text:p>
          </table:table-cell>
          <table:table-cell table:style-name="ce21" office:value-type="float" office:value="55995" calcext:value-type="float">
            <text:p>55,995</text:p>
          </table:table-cell>
          <table:table-cell table:style-name="ce37" office:value-type="float" office:value="2.44" calcext:value-type="float">
            <text:p>2.44</text:p>
          </table:table-cell>
          <table:table-cell table:style-name="ce55" office:value-type="float" office:value="494107" calcext:value-type="float">
            <text:p>494,107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6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6" office:value-type="float" office:value="6.22" calcext:value-type="float">
            <text:p>6.22</text:p>
          </table:table-cell>
          <table:table-cell table:style-name="ce43" office:value-type="float" office:value="47728" calcext:value-type="float">
            <text:p>47,728</text:p>
          </table:table-cell>
          <table:table-cell table:style-name="ce36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6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6" office:value-type="float" office:value="2.48" calcext:value-type="float">
            <text:p>2.48</text:p>
          </table:table-cell>
          <table:table-cell table:style-name="ce54" office:value-type="float" office:value="504531" calcext:value-type="float">
            <text:p>504,531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22" office:value-type="float" office:value="7657870" calcext:value-type="float">
            <text:p>7,657,870</text:p>
          </table:table-cell>
          <table:table-cell table:style-name="ce22" office:value-type="float" office:value="23046177" calcext:value-type="float">
            <text:p>23,046,177</text:p>
          </table:table-cell>
          <table:table-cell table:style-name="ce22" office:value-type="float" office:value="11627353" calcext:value-type="float">
            <text:p>11,627,353</text:p>
          </table:table-cell>
          <table:table-cell table:style-name="ce22" office:value-type="float" office:value="11418824" calcext:value-type="float">
            <text:p>11,418,824</text:p>
          </table:table-cell>
          <table:table-cell table:style-name="ce22" office:value-type="float" office:value="13469" calcext:value-type="float">
            <text:p>13,469</text:p>
          </table:table-cell>
          <table:table-cell table:style-name="ce38" office:value-type="float" office:value="6.88" calcext:value-type="float">
            <text:p>6.88</text:p>
          </table:table-cell>
          <table:table-cell table:style-name="ce22" office:value-type="float" office:value="9689" calcext:value-type="float">
            <text:p>9,689</text:p>
          </table:table-cell>
          <table:table-cell table:style-name="ce38" office:value-type="float" office:value="4.95" calcext:value-type="float">
            <text:p>4.95</text:p>
          </table:table-cell>
          <table:table-cell table:style-name="ce45" office:value-type="float" office:value="3780" calcext:value-type="float">
            <text:p>3,780</text:p>
          </table:table-cell>
          <table:table-cell table:style-name="ce38" office:value-type="float" office:value="1.93" calcext:value-type="float">
            <text:p>1.93</text:p>
          </table:table-cell>
          <table:table-cell table:style-name="ce22" office:value-type="float" office:value="15166" calcext:value-type="float">
            <text:p>15,166</text:p>
          </table:table-cell>
          <table:table-cell table:style-name="ce38" office:value-type="float" office:value="7.75" calcext:value-type="float">
            <text:p>7.75</text:p>
          </table:table-cell>
          <table:table-cell table:style-name="ce22" office:value-type="float" office:value="3064" calcext:value-type="float">
            <text:p>3,064</text:p>
          </table:table-cell>
          <table:table-cell table:style-name="ce38" office:value-type="float" office:value="1.57" calcext:value-type="float">
            <text:p>1.57</text:p>
          </table:table-cell>
          <table:table-cell table:style-name="ce56" office:value-type="float" office:value="494785" calcext:value-type="float">
            <text:p>494,785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2 月</text:p>
          </table:table-cell>
          <table:table-cell table:style-name="ce22" office:value-type="float" office:value="7670092" calcext:value-type="float">
            <text:p>7,670,092</text:p>
          </table:table-cell>
          <table:table-cell table:style-name="ce22" office:value-type="float" office:value="23049407" calcext:value-type="float">
            <text:p>23,049,407</text:p>
          </table:table-cell>
          <table:table-cell table:style-name="ce22" office:value-type="float" office:value="11626061" calcext:value-type="float">
            <text:p>11,626,061</text:p>
          </table:table-cell>
          <table:table-cell table:style-name="ce22" office:value-type="float" office:value="11423346" calcext:value-type="float">
            <text:p>11,423,346</text:p>
          </table:table-cell>
          <table:table-cell table:style-name="ce22" office:value-type="float" office:value="17159" calcext:value-type="float">
            <text:p>17,159</text:p>
          </table:table-cell>
          <table:table-cell table:style-name="ce38" office:value-type="float" office:value="9.71" calcext:value-type="float">
            <text:p>9.71</text:p>
          </table:table-cell>
          <table:table-cell table:style-name="ce22" office:value-type="float" office:value="15877" calcext:value-type="float">
            <text:p>15,877</text:p>
          </table:table-cell>
          <table:table-cell table:style-name="ce38" office:value-type="float" office:value="8.98" calcext:value-type="float">
            <text:p>8.98</text:p>
          </table:table-cell>
          <table:table-cell table:style-name="ce45" office:value-type="float" office:value="1282" calcext:value-type="float">
            <text:p>1,282</text:p>
          </table:table-cell>
          <table:table-cell table:style-name="ce38" office:value-type="float" office:value="0.73" calcext:value-type="float">
            <text:p>0.73</text:p>
          </table:table-cell>
          <table:table-cell table:style-name="ce22" office:value-type="float" office:value="9137" calcext:value-type="float">
            <text:p>9,137</text:p>
          </table:table-cell>
          <table:table-cell table:style-name="ce38" office:value-type="float" office:value="5.17" calcext:value-type="float">
            <text:p>5.17</text:p>
          </table:table-cell>
          <table:table-cell table:style-name="ce22" office:value-type="float" office:value="4967" calcext:value-type="float">
            <text:p>4,967</text:p>
          </table:table-cell>
          <table:table-cell table:style-name="ce38" office:value-type="float" office:value="2.81" calcext:value-type="float">
            <text:p>2.81</text:p>
          </table:table-cell>
          <table:table-cell table:style-name="ce56" office:value-type="float" office:value="496086" calcext:value-type="float">
            <text:p>496,086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3 月</text:p>
          </table:table-cell>
          <table:table-cell table:style-name="ce22" office:value-type="float" office:value="7683813" calcext:value-type="float">
            <text:p>7,683,813</text:p>
          </table:table-cell>
          <table:table-cell table:style-name="ce22" office:value-type="float" office:value="23058550" calcext:value-type="float">
            <text:p>23,058,550</text:p>
          </table:table-cell>
          <table:table-cell table:style-name="ce22" office:value-type="float" office:value="11628661" calcext:value-type="float">
            <text:p>11,628,661</text:p>
          </table:table-cell>
          <table:table-cell table:style-name="ce22" office:value-type="float" office:value="11429889" calcext:value-type="float">
            <text:p>11,429,889</text:p>
          </table:table-cell>
          <table:table-cell table:style-name="ce22" office:value-type="float" office:value="20773" calcext:value-type="float">
            <text:p>20,773</text:p>
          </table:table-cell>
          <table:table-cell table:style-name="ce38" office:value-type="float" office:value="10.61" calcext:value-type="float">
            <text:p>10.61</text:p>
          </table:table-cell>
          <table:table-cell table:style-name="ce22" office:value-type="float" office:value="12635" calcext:value-type="float">
            <text:p>12,635</text:p>
          </table:table-cell>
          <table:table-cell table:style-name="ce38" office:value-type="float" office:value="6.45" calcext:value-type="float">
            <text:p>6.45</text:p>
          </table:table-cell>
          <table:table-cell table:style-name="ce45" office:value-type="float" office:value="8138" calcext:value-type="float">
            <text:p>8,138</text:p>
          </table:table-cell>
          <table:table-cell table:style-name="ce38" office:value-type="float" office:value="4.16" calcext:value-type="float">
            <text:p>4.16</text:p>
          </table:table-cell>
          <table:table-cell table:style-name="ce22" office:value-type="float" office:value="11634" calcext:value-type="float">
            <text:p>11,634</text:p>
          </table:table-cell>
          <table:table-cell table:style-name="ce38" office:value-type="float" office:value="5.94" calcext:value-type="float">
            <text:p>5.94</text:p>
          </table:table-cell>
          <table:table-cell table:style-name="ce22" office:value-type="float" office:value="4944" calcext:value-type="float">
            <text:p>4,944</text:p>
          </table:table-cell>
          <table:table-cell table:style-name="ce38" office:value-type="float" office:value="2.53" calcext:value-type="float">
            <text:p>2.53</text:p>
          </table:table-cell>
          <table:table-cell table:style-name="ce56" office:value-type="float" office:value="497181" calcext:value-type="float">
            <text:p>497,181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4 月</text:p>
          </table:table-cell>
          <table:table-cell table:style-name="ce22" office:value-type="float" office:value="7695146" calcext:value-type="float">
            <text:p>7,695,146</text:p>
          </table:table-cell>
          <table:table-cell table:style-name="ce22" office:value-type="float" office:value="23059339" calcext:value-type="float">
            <text:p>23,059,339</text:p>
          </table:table-cell>
          <table:table-cell table:style-name="ce22" office:value-type="float" office:value="11627066" calcext:value-type="float">
            <text:p>11,627,066</text:p>
          </table:table-cell>
          <table:table-cell table:style-name="ce22" office:value-type="float" office:value="11432273" calcext:value-type="float">
            <text:p>11,432,273</text:p>
          </table:table-cell>
          <table:table-cell table:style-name="ce22" office:value-type="float" office:value="10597" calcext:value-type="float">
            <text:p>10,597</text:p>
          </table:table-cell>
          <table:table-cell table:style-name="ce38" office:value-type="float" office:value="5.59" calcext:value-type="float">
            <text:p>5.59</text:p>
          </table:table-cell>
          <table:table-cell table:style-name="ce22" office:value-type="float" office:value="11953" calcext:value-type="float">
            <text:p>11,953</text:p>
          </table:table-cell>
          <table:table-cell table:style-name="ce38" office:value-type="float" office:value="6.31" calcext:value-type="float">
            <text:p>6.31</text:p>
          </table:table-cell>
          <table:table-cell table:style-name="ce46" office:value-type="float" office:value="-1356" calcext:value-type="float">
            <text:p>－ <text:s/>1,356</text:p>
          </table:table-cell>
          <table:table-cell table:style-name="ce38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8,597</text:p>
          </table:table-cell>
          <table:table-cell table:style-name="ce38" office:value-type="float" office:value="4.54" calcext:value-type="float">
            <text:p>4.54</text:p>
          </table:table-cell>
          <table:table-cell table:style-name="ce22" office:value-type="float" office:value="4814" calcext:value-type="float">
            <text:p>4,814</text:p>
          </table:table-cell>
          <table:table-cell table:style-name="ce38" office:value-type="float" office:value="2.54" calcext:value-type="float">
            <text:p>2.54</text:p>
          </table:table-cell>
          <table:table-cell table:style-name="ce56" office:value-type="float" office:value="497915" calcext:value-type="float">
            <text:p>497,915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5 月</text:p>
          </table:table-cell>
          <table:table-cell table:style-name="ce22" office:value-type="float" office:value="7706202" calcext:value-type="float">
            <text:p>7,706,202</text:p>
          </table:table-cell>
          <table:table-cell table:style-name="ce22" office:value-type="float" office:value="23063027" calcext:value-type="float">
            <text:p>23,063,027</text:p>
          </table:table-cell>
          <table:table-cell table:style-name="ce22" office:value-type="float" office:value="11626940" calcext:value-type="float">
            <text:p>11,626,940</text:p>
          </table:table-cell>
          <table:table-cell table:style-name="ce22" office:value-type="float" office:value="11436087" calcext:value-type="float">
            <text:p>11,436,087</text:p>
          </table:table-cell>
          <table:table-cell table:style-name="ce22" office:value-type="float" office:value="12646" calcext:value-type="float">
            <text:p>12,646</text:p>
          </table:table-cell>
          <table:table-cell table:style-name="ce38" office:value-type="float" office:value="6.46" calcext:value-type="float">
            <text:p>6.46</text:p>
          </table:table-cell>
          <table:table-cell table:style-name="ce22" office:value-type="float" office:value="10327" calcext:value-type="float">
            <text:p>10,327</text:p>
          </table:table-cell>
          <table:table-cell table:style-name="ce38" office:value-type="float" office:value="5.27" calcext:value-type="float">
            <text:p>5.27</text:p>
          </table:table-cell>
          <table:table-cell table:style-name="ce45" office:value-type="float" office:value="2319" calcext:value-type="float">
            <text:p>2,319</text:p>
          </table:table-cell>
          <table:table-cell table:style-name="ce38" office:value-type="float" office:value="1.18" calcext:value-type="float">
            <text:p>1.18</text:p>
          </table:table-cell>
          <table:table-cell table:style-name="ce22" office:value-type="float" office:value="9132" calcext:value-type="float">
            <text:p>9,132</text:p>
          </table:table-cell>
          <table:table-cell table:style-name="ce38" office:value-type="float" office:value="4.66" calcext:value-type="float">
            <text:p>4.66</text:p>
          </table:table-cell>
          <table:table-cell table:style-name="ce22" office:value-type="float" office:value="4233" calcext:value-type="float">
            <text:p>4,233</text:p>
          </table:table-cell>
          <table:table-cell table:style-name="ce38" office:value-type="float" office:value="2.16" calcext:value-type="float">
            <text:p>2.16</text:p>
          </table:table-cell>
          <table:table-cell table:style-name="ce56" office:value-type="float" office:value="498549" calcext:value-type="float">
            <text:p>498,549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6 月</text:p>
          </table:table-cell>
          <table:table-cell table:style-name="ce22" office:value-type="float" office:value="7720938" calcext:value-type="float">
            <text:p>7,720,938</text:p>
          </table:table-cell>
          <table:table-cell table:style-name="ce22" office:value-type="float" office:value="23069345" calcext:value-type="float">
            <text:p>23,069,345</text:p>
          </table:table-cell>
          <table:table-cell table:style-name="ce22" office:value-type="float" office:value="11627923" calcext:value-type="float">
            <text:p>11,627,923</text:p>
          </table:table-cell>
          <table:table-cell table:style-name="ce22" office:value-type="float" office:value="11441422" calcext:value-type="float">
            <text:p>11,441,422</text:p>
          </table:table-cell>
          <table:table-cell table:style-name="ce22" office:value-type="float" office:value="16157" calcext:value-type="float">
            <text:p>16,157</text:p>
          </table:table-cell>
          <table:table-cell table:style-name="ce38" office:value-type="float" office:value="8.52" calcext:value-type="float">
            <text:p>8.52</text:p>
          </table:table-cell>
          <table:table-cell table:style-name="ce22" office:value-type="float" office:value="12422" calcext:value-type="float">
            <text:p>12,422</text:p>
          </table:table-cell>
          <table:table-cell table:style-name="ce38" office:value-type="float" office:value="6.55" calcext:value-type="float">
            <text:p>6.55</text:p>
          </table:table-cell>
          <table:table-cell table:style-name="ce45" office:value-type="float" office:value="3735" calcext:value-type="float">
            <text:p>3,735</text:p>
          </table:table-cell>
          <table:table-cell table:style-name="ce38" office:value-type="float" office:value="1.97" calcext:value-type="float">
            <text:p>1.97</text:p>
          </table:table-cell>
          <table:table-cell table:style-name="ce22" office:value-type="float" office:value="8255" calcext:value-type="float">
            <text:p>8,255</text:p>
          </table:table-cell>
          <table:table-cell table:style-name="ce38" office:value-type="float" office:value="4.35" calcext:value-type="float">
            <text:p>4.35</text:p>
          </table:table-cell>
          <table:table-cell table:style-name="ce22" office:value-type="float" office:value="5445" calcext:value-type="float">
            <text:p>5,445</text:p>
          </table:table-cell>
          <table:table-cell table:style-name="ce38" office:value-type="float" office:value="2.87" calcext:value-type="float">
            <text:p>2.87</text:p>
          </table:table-cell>
          <table:table-cell table:style-name="ce56" office:value-type="float" office:value="499502" calcext:value-type="float">
            <text:p>499,502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7 月</text:p>
          </table:table-cell>
          <table:table-cell table:style-name="ce22" office:value-type="float" office:value="7735374" calcext:value-type="float">
            <text:p>7,735,374</text:p>
          </table:table-cell>
          <table:table-cell table:style-name="ce22" office:value-type="float" office:value="23077191" calcext:value-type="float">
            <text:p>23,077,191</text:p>
          </table:table-cell>
          <table:table-cell table:style-name="ce22" office:value-type="float" office:value="11629938" calcext:value-type="float">
            <text:p>11,629,938</text:p>
          </table:table-cell>
          <table:table-cell table:style-name="ce22" office:value-type="float" office:value="11447253" calcext:value-type="float">
            <text:p>11,447,253</text:p>
          </table:table-cell>
          <table:table-cell table:style-name="ce22" office:value-type="float" office:value="16297" calcext:value-type="float">
            <text:p>16,297</text:p>
          </table:table-cell>
          <table:table-cell table:style-name="ce38" office:value-type="float" office:value="8.32" calcext:value-type="float">
            <text:p>8.32</text:p>
          </table:table-cell>
          <table:table-cell table:style-name="ce22" office:value-type="float" office:value="11609" calcext:value-type="float">
            <text:p>11,609</text:p>
          </table:table-cell>
          <table:table-cell table:style-name="ce38" office:value-type="float" office:value="5.92" calcext:value-type="float">
            <text:p>5.92</text:p>
          </table:table-cell>
          <table:table-cell table:style-name="ce45" office:value-type="float" office:value="4688" calcext:value-type="float">
            <text:p>4,688</text:p>
          </table:table-cell>
          <table:table-cell table:style-name="ce38" office:value-type="float" office:value="2.39" calcext:value-type="float">
            <text:p>2.39</text:p>
          </table:table-cell>
          <table:table-cell table:style-name="ce22" office:value-type="float" office:value="6771" calcext:value-type="float">
            <text:p>6,771</text:p>
          </table:table-cell>
          <table:table-cell table:style-name="ce38" office:value-type="float" office:value="3.46" calcext:value-type="float">
            <text:p>3.46</text:p>
          </table:table-cell>
          <table:table-cell table:style-name="ce22" office:value-type="float" office:value="5322" calcext:value-type="float">
            <text:p>5,322</text:p>
          </table:table-cell>
          <table:table-cell table:style-name="ce38" office:value-type="float" office:value="2.72" calcext:value-type="float">
            <text:p>2.72</text:p>
          </table:table-cell>
          <table:table-cell table:style-name="ce56" office:value-type="float" office:value="500429" calcext:value-type="float">
            <text:p>500,429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8 月</text:p>
          </table:table-cell>
          <table:table-cell table:style-name="ce22" office:value-type="float" office:value="7753876" calcext:value-type="float">
            <text:p>7,753,876</text:p>
          </table:table-cell>
          <table:table-cell table:style-name="ce22" office:value-type="float" office:value="23082125" calcext:value-type="float">
            <text:p>23,082,125</text:p>
          </table:table-cell>
          <table:table-cell table:style-name="ce22" office:value-type="float" office:value="11630342" calcext:value-type="float">
            <text:p>11,630,342</text:p>
          </table:table-cell>
          <table:table-cell table:style-name="ce22" office:value-type="float" office:value="11451783" calcext:value-type="float">
            <text:p>11,451,783</text:p>
          </table:table-cell>
          <table:table-cell table:style-name="ce22" office:value-type="float" office:value="14699" calcext:value-type="float">
            <text:p>14,699</text:p>
          </table:table-cell>
          <table:table-cell table:style-name="ce38" office:value-type="float" office:value="7.5" calcext:value-type="float">
            <text:p>7.50</text:p>
          </table:table-cell>
          <table:table-cell table:style-name="ce22" office:value-type="float" office:value="11824" calcext:value-type="float">
            <text:p>11,824</text:p>
          </table:table-cell>
          <table:table-cell table:style-name="ce38" office:value-type="float" office:value="6.03" calcext:value-type="float">
            <text:p>6.03</text:p>
          </table:table-cell>
          <table:table-cell table:style-name="ce45" office:value-type="float" office:value="2875" calcext:value-type="float">
            <text:p>2,875</text:p>
          </table:table-cell>
          <table:table-cell table:style-name="ce38" office:value-type="float" office:value="1.47" calcext:value-type="float">
            <text:p>1.47</text:p>
          </table:table-cell>
          <table:table-cell table:style-name="ce22" office:value-type="float" office:value="6614" calcext:value-type="float">
            <text:p>6,614</text:p>
          </table:table-cell>
          <table:table-cell table:style-name="ce38" office:value-type="float" office:value="3.37" calcext:value-type="float">
            <text:p>3.37</text:p>
          </table:table-cell>
          <table:table-cell table:style-name="ce22" office:value-type="float" office:value="4658" calcext:value-type="float">
            <text:p>4,658</text:p>
          </table:table-cell>
          <table:table-cell table:style-name="ce38" office:value-type="float" office:value="2.38" calcext:value-type="float">
            <text:p>2.38</text:p>
          </table:table-cell>
          <table:table-cell table:style-name="ce56" office:value-type="float" office:value="501502" calcext:value-type="float">
            <text:p>501,502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9 月</text:p>
          </table:table-cell>
          <table:table-cell table:style-name="ce22" office:value-type="float" office:value="7777527" calcext:value-type="float">
            <text:p>7,777,527</text:p>
          </table:table-cell>
          <table:table-cell table:style-name="ce22" office:value-type="float" office:value="23086441" calcext:value-type="float">
            <text:p>23,086,441</text:p>
          </table:table-cell>
          <table:table-cell table:style-name="ce22" office:value-type="float" office:value="11630216" calcext:value-type="float">
            <text:p>11,630,216</text:p>
          </table:table-cell>
          <table:table-cell table:style-name="ce22" office:value-type="float" office:value="11456225" calcext:value-type="float">
            <text:p>11,456,225</text:p>
          </table:table-cell>
          <table:table-cell table:style-name="ce22" office:value-type="float" office:value="16170" calcext:value-type="float">
            <text:p>16,170</text:p>
          </table:table-cell>
          <table:table-cell table:style-name="ce38" office:value-type="float" office:value="8.52" calcext:value-type="float">
            <text:p>8.52</text:p>
          </table:table-cell>
          <table:table-cell table:style-name="ce22" office:value-type="float" office:value="11610" calcext:value-type="float">
            <text:p>11,610</text:p>
          </table:table-cell>
          <table:table-cell table:style-name="ce38" office:value-type="float" office:value="6.12" calcext:value-type="float">
            <text:p>6.12</text:p>
          </table:table-cell>
          <table:table-cell table:style-name="ce45" office:value-type="float" office:value="4560" calcext:value-type="float">
            <text:p>4,560</text:p>
          </table:table-cell>
          <table:table-cell table:style-name="ce38" office:value-type="float" office:value="2.4" calcext:value-type="float">
            <text:p>2.40</text:p>
          </table:table-cell>
          <table:table-cell table:style-name="ce22" office:value-type="float" office:value="6338" calcext:value-type="float">
            <text:p>6,338</text:p>
          </table:table-cell>
          <table:table-cell table:style-name="ce38" office:value-type="float" office:value="3.34" calcext:value-type="float">
            <text:p>3.34</text:p>
          </table:table-cell>
          <table:table-cell table:style-name="ce22" office:value-type="float" office:value="5248" calcext:value-type="float">
            <text:p>5,248</text:p>
          </table:table-cell>
          <table:table-cell table:style-name="ce38" office:value-type="float" office:value="2.77" calcext:value-type="float">
            <text:p>2.77</text:p>
          </table:table-cell>
          <table:table-cell table:style-name="ce56" office:value-type="float" office:value="502566" calcext:value-type="float">
            <text:p>502,566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0 月</text:p>
          </table:table-cell>
          <table:table-cell table:style-name="ce22" office:value-type="float" office:value="7785035" calcext:value-type="float">
            <text:p>7,785,035</text:p>
          </table:table-cell>
          <table:table-cell table:style-name="ce22" office:value-type="float" office:value="23098049" calcext:value-type="float">
            <text:p>23,098,049</text:p>
          </table:table-cell>
          <table:table-cell table:style-name="ce22" office:value-type="float" office:value="11632252" calcext:value-type="float">
            <text:p>11,632,252</text:p>
          </table:table-cell>
          <table:table-cell table:style-name="ce22" office:value-type="float" office:value="11465797" calcext:value-type="float">
            <text:p>11,465,797</text:p>
          </table:table-cell>
          <table:table-cell table:style-name="ce22" office:value-type="float" office:value="17574" calcext:value-type="float">
            <text:p>17,574</text:p>
          </table:table-cell>
          <table:table-cell table:style-name="ce38" office:value-type="float" office:value="8.96" calcext:value-type="float">
            <text:p>8.96</text:p>
          </table:table-cell>
          <table:table-cell table:style-name="ce22" office:value-type="float" office:value="11476" calcext:value-type="float">
            <text:p>11,476</text:p>
          </table:table-cell>
          <table:table-cell table:style-name="ce38" office:value-type="float" office:value="5.85" calcext:value-type="float">
            <text:p>5.85</text:p>
          </table:table-cell>
          <table:table-cell table:style-name="ce45" office:value-type="float" office:value="6098" calcext:value-type="float">
            <text:p>6,098</text:p>
          </table:table-cell>
          <table:table-cell table:style-name="ce38" office:value-type="float" office:value="3.11" calcext:value-type="float">
            <text:p>3.11</text:p>
          </table:table-cell>
          <table:table-cell table:style-name="ce22" office:value-type="float" office:value="11321" calcext:value-type="float">
            <text:p>11,321</text:p>
          </table:table-cell>
          <table:table-cell table:style-name="ce38" office:value-type="float" office:value="5.77" calcext:value-type="float">
            <text:p>5.77</text:p>
          </table:table-cell>
          <table:table-cell table:style-name="ce22" office:value-type="float" office:value="4805" calcext:value-type="float">
            <text:p>4,805</text:p>
          </table:table-cell>
          <table:table-cell table:style-name="ce38" office:value-type="float" office:value="2.45" calcext:value-type="float">
            <text:p>2.45</text:p>
          </table:table-cell>
          <table:table-cell table:style-name="ce56" office:value-type="float" office:value="503259" calcext:value-type="float">
            <text:p>503,259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1 月</text:p>
          </table:table-cell>
          <table:table-cell table:style-name="ce22" office:value-type="float" office:value="7794786" calcext:value-type="float">
            <text:p>7,794,786</text:p>
          </table:table-cell>
          <table:table-cell table:style-name="ce22" office:value-type="float" office:value="23109141" calcext:value-type="float">
            <text:p>23,109,141</text:p>
          </table:table-cell>
          <table:table-cell table:style-name="ce22" office:value-type="float" office:value="11634622" calcext:value-type="float">
            <text:p>11,634,622</text:p>
          </table:table-cell>
          <table:table-cell table:style-name="ce22" office:value-type="float" office:value="11474519" calcext:value-type="float">
            <text:p>11,474,519</text:p>
          </table:table-cell>
          <table:table-cell table:style-name="ce22" office:value-type="float" office:value="17556" calcext:value-type="float">
            <text:p>17,556</text:p>
          </table:table-cell>
          <table:table-cell table:style-name="ce38" office:value-type="float" office:value="9.25" calcext:value-type="float">
            <text:p>9.25</text:p>
          </table:table-cell>
          <table:table-cell table:style-name="ce22" office:value-type="float" office:value="11450" calcext:value-type="float">
            <text:p>11,450</text:p>
          </table:table-cell>
          <table:table-cell table:style-name="ce38" office:value-type="float" office:value="6.03" calcext:value-type="float">
            <text:p>6.03</text:p>
          </table:table-cell>
          <table:table-cell table:style-name="ce45" office:value-type="float" office:value="6106" calcext:value-type="float">
            <text:p>6,106</text:p>
          </table:table-cell>
          <table:table-cell table:style-name="ce38" office:value-type="float" office:value="3.22" calcext:value-type="float">
            <text:p>3.22</text:p>
          </table:table-cell>
          <table:table-cell table:style-name="ce22" office:value-type="float" office:value="10188" calcext:value-type="float">
            <text:p>10,188</text:p>
          </table:table-cell>
          <table:table-cell table:style-name="ce38" office:value-type="float" office:value="5.37" calcext:value-type="float">
            <text:p>5.37</text:p>
          </table:table-cell>
          <table:table-cell table:style-name="ce22" office:value-type="float" office:value="4701" calcext:value-type="float">
            <text:p>4,701</text:p>
          </table:table-cell>
          <table:table-cell table:style-name="ce38" office:value-type="float" office:value="2.48" calcext:value-type="float">
            <text:p>2.48</text:p>
          </table:table-cell>
          <table:table-cell table:style-name="ce56" office:value-type="float" office:value="503867" calcext:value-type="float">
            <text:p>503,867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2 月</text:p>
          </table:table-cell>
          <table:table-cell table:style-name="ce22" office:value-type="float" office:value="7805834" calcext:value-type="float">
            <text:p>7,805,834</text:p>
          </table:table-cell>
          <table:table-cell table:style-name="ce22" office:value-type="float" office:value="23119772" calcext:value-type="float">
            <text:p>23,119,772</text:p>
          </table:table-cell>
          <table:table-cell table:style-name="ce22" office:value-type="float" office:value="11636734" calcext:value-type="float">
            <text:p>11,636,734</text:p>
          </table:table-cell>
          <table:table-cell table:style-name="ce22" office:value-type="float" office:value="11483038" calcext:value-type="float">
            <text:p>11,483,038</text:p>
          </table:table-cell>
          <table:table-cell table:style-name="ce22" office:value-type="float" office:value="18213" calcext:value-type="float">
            <text:p>18,213</text:p>
          </table:table-cell>
          <table:table-cell table:style-name="ce38" office:value-type="float" office:value="9.28" calcext:value-type="float">
            <text:p>9.28</text:p>
          </table:table-cell>
          <table:table-cell table:style-name="ce22" office:value-type="float" office:value="12710" calcext:value-type="float">
            <text:p>12,710</text:p>
          </table:table-cell>
          <table:table-cell table:style-name="ce38" office:value-type="float" office:value="6.47" calcext:value-type="float">
            <text:p>6.47</text:p>
          </table:table-cell>
          <table:table-cell table:style-name="ce45" office:value-type="float" office:value="5503" calcext:value-type="float">
            <text:p>5,503</text:p>
          </table:table-cell>
          <table:table-cell table:style-name="ce38" office:value-type="float" office:value="2.8" calcext:value-type="float">
            <text:p>2.80</text:p>
          </table:table-cell>
          <table:table-cell table:style-name="ce22" office:value-type="float" office:value="13946" calcext:value-type="float">
            <text:p>13,946</text:p>
          </table:table-cell>
          <table:table-cell table:style-name="ce38" office:value-type="float" office:value="7.1" calcext:value-type="float">
            <text:p>7.10</text:p>
          </table:table-cell>
          <table:table-cell table:style-name="ce22" office:value-type="float" office:value="5022" calcext:value-type="float">
            <text:p>5,022</text:p>
          </table:table-cell>
          <table:table-cell table:style-name="ce38" office:value-type="float" office:value="2.56" calcext:value-type="float">
            <text:p>2.56</text:p>
          </table:table-cell>
          <table:table-cell table:style-name="ce56" office:value-type="float" office:value="504531" calcext:value-type="float">
            <text:p>504,531</text:p>
          </table:table-cell>
          <table:table-cell table:style-name="ce62" table:number-columns-repeated="1008"/>
        </table:table-row>
        <table:table-row table:style-name="ro8">
          <table:table-cell table:style-name="ce10" office:value-type="string" calcext:value-type="string">
            <text:p>99年1~9月</text:p>
          </table:table-cell>
          <table:table-cell table:style-name="ce20" office:value-type="float" office:value="7918304" calcext:value-type="float">
            <text:p>7,918,304</text:p>
          </table:table-cell>
          <table:table-cell table:style-name="ce20" office:value-type="float" office:value="23146090" calcext:value-type="float">
            <text:p>23,146,090</text:p>
          </table:table-cell>
          <table:table-cell table:style-name="ce20" office:value-type="float" office:value="11633260" calcext:value-type="float">
            <text:p>11,633,260</text:p>
          </table:table-cell>
          <table:table-cell table:style-name="ce20" office:value-type="float" office:value="11512830" calcext:value-type="float">
            <text:p>11,512,830</text:p>
          </table:table-cell>
          <table:table-cell table:style-name="ce20" office:value-type="float" office:value="122778" calcext:value-type="float">
            <text:p>122,778</text:p>
          </table:table-cell>
          <table:table-cell table:style-name="ce36" office:value-type="float" office:value="7.1" calcext:value-type="float">
            <text:p>7.10</text:p>
          </table:table-cell>
          <table:table-cell table:style-name="ce20" office:value-type="float" office:value="108972" calcext:value-type="float">
            <text:p>108,972</text:p>
          </table:table-cell>
          <table:table-cell table:style-name="ce36" office:value-type="float" office:value="6.3" calcext:value-type="float">
            <text:p>6.30</text:p>
          </table:table-cell>
          <table:table-cell table:style-name="ce43" office:value-type="float" office:value="13806" calcext:value-type="float">
            <text:p>13,806</text:p>
          </table:table-cell>
          <table:table-cell table:style-name="ce36" office:value-type="float" office:value="0.8" calcext:value-type="float">
            <text:p>0.80</text:p>
          </table:table-cell>
          <table:table-cell table:style-name="ce20" office:value-type="float" office:value="99213" calcext:value-type="float">
            <text:p>99,213</text:p>
          </table:table-cell>
          <table:table-cell table:style-name="ce36" office:value-type="float" office:value="5.73" calcext:value-type="float">
            <text:p>5.73</text:p>
          </table:table-cell>
          <table:table-cell table:style-name="ce20" office:value-type="float" office:value="43579" calcext:value-type="float">
            <text:p>43,579</text:p>
          </table:table-cell>
          <table:table-cell table:style-name="ce36" office:value-type="float" office:value="2.52" calcext:value-type="float">
            <text:p>2.52</text:p>
          </table:table-cell>
          <table:table-cell table:style-name="ce54" office:value-type="float" office:value="510997" calcext:value-type="float">
            <text:p>510,997</text:p>
          </table:table-cell>
          <table:table-cell table:style-name="ce61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2" office:value-type="float" office:value="7813696" calcext:value-type="float">
            <text:p>7,813,696</text:p>
          </table:table-cell>
          <table:table-cell table:style-name="ce22" office:value-type="float" office:value="23124514" calcext:value-type="float">
            <text:p>23,124,514</text:p>
          </table:table-cell>
          <table:table-cell table:style-name="ce22" office:value-type="float" office:value="11637227" calcext:value-type="float">
            <text:p>11,637,227</text:p>
          </table:table-cell>
          <table:table-cell table:style-name="ce22" office:value-type="float" office:value="11487287" calcext:value-type="float">
            <text:p>11,487,287</text:p>
          </table:table-cell>
          <table:table-cell table:style-name="ce22" office:value-type="float" office:value="15603" calcext:value-type="float">
            <text:p>15,603</text:p>
          </table:table-cell>
          <table:table-cell table:style-name="ce38" office:value-type="float" office:value="7.95" calcext:value-type="float">
            <text:p>7.95</text:p>
          </table:table-cell>
          <table:table-cell table:style-name="ce22" office:value-type="float" office:value="12496" calcext:value-type="float">
            <text:p>12,496</text:p>
          </table:table-cell>
          <table:table-cell table:style-name="ce38" office:value-type="float" office:value="6.36" calcext:value-type="float">
            <text:p>6.36</text:p>
          </table:table-cell>
          <table:table-cell table:style-name="ce45" office:value-type="float" office:value="3107" calcext:value-type="float">
            <text:p>3,107</text:p>
          </table:table-cell>
          <table:table-cell table:style-name="ce38" office:value-type="float" office:value="1.58" calcext:value-type="float">
            <text:p>1.58</text:p>
          </table:table-cell>
          <table:table-cell table:style-name="ce22" office:value-type="float" office:value="14345" calcext:value-type="float">
            <text:p>14,345</text:p>
          </table:table-cell>
          <table:table-cell table:style-name="ce38" office:value-type="float" office:value="7.3" calcext:value-type="float">
            <text:p>7.30</text:p>
          </table:table-cell>
          <table:table-cell table:style-name="ce22" office:value-type="float" office:value="4320" calcext:value-type="float">
            <text:p>4,320</text:p>
          </table:table-cell>
          <table:table-cell table:style-name="ce38" office:value-type="float" office:value="2.2" calcext:value-type="float">
            <text:p>2.20</text:p>
          </table:table-cell>
          <table:table-cell table:style-name="ce56" office:value-type="float" office:value="505159" calcext:value-type="float">
            <text:p>505,159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819420" calcext:value-type="float">
            <text:p>7,819,420</text:p>
          </table:table-cell>
          <table:table-cell table:style-name="ce22" office:value-type="float" office:value="23127845" calcext:value-type="float">
            <text:p>23,127,845</text:p>
          </table:table-cell>
          <table:table-cell table:style-name="ce22" office:value-type="float" office:value="11636930" calcext:value-type="float">
            <text:p>11,636,930</text:p>
          </table:table-cell>
          <table:table-cell table:style-name="ce22" office:value-type="float" office:value="11490915" calcext:value-type="float">
            <text:p>11,490,915</text:p>
          </table:table-cell>
          <table:table-cell table:style-name="ce22" office:value-type="float" office:value="12364" calcext:value-type="float">
            <text:p>12,364</text:p>
          </table:table-cell>
          <table:table-cell table:style-name="ce38" office:value-type="float" office:value="6.97" calcext:value-type="float">
            <text:p>6.97</text:p>
          </table:table-cell>
          <table:table-cell table:style-name="ce22" office:value-type="float" office:value="11150" calcext:value-type="float">
            <text:p>11,150</text:p>
          </table:table-cell>
          <table:table-cell table:style-name="ce38" office:value-type="float" office:value="6.29" calcext:value-type="float">
            <text:p>6.29</text:p>
          </table:table-cell>
          <table:table-cell table:style-name="ce45" office:value-type="float" office:value="1214" calcext:value-type="float">
            <text:p>1,214</text:p>
          </table:table-cell>
          <table:table-cell table:style-name="ce38" office:value-type="float" office:value="0.68" calcext:value-type="float">
            <text:p>0.68</text:p>
          </table:table-cell>
          <table:table-cell table:style-name="ce22" office:value-type="float" office:value="9034" calcext:value-type="float">
            <text:p>9,034</text:p>
          </table:table-cell>
          <table:table-cell table:style-name="ce38" office:value-type="float" office:value="5.09" calcext:value-type="float">
            <text:p>5.09</text:p>
          </table:table-cell>
          <table:table-cell table:style-name="ce22" office:value-type="float" office:value="3521" calcext:value-type="float">
            <text:p>3,521</text:p>
          </table:table-cell>
          <table:table-cell table:style-name="ce38" office:value-type="float" office:value="1.98" calcext:value-type="float">
            <text:p>1.98</text:p>
          </table:table-cell>
          <table:table-cell table:style-name="ce56" office:value-type="float" office:value="505742" calcext:value-type="float">
            <text:p>505,742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835375" calcext:value-type="float">
            <text:p>7,835,375</text:p>
          </table:table-cell>
          <table:table-cell table:style-name="ce22" office:value-type="float" office:value="23131093" calcext:value-type="float">
            <text:p>23,131,093</text:p>
          </table:table-cell>
          <table:table-cell table:style-name="ce22" office:value-type="float" office:value="11636573" calcext:value-type="float">
            <text:p>11,636,573</text:p>
          </table:table-cell>
          <table:table-cell table:style-name="ce22" office:value-type="float" office:value="11494520" calcext:value-type="float">
            <text:p>11,494,520</text:p>
          </table:table-cell>
          <table:table-cell table:style-name="ce22" office:value-type="float" office:value="15750" calcext:value-type="float">
            <text:p>15,750</text:p>
          </table:table-cell>
          <table:table-cell table:style-name="ce38" office:value-type="float" office:value="8.02" calcext:value-type="float">
            <text:p>8.02</text:p>
          </table:table-cell>
          <table:table-cell table:style-name="ce22" office:value-type="float" office:value="13943" calcext:value-type="float">
            <text:p>13,943</text:p>
          </table:table-cell>
          <table:table-cell table:style-name="ce38" office:value-type="float" office:value="7.1" calcext:value-type="float">
            <text:p>7.10</text:p>
          </table:table-cell>
          <table:table-cell table:style-name="ce45" office:value-type="float" office:value="1807" calcext:value-type="float">
            <text:p>1,807</text:p>
          </table:table-cell>
          <table:table-cell table:style-name="ce38" office:value-type="float" office:value="0.92" calcext:value-type="float">
            <text:p>0.92</text:p>
          </table:table-cell>
          <table:table-cell table:style-name="ce22" office:value-type="float" office:value="11425" calcext:value-type="float">
            <text:p>11,425</text:p>
          </table:table-cell>
          <table:table-cell table:style-name="ce38" office:value-type="float" office:value="5.82" calcext:value-type="float">
            <text:p>5.82</text:p>
          </table:table-cell>
          <table:table-cell table:style-name="ce22" office:value-type="float" office:value="5565" calcext:value-type="float">
            <text:p>5,565</text:p>
          </table:table-cell>
          <table:table-cell table:style-name="ce38" office:value-type="float" office:value="2.83" calcext:value-type="float">
            <text:p>2.83</text:p>
          </table:table-cell>
          <table:table-cell table:style-name="ce56" office:value-type="float" office:value="506494" calcext:value-type="float">
            <text:p>506,494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2" office:value-type="float" office:value="7848068" calcext:value-type="float">
            <text:p>7,848,068</text:p>
          </table:table-cell>
          <table:table-cell table:style-name="ce22" office:value-type="float" office:value="23133074" calcext:value-type="float">
            <text:p>23,133,074</text:p>
          </table:table-cell>
          <table:table-cell table:style-name="ce22" office:value-type="float" office:value="11635562" calcext:value-type="float">
            <text:p>11,635,562</text:p>
          </table:table-cell>
          <table:table-cell table:style-name="ce22" office:value-type="float" office:value="11497512" calcext:value-type="float">
            <text:p>11,497,512</text:p>
          </table:table-cell>
          <table:table-cell table:style-name="ce22" office:value-type="float" office:value="13371" calcext:value-type="float">
            <text:p>13,371</text:p>
          </table:table-cell>
          <table:table-cell table:style-name="ce38" office:value-type="float" office:value="7.03" calcext:value-type="float">
            <text:p>7.03</text:p>
          </table:table-cell>
          <table:table-cell table:style-name="ce22" office:value-type="float" office:value="12125" calcext:value-type="float">
            <text:p>12,125</text:p>
          </table:table-cell>
          <table:table-cell table:style-name="ce38" office:value-type="float" office:value="6.38" calcext:value-type="float">
            <text:p>6.38</text:p>
          </table:table-cell>
          <table:table-cell table:style-name="ce45" office:value-type="float" office:value="1246" calcext:value-type="float">
            <text:p>1,246</text:p>
          </table:table-cell>
          <table:table-cell table:style-name="ce38" office:value-type="float" office:value="0.66" calcext:value-type="float">
            <text:p>0.66</text:p>
          </table:table-cell>
          <table:table-cell table:style-name="ce22" office:value-type="float" office:value="12217" calcext:value-type="float">
            <text:p>12,217</text:p>
          </table:table-cell>
          <table:table-cell table:style-name="ce38" office:value-type="float" office:value="6.43" calcext:value-type="float">
            <text:p>6.43</text:p>
          </table:table-cell>
          <table:table-cell table:style-name="ce22" office:value-type="float" office:value="4882" calcext:value-type="float">
            <text:p>4,882</text:p>
          </table:table-cell>
          <table:table-cell table:style-name="ce38" office:value-type="float" office:value="2.57" calcext:value-type="float">
            <text:p>2.57</text:p>
          </table:table-cell>
          <table:table-cell table:style-name="ce56" office:value-type="float" office:value="507071" calcext:value-type="float">
            <text:p>507,071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860131" calcext:value-type="float">
            <text:p>7,860,131</text:p>
          </table:table-cell>
          <table:table-cell table:style-name="ce22" office:value-type="float" office:value="23135715" calcext:value-type="float">
            <text:p>23,135,715</text:p>
          </table:table-cell>
          <table:table-cell table:style-name="ce22" office:value-type="float" office:value="11635040" calcext:value-type="float">
            <text:p>11,635,040</text:p>
          </table:table-cell>
          <table:table-cell table:style-name="ce22" office:value-type="float" office:value="11500675" calcext:value-type="float">
            <text:p>11,500,675</text:p>
          </table:table-cell>
          <table:table-cell table:style-name="ce22" office:value-type="float" office:value="12902" calcext:value-type="float">
            <text:p>12,902</text:p>
          </table:table-cell>
          <table:table-cell table:style-name="ce38" office:value-type="float" office:value="6.57" calcext:value-type="float">
            <text:p>6.57</text:p>
          </table:table-cell>
          <table:table-cell table:style-name="ce22" office:value-type="float" office:value="11379" calcext:value-type="float">
            <text:p>11,379</text:p>
          </table:table-cell>
          <table:table-cell table:style-name="ce38" office:value-type="float" office:value="5.79" calcext:value-type="float">
            <text:p>5.79</text:p>
          </table:table-cell>
          <table:table-cell table:style-name="ce45" office:value-type="float" office:value="1523" calcext:value-type="float">
            <text:p>1,523</text:p>
          </table:table-cell>
          <table:table-cell table:style-name="ce38" office:value-type="float" office:value="0.78" calcext:value-type="float">
            <text:p>0.78</text:p>
          </table:table-cell>
          <table:table-cell table:style-name="ce22" office:value-type="float" office:value="12501" calcext:value-type="float">
            <text:p>12,501</text:p>
          </table:table-cell>
          <table:table-cell table:style-name="ce38" office:value-type="float" office:value="6.36" calcext:value-type="float">
            <text:p>6.36</text:p>
          </table:table-cell>
          <table:table-cell table:style-name="ce22" office:value-type="float" office:value="4992" calcext:value-type="float">
            <text:p>4,992</text:p>
          </table:table-cell>
          <table:table-cell table:style-name="ce38" office:value-type="float" office:value="2.54" calcext:value-type="float">
            <text:p>2.54</text:p>
          </table:table-cell>
          <table:table-cell table:style-name="ce56" office:value-type="float" office:value="507690" calcext:value-type="float">
            <text:p>507,690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2" office:value-type="float" office:value="7875068" calcext:value-type="float">
            <text:p>7,875,068</text:p>
          </table:table-cell>
          <table:table-cell table:style-name="ce22" office:value-type="float" office:value="23138381" calcext:value-type="float">
            <text:p>23,138,381</text:p>
          </table:table-cell>
          <table:table-cell table:style-name="ce22" office:value-type="float" office:value="11634792" calcext:value-type="float">
            <text:p>11,634,792</text:p>
          </table:table-cell>
          <table:table-cell table:style-name="ce22" office:value-type="float" office:value="11503589" calcext:value-type="float">
            <text:p>11,503,589</text:p>
          </table:table-cell>
          <table:table-cell table:style-name="ce22" office:value-type="float" office:value="12722" calcext:value-type="float">
            <text:p>12,722</text:p>
          </table:table-cell>
          <table:table-cell table:style-name="ce38" office:value-type="float" office:value="6.69" calcext:value-type="float">
            <text:p>6.69</text:p>
          </table:table-cell>
          <table:table-cell table:style-name="ce22" office:value-type="float" office:value="11714" calcext:value-type="float">
            <text:p>11,714</text:p>
          </table:table-cell>
          <table:table-cell table:style-name="ce38" office:value-type="float" office:value="6.16" calcext:value-type="float">
            <text:p>6.16</text:p>
          </table:table-cell>
          <table:table-cell table:style-name="ce45" office:value-type="float" office:value="1008" calcext:value-type="float">
            <text:p>1,008</text:p>
          </table:table-cell>
          <table:table-cell table:style-name="ce38" office:value-type="float" office:value="0.53" calcext:value-type="float">
            <text:p>0.53</text:p>
          </table:table-cell>
          <table:table-cell table:style-name="ce22" office:value-type="float" office:value="9224" calcext:value-type="float">
            <text:p>9,224</text:p>
          </table:table-cell>
          <table:table-cell table:style-name="ce38" office:value-type="float" office:value="4.85" calcext:value-type="float">
            <text:p>4.85</text:p>
          </table:table-cell>
          <table:table-cell table:style-name="ce22" office:value-type="float" office:value="4892" calcext:value-type="float">
            <text:p>4,892</text:p>
          </table:table-cell>
          <table:table-cell table:style-name="ce38" office:value-type="float" office:value="2.57" calcext:value-type="float">
            <text:p>2.57</text:p>
          </table:table-cell>
          <table:table-cell table:style-name="ce56" office:value-type="float" office:value="508380" calcext:value-type="float">
            <text:p>508,380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2" office:value-type="float" office:value="7886689" calcext:value-type="float">
            <text:p>7,886,689</text:p>
          </table:table-cell>
          <table:table-cell table:style-name="ce22" office:value-type="float" office:value="23142460" calcext:value-type="float">
            <text:p>23,142,460</text:p>
          </table:table-cell>
          <table:table-cell table:style-name="ce22" office:value-type="float" office:value="11634623" calcext:value-type="float">
            <text:p>11,634,623</text:p>
          </table:table-cell>
          <table:table-cell table:style-name="ce22" office:value-type="float" office:value="11507837" calcext:value-type="float">
            <text:p>11,507,837</text:p>
          </table:table-cell>
          <table:table-cell table:style-name="ce22" office:value-type="float" office:value="12668" calcext:value-type="float">
            <text:p>12,668</text:p>
          </table:table-cell>
          <table:table-cell table:style-name="ce38" office:value-type="float" office:value="6.45" calcext:value-type="float">
            <text:p>6.45</text:p>
          </table:table-cell>
          <table:table-cell table:style-name="ce22" office:value-type="float" office:value="12259" calcext:value-type="float">
            <text:p>12,259</text:p>
          </table:table-cell>
          <table:table-cell table:style-name="ce38" office:value-type="float" office:value="6.24" calcext:value-type="float">
            <text:p>6.24</text:p>
          </table:table-cell>
          <table:table-cell table:style-name="ce45" office:value-type="float" office:value="409" calcext:value-type="float">
            <text:p>409</text:p>
          </table:table-cell>
          <table:table-cell table:style-name="ce38" office:value-type="float" office:value="0.21" calcext:value-type="float">
            <text:p>0.21</text:p>
          </table:table-cell>
          <table:table-cell table:style-name="ce22" office:value-type="float" office:value="9177" calcext:value-type="float">
            <text:p>9,177</text:p>
          </table:table-cell>
          <table:table-cell table:style-name="ce38" office:value-type="float" office:value="4.67" calcext:value-type="float">
            <text:p>4.67</text:p>
          </table:table-cell>
          <table:table-cell table:style-name="ce22" office:value-type="float" office:value="5163" calcext:value-type="float">
            <text:p>5,163</text:p>
          </table:table-cell>
          <table:table-cell table:style-name="ce38" office:value-type="float" office:value="2.63" calcext:value-type="float">
            <text:p>2.63</text:p>
          </table:table-cell>
          <table:table-cell table:style-name="ce56" office:value-type="float" office:value="509148" calcext:value-type="float">
            <text:p>509,148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2" office:value-type="float" office:value="7900989" calcext:value-type="float">
            <text:p>7,900,989</text:p>
          </table:table-cell>
          <table:table-cell table:style-name="ce22" office:value-type="float" office:value="23145020" calcext:value-type="float">
            <text:p>23,145,020</text:p>
          </table:table-cell>
          <table:table-cell table:style-name="ce22" office:value-type="float" office:value="11634150" calcext:value-type="float">
            <text:p>11,634,150</text:p>
          </table:table-cell>
          <table:table-cell table:style-name="ce22" office:value-type="float" office:value="11510870" calcext:value-type="float">
            <text:p>11,510,870</text:p>
          </table:table-cell>
          <table:table-cell table:style-name="ce22" office:value-type="float" office:value="13761" calcext:value-type="float">
            <text:p>13,761</text:p>
          </table:table-cell>
          <table:table-cell table:style-name="ce38" office:value-type="float" office:value="7" calcext:value-type="float">
            <text:p>7.00</text:p>
          </table:table-cell>
          <table:table-cell table:style-name="ce22" office:value-type="float" office:value="12184" calcext:value-type="float">
            <text:p>12,184</text:p>
          </table:table-cell>
          <table:table-cell table:style-name="ce38" office:value-type="float" office:value="6.2" calcext:value-type="float">
            <text:p>6.20</text:p>
          </table:table-cell>
          <table:table-cell table:style-name="ce45" office:value-type="float" office:value="1577" calcext:value-type="float">
            <text:p>1,577</text:p>
          </table:table-cell>
          <table:table-cell table:style-name="ce38" office:value-type="float" office:value="0.8" calcext:value-type="float">
            <text:p>0.80</text:p>
          </table:table-cell>
          <table:table-cell table:style-name="ce22" office:value-type="float" office:value="5447" calcext:value-type="float">
            <text:p>5,447</text:p>
          </table:table-cell>
          <table:table-cell table:style-name="ce38" office:value-type="float" office:value="2.77" calcext:value-type="float">
            <text:p>2.77</text:p>
          </table:table-cell>
          <table:table-cell table:style-name="ce22" office:value-type="float" office:value="5339" calcext:value-type="float">
            <text:p>5,339</text:p>
          </table:table-cell>
          <table:table-cell table:style-name="ce38" office:value-type="float" office:value="2.72" calcext:value-type="float">
            <text:p>2.72</text:p>
          </table:table-cell>
          <table:table-cell table:style-name="ce56" office:value-type="float" office:value="510203" calcext:value-type="float">
            <text:p>510,203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9 月</text:p>
          </table:table-cell>
          <table:table-cell table:style-name="ce22" office:value-type="float" office:value="7918304" calcext:value-type="float">
            <text:p>7,918,304</text:p>
          </table:table-cell>
          <table:table-cell table:style-name="ce22" office:value-type="float" office:value="23146090" calcext:value-type="float">
            <text:p>23,146,090</text:p>
          </table:table-cell>
          <table:table-cell table:style-name="ce22" office:value-type="float" office:value="11633260" calcext:value-type="float">
            <text:p>11,633,260</text:p>
          </table:table-cell>
          <table:table-cell table:style-name="ce22" office:value-type="float" office:value="11512830" calcext:value-type="float">
            <text:p>11,512,830</text:p>
          </table:table-cell>
          <table:table-cell table:style-name="ce22" office:value-type="float" office:value="13637" calcext:value-type="float">
            <text:p>13,637</text:p>
          </table:table-cell>
          <table:table-cell table:style-name="ce38" office:value-type="float" office:value="7.17" calcext:value-type="float">
            <text:p>7.17</text:p>
          </table:table-cell>
          <table:table-cell table:style-name="ce22" office:value-type="float" office:value="11722" calcext:value-type="float">
            <text:p>11,722</text:p>
          </table:table-cell>
          <table:table-cell table:style-name="ce38" office:value-type="float" office:value="6.16" calcext:value-type="float">
            <text:p>6.16</text:p>
          </table:table-cell>
          <table:table-cell table:style-name="ce45" office:value-type="float" office:value="1915" calcext:value-type="float">
            <text:p>1,915</text:p>
          </table:table-cell>
          <table:table-cell table:style-name="ce38" office:value-type="float" office:value="1.01" calcext:value-type="float">
            <text:p>1.01</text:p>
          </table:table-cell>
          <table:table-cell table:style-name="ce22" office:value-type="float" office:value="15843" calcext:value-type="float">
            <text:p>15,843</text:p>
          </table:table-cell>
          <table:table-cell table:style-name="ce38" office:value-type="float" office:value="8.33" calcext:value-type="float">
            <text:p>8.33</text:p>
          </table:table-cell>
          <table:table-cell table:style-name="ce22" office:value-type="float" office:value="4905" calcext:value-type="float">
            <text:p>4,905</text:p>
          </table:table-cell>
          <table:table-cell table:style-name="ce38" office:value-type="float" office:value="2.58" calcext:value-type="float">
            <text:p>2.58</text:p>
          </table:table-cell>
          <table:table-cell table:style-name="ce56" office:value-type="float" office:value="510997" calcext:value-type="float">
            <text:p>510,997</text:p>
          </table:table-cell>
          <table:table-cell table:style-name="ce62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3" office:value-type="float" office:value="1.81" calcext:value-type="float">
            <text:p>1.81</text:p>
          </table:table-cell>
          <table:table-cell table:style-name="ce23" office:value-type="float" office:value="0.26" calcext:value-type="float">
            <text:p>0.26</text:p>
          </table:table-cell>
          <table:table-cell table:style-name="ce23" office:value-type="float" office:value="0.03" calcext:value-type="float">
            <text:p>0.03</text:p>
          </table:table-cell>
          <table:table-cell table:style-name="ce23" office:value-type="float" office:value="0.49" calcext:value-type="float">
            <text:p>0.49</text:p>
          </table:table-cell>
          <table:table-cell table:style-name="ce23" office:value-type="float" office:value="-15.66" calcext:value-type="float">
            <text:p>－ <text:s text:c="2"/>15.66</text:p>
          </table:table-cell>
          <table:table-cell table:style-name="ce23" office:value-type="float" office:value="-1.35" calcext:value-type="float">
            <text:p>－ <text:s text:c="2"/>1.35</text:p>
          </table:table-cell>
          <table:table-cell table:style-name="ce23" office:value-type="float" office:value="0.96" calcext:value-type="float">
            <text:p>0.96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-58" calcext:value-type="float">
            <text:p>－ <text:s text:c="2"/>58.00</text:p>
          </table:table-cell>
          <table:table-cell table:style-name="ce23" office:value-type="float" office:value="-1.39" calcext:value-type="float">
            <text:p>－ <text:s text:c="2"/>1.39</text:p>
          </table:table-cell>
          <table:table-cell table:style-name="ce23" office:value-type="float" office:value="149.97" calcext:value-type="float">
            <text:p>149.97</text:p>
          </table:table-cell>
          <table:table-cell table:style-name="ce23" office:value-type="float" office:value="4.99" calcext:value-type="float">
            <text:p>4.99</text:p>
          </table:table-cell>
          <table:table-cell table:style-name="ce23" office:value-type="float" office:value="-6.54" calcext:value-type="float">
            <text:p>－ <text:s text:c="2"/>6.54</text:p>
          </table:table-cell>
          <table:table-cell table:style-name="ce23" office:value-type="float" office:value="-0.19" calcext:value-type="float">
            <text:p>－ <text:s text:c="2"/>0.19</text:p>
          </table:table-cell>
          <table:table-cell table:style-name="ce57" office:value-type="float" office:value="1.68" calcext:value-type="float">
            <text:p>1.68</text:p>
          </table:table-cell>
          <table:table-cell table:style-name="ce61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4" office:value-type="float" office:value="0.22" calcext:value-type="float">
            <text:p>0.22</text:p>
          </table:table-cell>
          <table:table-cell table:style-name="ce29" office:value-type="string" calcext:value-type="string">
            <text:p>0.00</text:p>
          </table:table-cell>
          <table:table-cell table:style-name="ce24" office:value-type="float" office:value="-0.01" calcext:value-type="float">
            <text:p>－ <text:s text:c="2"/>0.01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-0.9" calcext:value-type="float">
            <text:p>－ <text:s text:c="2"/>0.90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-3.79" calcext:value-type="float">
            <text:p>－ <text:s text:c="2"/>3.79</text:p>
          </table:table-cell>
          <table:table-cell table:style-name="ce24" office:value-type="float" office:value="-0.04" calcext:value-type="float">
            <text:p>－ <text:s text:c="2"/>0.04</text:p>
          </table:table-cell>
          <table:table-cell table:style-name="ce24" office:value-type="float" office:value="21.43" calcext:value-type="float">
            <text:p>21.43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90.86" calcext:value-type="float">
            <text:p>190.86</text:p>
          </table:table-cell>
          <table:table-cell table:style-name="ce24" office:value-type="float" office:value="5.56" calcext:value-type="float">
            <text:p>5.56</text:p>
          </table:table-cell>
          <table:table-cell table:style-name="ce24" office:value-type="float" office:value="-8.13" calcext:value-type="float">
            <text:p>－ <text:s text:c="2"/>8.13</text:p>
          </table:table-cell>
          <table:table-cell table:style-name="ce24" office:value-type="float" office:value="-0.14" calcext:value-type="float">
            <text:p>－ <text:s text:c="2"/>0.14</text:p>
          </table:table-cell>
          <table:table-cell table:style-name="ce58" office:value-type="float" office:value="0.16" calcext:value-type="float">
            <text:p>0.16</text:p>
          </table:table-cell>
          <table:table-cell table:style-name="ce61" table:number-columns-repeated="1008"/>
        </table:table-row>
        <table:table-row table:style-name="ro8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5" table:number-columns-repeated="6"/>
          <table:table-cell/>
          <table:table-cell table:style-name="ce40"/>
          <table:table-cell table:style-name="ce47"/>
          <table:table-cell table:number-columns-repeated="2"/>
          <table:table-cell table:style-name="ce40"/>
          <table:table-cell table:style-name="ce47"/>
          <table:table-cell/>
          <table:table-cell table:style-name="ce47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59"/>
          <table:table-cell table:number-columns-repeated="100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3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86"/>
          <table:table-cell table:number-columns-repeated="1010"/>
        </table:table-row>
        <table:table-row table:style-name="ro13">
          <table:table-cell table:style-name="ce14" office:value-type="string" calcext:value-type="string" table:number-columns-spanned="16" table:number-rows-spanned="1">
            <text:p>民 國 99 年 9 月 戶 口 統 計 速 報 表 (續)</text:p>
          </table:table-cell>
          <table:covered-table-cell table:number-columns-repeated="10" table:style-name="ce14"/>
          <table:covered-table-cell table:style-name="ce84"/>
          <table:covered-table-cell table:style-name="ce14"/>
          <table:covered-table-cell table:style-name="ce61"/>
          <table:covered-table-cell table:style-name="ce14"/>
          <table:covered-table-cell table:style-name="ce61"/>
          <table:table-cell table:number-columns-repeated="1008"/>
        </table:table-row>
        <table:table-row table:style-name="ro14">
          <table:table-cell table:style-name="ce63"/>
          <table:table-cell table:style-name="ce69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5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8"/>
          <table:table-cell table:style-name="ce50" office:value-type="string" calcext:value-type="string" table:number-columns-spanned="1" table:number-rows-spanned="4">
            <text:p>原住民</text:p>
            <text:p>人口數</text:p>
          </table:table-cell>
          <table:table-cell table:style-name="ce95"/>
          <table:table-cell table:number-columns-repeated="1007"/>
        </table:table-row>
        <table:table-row table:style-name="ro8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3" table:number-columns-repeated="4"/>
          <table:table-cell table:style-name="ce75" office:value-type="string" calcext:value-type="string">
            <text:p>折合年</text:p>
          </table:table-cell>
          <table:table-cell table:style-name="ce73"/>
          <table:table-cell table:style-name="ce75" office:value-type="string" calcext:value-type="string">
            <text:p>折合年</text:p>
          </table:table-cell>
          <table:table-cell table:style-name="ce78"/>
          <table:table-cell table:style-name="ce78" office:value-type="string" calcext:value-type="string">
            <text:p>折合年自</text:p>
          </table:table-cell>
          <table:table-cell table:style-name="ce78"/>
          <table:table-cell table:style-name="ce75" office:value-type="string" calcext:value-type="string">
            <text:p>折合年</text:p>
          </table:table-cell>
          <table:table-cell table:style-name="ce78"/>
          <table:table-cell table:style-name="ce75" office:value-type="string" calcext:value-type="string">
            <text:p>折合年</text:p>
          </table:table-cell>
          <table:covered-table-cell table:style-name="ce51"/>
          <table:table-cell table:style-name="ce95"/>
          <table:table-cell table:number-columns-repeated="1007"/>
        </table:table-row>
        <table:table-row table:style-name="ro8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2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離婚率</text:p>
          </table:table-cell>
          <table:covered-table-cell table:style-name="ce51"/>
          <table:table-cell table:style-name="ce96"/>
          <table:table-cell table:number-columns-repeated="1007"/>
        </table:table-row>
        <table:table-row table:style-name="ro8">
          <table:table-cell table:style-name="ce64"/>
          <table:table-cell table:style-name="ce70"/>
          <table:table-cell table:style-name="ce74"/>
          <table:table-cell table:style-name="ce30" table:number-columns-repeated="3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table-cell table:style-name="ce30"/>
          <table:table-cell table:style-name="ce34" office:value-type="string" calcext:value-type="string">
            <text:p>‰</text:p>
          </table:table-cell>
          <table:covered-table-cell table:style-name="ce52"/>
          <table:table-cell table:style-name="ce97"/>
          <table:table-cell table:number-columns-repeated="1007"/>
        </table:table-row>
        <table:table-row table:style-name="ro15">
          <table:table-cell table:style-name="ce65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1" office:value-type="float" office:value="7918304" calcext:value-type="float">
            <text:p><text:s text:c="3"/>7,918,304</text:p>
          </table:table-cell>
          <table:table-cell table:style-name="ce71" office:value-type="float" office:value="23146090" calcext:value-type="float">
            <text:p><text:s text:c="3"/>23,146,090</text:p>
          </table:table-cell>
          <table:table-cell table:style-name="ce71" office:value-type="float" office:value="11633260" calcext:value-type="float">
            <text:p><text:s text:c="3"/>11,633,260</text:p>
          </table:table-cell>
          <table:table-cell table:style-name="ce71" office:value-type="float" office:value="11512830" calcext:value-type="float">
            <text:p><text:s text:c="3"/>11,512,830</text:p>
          </table:table-cell>
          <table:table-cell table:style-name="ce71" office:value-type="float" office:value="13637" calcext:value-type="float">
            <text:p><text:s text:c="3"/>13,637</text:p>
          </table:table-cell>
          <table:table-cell table:style-name="ce76" office:value-type="float" office:value="7.17" calcext:value-type="float">
            <text:p><text:s text:c="3"/>7.17</text:p>
          </table:table-cell>
          <table:table-cell table:style-name="ce71" office:value-type="float" office:value="11722" calcext:value-type="float">
            <text:p><text:s text:c="3"/>11,722</text:p>
          </table:table-cell>
          <table:table-cell table:style-name="ce76" office:value-type="float" office:value="6.16" calcext:value-type="float">
            <text:p><text:s text:c="3"/>6.16</text:p>
          </table:table-cell>
          <table:table-cell table:style-name="ce71" office:value-type="float" office:value="1915" calcext:value-type="float">
            <text:p><text:s text:c="3"/>1,915</text:p>
          </table:table-cell>
          <table:table-cell table:style-name="ce76" office:value-type="float" office:value="1.01" calcext:value-type="float">
            <text:p><text:s text:c="3"/>1.01</text:p>
          </table:table-cell>
          <table:table-cell table:style-name="ce71" office:value-type="float" office:value="15843" calcext:value-type="float">
            <text:p><text:s text:c="3"/>15,843</text:p>
          </table:table-cell>
          <table:table-cell table:style-name="ce76" office:value-type="float" office:value="8.33" calcext:value-type="float">
            <text:p><text:s text:c="3"/>8.33</text:p>
          </table:table-cell>
          <table:table-cell table:style-name="ce87" office:value-type="float" office:value="4905" calcext:value-type="float">
            <text:p><text:s text:c="3"/>4,905</text:p>
          </table:table-cell>
          <table:table-cell table:style-name="ce89" office:value-type="float" office:value="2.58" calcext:value-type="float">
            <text:p><text:s text:c="3"/>2.58</text:p>
          </table:table-cell>
          <table:table-cell table:style-name="ce92" office:value-type="float" office:value="510997" calcext:value-type="float">
            <text:p><text:s text:c="3"/>510,997</text:p>
          </table:table-cell>
          <table:table-cell table:number-columns-repeated="1008"/>
        </table:table-row>
        <table:table-row table:style-name="ro8">
          <table:table-cell table:style-name="ce65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1" office:value-type="float" office:value="7883909" calcext:value-type="float">
            <text:p><text:s text:c="3"/>7,883,909</text:p>
          </table:table-cell>
          <table:table-cell table:style-name="ce71" office:value-type="float" office:value="23040042" calcext:value-type="float">
            <text:p><text:s text:c="3"/>23,040,042</text:p>
          </table:table-cell>
          <table:table-cell table:style-name="ce71" office:value-type="float" office:value="11578190" calcext:value-type="float">
            <text:p><text:s text:c="3"/>11,578,190</text:p>
          </table:table-cell>
          <table:table-cell table:style-name="ce71" office:value-type="float" office:value="11461852" calcext:value-type="float">
            <text:p><text:s text:c="3"/>11,461,852</text:p>
          </table:table-cell>
          <table:table-cell table:style-name="ce71" office:value-type="float" office:value="13556" calcext:value-type="float">
            <text:p><text:s text:c="3"/>13,556</text:p>
          </table:table-cell>
          <table:table-cell table:style-name="ce76" office:value-type="float" office:value="7.16" calcext:value-type="float">
            <text:p><text:s text:c="3"/>7.16</text:p>
          </table:table-cell>
          <table:table-cell table:style-name="ce71" office:value-type="float" office:value="11676" calcext:value-type="float">
            <text:p><text:s text:c="3"/>11,676</text:p>
          </table:table-cell>
          <table:table-cell table:style-name="ce76" office:value-type="float" office:value="6.17" calcext:value-type="float">
            <text:p><text:s text:c="3"/>6.17</text:p>
          </table:table-cell>
          <table:table-cell table:style-name="ce71" office:value-type="float" office:value="1880" calcext:value-type="float">
            <text:p><text:s text:c="3"/>1,880</text:p>
          </table:table-cell>
          <table:table-cell table:style-name="ce76" office:value-type="float" office:value="0.99" calcext:value-type="float">
            <text:p><text:s text:c="3"/>0.99</text:p>
          </table:table-cell>
          <table:table-cell table:style-name="ce71" office:value-type="float" office:value="15795" calcext:value-type="float">
            <text:p><text:s text:c="3"/>15,795</text:p>
          </table:table-cell>
          <table:table-cell table:style-name="ce76" office:value-type="float" office:value="8.34" calcext:value-type="float">
            <text:p><text:s text:c="3"/>8.34</text:p>
          </table:table-cell>
          <table:table-cell table:style-name="ce87" office:value-type="float" office:value="4898" calcext:value-type="float">
            <text:p><text:s text:c="3"/>4,898</text:p>
          </table:table-cell>
          <table:table-cell table:style-name="ce89" office:value-type="float" office:value="2.59" calcext:value-type="float">
            <text:p><text:s text:c="3"/>2.59</text:p>
          </table:table-cell>
          <table:table-cell table:style-name="ce92" office:value-type="float" office:value="510408" calcext:value-type="float">
            <text:p><text:s text:c="3"/>510,408</text:p>
          </table:table-cell>
          <table:table-cell table:number-columns-repeated="1008"/>
        </table:table-row>
        <table:table-row table:style-name="ro8">
          <table:table-cell table:style-name="ce65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1" office:value-type="float" office:value="6315077" calcext:value-type="float">
            <text:p><text:s text:c="3"/>6,315,077</text:p>
          </table:table-cell>
          <table:table-cell table:style-name="ce71" office:value-type="float" office:value="18901674" calcext:value-type="float">
            <text:p><text:s text:c="3"/>18,901,674</text:p>
          </table:table-cell>
          <table:table-cell table:style-name="ce71" office:value-type="float" office:value="9564615" calcext:value-type="float">
            <text:p><text:s text:c="3"/>9,564,615</text:p>
          </table:table-cell>
          <table:table-cell table:style-name="ce71" office:value-type="float" office:value="9337059" calcext:value-type="float">
            <text:p><text:s text:c="3"/>9,337,059</text:p>
          </table:table-cell>
          <table:table-cell table:style-name="ce71" office:value-type="float" office:value="10963" calcext:value-type="float">
            <text:p><text:s text:c="3"/>10,963</text:p>
          </table:table-cell>
          <table:table-cell table:style-name="ce76" office:value-type="float" office:value="7.06" calcext:value-type="float">
            <text:p><text:s text:c="3"/>7.06</text:p>
          </table:table-cell>
          <table:table-cell table:style-name="ce71" office:value-type="float" office:value="9694" calcext:value-type="float">
            <text:p><text:s text:c="3"/>9,694</text:p>
          </table:table-cell>
          <table:table-cell table:style-name="ce76" office:value-type="float" office:value="6.24" calcext:value-type="float">
            <text:p><text:s text:c="3"/>6.24</text:p>
          </table:table-cell>
          <table:table-cell table:style-name="ce71" office:value-type="float" office:value="1269" calcext:value-type="float">
            <text:p><text:s text:c="3"/>1,269</text:p>
          </table:table-cell>
          <table:table-cell table:style-name="ce76" office:value-type="float" office:value="0.82" calcext:value-type="float">
            <text:p><text:s text:c="3"/>0.82</text:p>
          </table:table-cell>
          <table:table-cell table:style-name="ce71" office:value-type="float" office:value="12656" calcext:value-type="float">
            <text:p><text:s text:c="3"/>12,656</text:p>
          </table:table-cell>
          <table:table-cell table:style-name="ce76" office:value-type="float" office:value="8.15" calcext:value-type="float">
            <text:p><text:s text:c="3"/>8.15</text:p>
          </table:table-cell>
          <table:table-cell table:style-name="ce87" office:value-type="float" office:value="4109" calcext:value-type="float">
            <text:p><text:s text:c="3"/>4,109</text:p>
          </table:table-cell>
          <table:table-cell table:style-name="ce89" office:value-type="float" office:value="2.64" calcext:value-type="float">
            <text:p><text:s text:c="3"/>2.64</text:p>
          </table:table-cell>
          <table:table-cell table:style-name="ce92" office:value-type="float" office:value="485148" calcext:value-type="float">
            <text:p><text:s text:c="3"/>485,148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1" office:value-type="float" office:value="1401971" calcext:value-type="float">
            <text:p><text:s text:c="3"/>1,401,971</text:p>
          </table:table-cell>
          <table:table-cell table:style-name="ce71" office:value-type="float" office:value="3892603" calcext:value-type="float">
            <text:p><text:s text:c="3"/>3,892,603</text:p>
          </table:table-cell>
          <table:table-cell table:style-name="ce71" office:value-type="float" office:value="1934414" calcext:value-type="float">
            <text:p><text:s text:c="3"/>1,934,414</text:p>
          </table:table-cell>
          <table:table-cell table:style-name="ce71" office:value-type="float" office:value="1958189" calcext:value-type="float">
            <text:p><text:s text:c="3"/>1,958,189</text:p>
          </table:table-cell>
          <table:table-cell table:style-name="ce71" office:value-type="float" office:value="2133" calcext:value-type="float">
            <text:p><text:s text:c="3"/>2,133</text:p>
          </table:table-cell>
          <table:table-cell table:style-name="ce76" office:value-type="float" office:value="6.67" calcext:value-type="float">
            <text:p><text:s text:c="3"/>6.67</text:p>
          </table:table-cell>
          <table:table-cell table:style-name="ce71" office:value-type="float" office:value="1435" calcext:value-type="float">
            <text:p><text:s text:c="3"/>1,435</text:p>
          </table:table-cell>
          <table:table-cell table:style-name="ce76" office:value-type="float" office:value="4.49" calcext:value-type="float">
            <text:p><text:s text:c="3"/>4.49</text:p>
          </table:table-cell>
          <table:table-cell table:style-name="ce71" office:value-type="float" office:value="698" calcext:value-type="float">
            <text:p><text:s text:c="3"/>698</text:p>
          </table:table-cell>
          <table:table-cell table:style-name="ce76" office:value-type="float" office:value="2.18" calcext:value-type="float">
            <text:p><text:s text:c="3"/>2.18</text:p>
          </table:table-cell>
          <table:table-cell table:style-name="ce71" office:value-type="float" office:value="3316" calcext:value-type="float">
            <text:p><text:s text:c="3"/>3,316</text:p>
          </table:table-cell>
          <table:table-cell table:style-name="ce76" office:value-type="float" office:value="10.36" calcext:value-type="float">
            <text:p><text:s text:c="3"/>10.36</text:p>
          </table:table-cell>
          <table:table-cell table:style-name="ce87" office:value-type="float" office:value="937" calcext:value-type="float">
            <text:p><text:s text:c="3"/>937</text:p>
          </table:table-cell>
          <table:table-cell table:style-name="ce89" office:value-type="float" office:value="2.93" calcext:value-type="float">
            <text:p><text:s text:c="3"/>2.93</text:p>
          </table:table-cell>
          <table:table-cell table:style-name="ce92" office:value-type="float" office:value="48522" calcext:value-type="float">
            <text:p><text:s text:c="3"/>48,522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1" office:value-type="float" office:value="153656" calcext:value-type="float">
            <text:p><text:s text:c="3"/>153,656</text:p>
          </table:table-cell>
          <table:table-cell table:style-name="ce71" office:value-type="float" office:value="460679" calcext:value-type="float">
            <text:p><text:s text:c="3"/>460,679</text:p>
          </table:table-cell>
          <table:table-cell table:style-name="ce71" office:value-type="float" office:value="234923" calcext:value-type="float">
            <text:p><text:s text:c="3"/>234,923</text:p>
          </table:table-cell>
          <table:table-cell table:style-name="ce71" office:value-type="float" office:value="225756" calcext:value-type="float">
            <text:p><text:s text:c="3"/>225,756</text:p>
          </table:table-cell>
          <table:table-cell table:style-name="ce71" office:value-type="float" office:value="308" calcext:value-type="float">
            <text:p><text:s text:c="3"/>308</text:p>
          </table:table-cell>
          <table:table-cell table:style-name="ce76" office:value-type="float" office:value="8.13" calcext:value-type="float">
            <text:p><text:s text:c="3"/>8.13</text:p>
          </table:table-cell>
          <table:table-cell table:style-name="ce71" office:value-type="float" office:value="284" calcext:value-type="float">
            <text:p><text:s text:c="3"/>284</text:p>
          </table:table-cell>
          <table:table-cell table:style-name="ce76" office:value-type="float" office:value="7.5" calcext:value-type="float">
            <text:p><text:s text:c="3"/>7.50</text:p>
          </table:table-cell>
          <table:table-cell table:style-name="ce79" office:value-type="float" office:value="24" calcext:value-type="float">
            <text:p><text:s text:c="3"/>24</text:p>
          </table:table-cell>
          <table:table-cell table:style-name="ce83" office:value-type="float" office:value="0.63" calcext:value-type="float">
            <text:p><text:s text:c="4"/>0.63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6" office:value-type="float" office:value="8.11" calcext:value-type="float">
            <text:p><text:s text:c="3"/>8.11</text:p>
          </table:table-cell>
          <table:table-cell table:style-name="ce87" office:value-type="float" office:value="89" calcext:value-type="float">
            <text:p><text:s text:c="3"/>89</text:p>
          </table:table-cell>
          <table:table-cell table:style-name="ce89" office:value-type="float" office:value="2.35" calcext:value-type="float">
            <text:p><text:s text:c="3"/>2.35</text:p>
          </table:table-cell>
          <table:table-cell table:style-name="ce92" office:value-type="float" office:value="15370" calcext:value-type="float">
            <text:p><text:s text:c="3"/>15,370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1" office:value-type="float" office:value="671974" calcext:value-type="float">
            <text:p><text:s text:c="3"/>671,974</text:p>
          </table:table-cell>
          <table:table-cell table:style-name="ce71" office:value-type="float" office:value="2002318" calcext:value-type="float">
            <text:p><text:s text:c="3"/>2,002,318</text:p>
          </table:table-cell>
          <table:table-cell table:style-name="ce71" office:value-type="float" office:value="1009786" calcext:value-type="float">
            <text:p><text:s text:c="3"/>1,009,786</text:p>
          </table:table-cell>
          <table:table-cell table:style-name="ce71" office:value-type="float" office:value="992532" calcext:value-type="float">
            <text:p><text:s text:c="3"/>992,532</text:p>
          </table:table-cell>
          <table:table-cell table:style-name="ce71" office:value-type="float" office:value="1270" calcext:value-type="float">
            <text:p><text:s text:c="3"/>1,270</text:p>
          </table:table-cell>
          <table:table-cell table:style-name="ce76" office:value-type="float" office:value="7.72" calcext:value-type="float">
            <text:p><text:s text:c="3"/>7.72</text:p>
          </table:table-cell>
          <table:table-cell table:style-name="ce71" office:value-type="float" office:value="753" calcext:value-type="float">
            <text:p><text:s text:c="3"/>753</text:p>
          </table:table-cell>
          <table:table-cell table:style-name="ce76" office:value-type="float" office:value="4.57" calcext:value-type="float">
            <text:p><text:s text:c="3"/>4.57</text:p>
          </table:table-cell>
          <table:table-cell table:style-name="ce71" office:value-type="float" office:value="517" calcext:value-type="float">
            <text:p><text:s text:c="3"/>517</text:p>
          </table:table-cell>
          <table:table-cell table:style-name="ce76" office:value-type="float" office:value="3.14" calcext:value-type="float">
            <text:p><text:s text:c="3"/>3.14</text:p>
          </table:table-cell>
          <table:table-cell table:style-name="ce71" office:value-type="float" office:value="1664" calcext:value-type="float">
            <text:p><text:s text:c="3"/>1,664</text:p>
          </table:table-cell>
          <table:table-cell table:style-name="ce76" office:value-type="float" office:value="10.11" calcext:value-type="float">
            <text:p><text:s text:c="3"/>10.11</text:p>
          </table:table-cell>
          <table:table-cell table:style-name="ce87" office:value-type="float" office:value="527" calcext:value-type="float">
            <text:p><text:s text:c="3"/>527</text:p>
          </table:table-cell>
          <table:table-cell table:style-name="ce89" office:value-type="float" office:value="3.2" calcext:value-type="float">
            <text:p><text:s text:c="3"/>3.20</text:p>
          </table:table-cell>
          <table:table-cell table:style-name="ce92" office:value-type="float" office:value="59133" calcext:value-type="float">
            <text:p><text:s text:c="3"/>59,133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1" office:value-type="float" office:value="160604" calcext:value-type="float">
            <text:p><text:s text:c="3"/>160,604</text:p>
          </table:table-cell>
          <table:table-cell table:style-name="ce71" office:value-type="float" office:value="512097" calcext:value-type="float">
            <text:p><text:s text:c="3"/>512,097</text:p>
          </table:table-cell>
          <table:table-cell table:style-name="ce71" office:value-type="float" office:value="263691" calcext:value-type="float">
            <text:p><text:s text:c="3"/>263,691</text:p>
          </table:table-cell>
          <table:table-cell table:style-name="ce71" office:value-type="float" office:value="248406" calcext:value-type="float">
            <text:p><text:s text:c="3"/>248,406</text:p>
          </table:table-cell>
          <table:table-cell table:style-name="ce71" office:value-type="float" office:value="390" calcext:value-type="float">
            <text:p><text:s text:c="3"/>390</text:p>
          </table:table-cell>
          <table:table-cell table:style-name="ce76" office:value-type="float" office:value="9.27" calcext:value-type="float">
            <text:p><text:s text:c="3"/>9.27</text:p>
          </table:table-cell>
          <table:table-cell table:style-name="ce71" office:value-type="float" office:value="277" calcext:value-type="float">
            <text:p><text:s text:c="3"/>277</text:p>
          </table:table-cell>
          <table:table-cell table:style-name="ce76" office:value-type="float" office:value="6.58" calcext:value-type="float">
            <text:p><text:s text:c="3"/>6.58</text:p>
          </table:table-cell>
          <table:table-cell table:style-name="ce71" office:value-type="float" office:value="113" calcext:value-type="float">
            <text:p><text:s text:c="3"/>113</text:p>
          </table:table-cell>
          <table:table-cell table:style-name="ce76" office:value-type="float" office:value="2.69" calcext:value-type="float">
            <text:p><text:s text:c="3"/>2.69</text:p>
          </table:table-cell>
          <table:table-cell table:style-name="ce71" office:value-type="float" office:value="369" calcext:value-type="float">
            <text:p><text:s text:c="3"/>369</text:p>
          </table:table-cell>
          <table:table-cell table:style-name="ce76" office:value-type="float" office:value="8.77" calcext:value-type="float">
            <text:p><text:s text:c="3"/>8.77</text:p>
          </table:table-cell>
          <table:table-cell table:style-name="ce87" office:value-type="float" office:value="140" calcext:value-type="float">
            <text:p><text:s text:c="3"/>140</text:p>
          </table:table-cell>
          <table:table-cell table:style-name="ce89" office:value-type="float" office:value="3.33" calcext:value-type="float">
            <text:p><text:s text:c="3"/>3.33</text:p>
          </table:table-cell>
          <table:table-cell table:style-name="ce92" office:value-type="float" office:value="19437" calcext:value-type="float">
            <text:p><text:s text:c="3"/>19,437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1" office:value-type="float" office:value="172188" calcext:value-type="float">
            <text:p><text:s text:c="3"/>172,188</text:p>
          </table:table-cell>
          <table:table-cell table:style-name="ce71" office:value-type="float" office:value="560557" calcext:value-type="float">
            <text:p><text:s text:c="3"/>560,557</text:p>
          </table:table-cell>
          <table:table-cell table:style-name="ce71" office:value-type="float" office:value="291110" calcext:value-type="float">
            <text:p><text:s text:c="3"/>291,110</text:p>
          </table:table-cell>
          <table:table-cell table:style-name="ce71" office:value-type="float" office:value="269447" calcext:value-type="float">
            <text:p><text:s text:c="3"/>269,447</text:p>
          </table:table-cell>
          <table:table-cell table:style-name="ce71" office:value-type="float" office:value="360" calcext:value-type="float">
            <text:p><text:s text:c="3"/>360</text:p>
          </table:table-cell>
          <table:table-cell table:style-name="ce76" office:value-type="float" office:value="7.81" calcext:value-type="float">
            <text:p><text:s text:c="3"/>7.81</text:p>
          </table:table-cell>
          <table:table-cell table:style-name="ce71" office:value-type="float" office:value="369" calcext:value-type="float">
            <text:p><text:s text:c="3"/>369</text:p>
          </table:table-cell>
          <table:table-cell table:style-name="ce76" office:value-type="float" office:value="8.01" calcext:value-type="float">
            <text:p><text:s text:c="3"/>8.01</text:p>
          </table:table-cell>
          <table:table-cell table:style-name="ce80" office:value-type="float" office:value="-9" calcext:value-type="float">
            <text:p>－ <text:s text:c="5"/>9</text:p>
          </table:table-cell>
          <table:table-cell table:style-name="ce83" office:value-type="float" office:value="-0.2" calcext:value-type="float">
            <text:p>－ <text:s text:c="2"/>0.20</text:p>
          </table:table-cell>
          <table:table-cell table:style-name="ce71" office:value-type="float" office:value="381" calcext:value-type="float">
            <text:p><text:s text:c="3"/>381</text:p>
          </table:table-cell>
          <table:table-cell table:style-name="ce76" office:value-type="float" office:value="8.27" calcext:value-type="float">
            <text:p><text:s text:c="3"/>8.27</text:p>
          </table:table-cell>
          <table:table-cell table:style-name="ce87" office:value-type="float" office:value="129" calcext:value-type="float">
            <text:p><text:s text:c="3"/>129</text:p>
          </table:table-cell>
          <table:table-cell table:style-name="ce89" office:value-type="float" office:value="2.8" calcext:value-type="float">
            <text:p><text:s text:c="3"/>2.80</text:p>
          </table:table-cell>
          <table:table-cell table:style-name="ce92" office:value-type="float" office:value="10599" calcext:value-type="float">
            <text:p><text:s text:c="3"/>10,599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1" office:value-type="float" office:value="465935" calcext:value-type="float">
            <text:p><text:s text:c="3"/>465,935</text:p>
          </table:table-cell>
          <table:table-cell table:style-name="ce71" office:value-type="float" office:value="1564577" calcext:value-type="float">
            <text:p><text:s text:c="3"/>1,564,577</text:p>
          </table:table-cell>
          <table:table-cell table:style-name="ce71" office:value-type="float" office:value="793000" calcext:value-type="float">
            <text:p><text:s text:c="3"/>793,000</text:p>
          </table:table-cell>
          <table:table-cell table:style-name="ce71" office:value-type="float" office:value="771577" calcext:value-type="float">
            <text:p><text:s text:c="3"/>771,577</text:p>
          </table:table-cell>
          <table:table-cell table:style-name="ce71" office:value-type="float" office:value="978" calcext:value-type="float">
            <text:p><text:s text:c="3"/>978</text:p>
          </table:table-cell>
          <table:table-cell table:style-name="ce76" office:value-type="float" office:value="7.61" calcext:value-type="float">
            <text:p><text:s text:c="3"/>7.61</text:p>
          </table:table-cell>
          <table:table-cell table:style-name="ce71" office:value-type="float" office:value="711" calcext:value-type="float">
            <text:p><text:s text:c="3"/>711</text:p>
          </table:table-cell>
          <table:table-cell table:style-name="ce76" office:value-type="float" office:value="5.53" calcext:value-type="float">
            <text:p><text:s text:c="3"/>5.53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76" office:value-type="float" office:value="2.08" calcext:value-type="float">
            <text:p><text:s text:c="3"/>2.08</text:p>
          </table:table-cell>
          <table:table-cell table:style-name="ce71" office:value-type="float" office:value="1105" calcext:value-type="float">
            <text:p><text:s text:c="3"/>1,105</text:p>
          </table:table-cell>
          <table:table-cell table:style-name="ce76" office:value-type="float" office:value="8.59" calcext:value-type="float">
            <text:p><text:s text:c="3"/>8.59</text:p>
          </table:table-cell>
          <table:table-cell table:style-name="ce87" office:value-type="float" office:value="317" calcext:value-type="float">
            <text:p><text:s text:c="3"/>317</text:p>
          </table:table-cell>
          <table:table-cell table:style-name="ce89" office:value-type="float" office:value="2.47" calcext:value-type="float">
            <text:p><text:s text:c="3"/>2.47</text:p>
          </table:table-cell>
          <table:table-cell table:style-name="ce92" office:value-type="float" office:value="20116" calcext:value-type="float">
            <text:p><text:s text:c="3"/>20,116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1" office:value-type="float" office:value="362709" calcext:value-type="float">
            <text:p><text:s text:c="3"/>362,709</text:p>
          </table:table-cell>
          <table:table-cell table:style-name="ce71" office:value-type="float" office:value="1307843" calcext:value-type="float">
            <text:p><text:s text:c="3"/>1,307,843</text:p>
          </table:table-cell>
          <table:table-cell table:style-name="ce71" office:value-type="float" office:value="671354" calcext:value-type="float">
            <text:p><text:s text:c="3"/>671,354</text:p>
          </table:table-cell>
          <table:table-cell table:style-name="ce71" office:value-type="float" office:value="636489" calcext:value-type="float">
            <text:p><text:s text:c="3"/>636,489</text:p>
          </table:table-cell>
          <table:table-cell table:style-name="ce71" office:value-type="float" office:value="859" calcext:value-type="float">
            <text:p><text:s text:c="3"/>859</text:p>
          </table:table-cell>
          <table:table-cell table:style-name="ce76" office:value-type="float" office:value="7.99" calcext:value-type="float">
            <text:p><text:s text:c="3"/>7.99</text:p>
          </table:table-cell>
          <table:table-cell table:style-name="ce71" office:value-type="float" office:value="692" calcext:value-type="float">
            <text:p><text:s text:c="3"/>692</text:p>
          </table:table-cell>
          <table:table-cell table:style-name="ce76" office:value-type="float" office:value="6.44" calcext:value-type="float">
            <text:p><text:s text:c="3"/>6.44</text:p>
          </table:table-cell>
          <table:table-cell table:style-name="ce71" office:value-type="float" office:value="167" calcext:value-type="float">
            <text:p><text:s text:c="3"/>167</text:p>
          </table:table-cell>
          <table:table-cell table:style-name="ce76" office:value-type="float" office:value="1.55" calcext:value-type="float">
            <text:p><text:s text:c="3"/>1.55</text:p>
          </table:table-cell>
          <table:table-cell table:style-name="ce71" office:value-type="float" office:value="718" calcext:value-type="float">
            <text:p><text:s text:c="3"/>718</text:p>
          </table:table-cell>
          <table:table-cell table:style-name="ce76" office:value-type="float" office:value="6.68" calcext:value-type="float">
            <text:p><text:s text:c="3"/>6.68</text:p>
          </table:table-cell>
          <table:table-cell table:style-name="ce87" office:value-type="float" office:value="207" calcext:value-type="float">
            <text:p><text:s text:c="3"/>207</text:p>
          </table:table-cell>
          <table:table-cell table:style-name="ce89" office:value-type="float" office:value="1.93" calcext:value-type="float">
            <text:p><text:s text:c="3"/>1.93</text:p>
          </table:table-cell>
          <table:table-cell table:style-name="ce92" office:value-type="float" office:value="4893" calcext:value-type="float">
            <text:p><text:s text:c="3"/>4,893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1" office:value-type="float" office:value="170369" calcext:value-type="float">
            <text:p><text:s text:c="3"/>170,369</text:p>
          </table:table-cell>
          <table:table-cell table:style-name="ce71" office:value-type="float" office:value="527299" calcext:value-type="float">
            <text:p><text:s text:c="3"/>527,299</text:p>
          </table:table-cell>
          <table:table-cell table:style-name="ce71" office:value-type="float" office:value="271440" calcext:value-type="float">
            <text:p><text:s text:c="3"/>271,440</text:p>
          </table:table-cell>
          <table:table-cell table:style-name="ce71" office:value-type="float" office:value="255859" calcext:value-type="float">
            <text:p><text:s text:c="3"/>255,859</text:p>
          </table:table-cell>
          <table:table-cell table:style-name="ce71" office:value-type="float" office:value="259" calcext:value-type="float">
            <text:p><text:s text:c="3"/>259</text:p>
          </table:table-cell>
          <table:table-cell table:style-name="ce76" office:value-type="float" office:value="5.97" calcext:value-type="float">
            <text:p><text:s text:c="3"/>5.97</text:p>
          </table:table-cell>
          <table:table-cell table:style-name="ce71" office:value-type="float" office:value="387" calcext:value-type="float">
            <text:p><text:s text:c="3"/>387</text:p>
          </table:table-cell>
          <table:table-cell table:style-name="ce76" office:value-type="float" office:value="8.93" calcext:value-type="float">
            <text:p><text:s text:c="3"/>8.93</text:p>
          </table:table-cell>
          <table:table-cell table:style-name="ce81" office:value-type="float" office:value="-128" calcext:value-type="float">
            <text:p>－ <text:s/>128</text:p>
          </table:table-cell>
          <table:table-cell table:style-name="ce83" office:value-type="float" office:value="-2.95" calcext:value-type="float">
            <text:p>－ <text:s text:c="2"/>2.95</text:p>
          </table:table-cell>
          <table:table-cell table:style-name="ce71" office:value-type="float" office:value="287" calcext:value-type="float">
            <text:p><text:s text:c="3"/>287</text:p>
          </table:table-cell>
          <table:table-cell table:style-name="ce76" office:value-type="float" office:value="6.62" calcext:value-type="float">
            <text:p><text:s text:c="3"/>6.62</text:p>
          </table:table-cell>
          <table:table-cell table:style-name="ce87" office:value-type="float" office:value="89" calcext:value-type="float">
            <text:p><text:s text:c="3"/>89</text:p>
          </table:table-cell>
          <table:table-cell table:style-name="ce89" office:value-type="float" office:value="2.05" calcext:value-type="float">
            <text:p><text:s text:c="3"/>2.05</text:p>
          </table:table-cell>
          <table:table-cell table:style-name="ce92" office:value-type="float" office:value="28211" calcext:value-type="float">
            <text:p><text:s text:c="3"/>28,21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1" office:value-type="float" office:value="229111" calcext:value-type="float">
            <text:p><text:s text:c="3"/>229,111</text:p>
          </table:table-cell>
          <table:table-cell table:style-name="ce71" office:value-type="float" office:value="718054" calcext:value-type="float">
            <text:p><text:s text:c="3"/>718,054</text:p>
          </table:table-cell>
          <table:table-cell table:style-name="ce71" office:value-type="float" office:value="375031" calcext:value-type="float">
            <text:p><text:s text:c="3"/>375,031</text:p>
          </table:table-cell>
          <table:table-cell table:style-name="ce71" office:value-type="float" office:value="343023" calcext:value-type="float">
            <text:p><text:s text:c="3"/>343,023</text:p>
          </table:table-cell>
          <table:table-cell table:style-name="ce71" office:value-type="float" office:value="416" calcext:value-type="float">
            <text:p><text:s text:c="3"/>416</text:p>
          </table:table-cell>
          <table:table-cell table:style-name="ce76" office:value-type="float" office:value="7.05" calcext:value-type="float">
            <text:p><text:s text:c="3"/>7.05</text:p>
          </table:table-cell>
          <table:table-cell table:style-name="ce71" office:value-type="float" office:value="484" calcext:value-type="float">
            <text:p><text:s text:c="3"/>484</text:p>
          </table:table-cell>
          <table:table-cell table:style-name="ce76" office:value-type="float" office:value="8.2" calcext:value-type="float">
            <text:p><text:s text:c="3"/>8.20</text:p>
          </table:table-cell>
          <table:table-cell table:style-name="ce79" office:value-type="float" office:value="-68" calcext:value-type="float">
            <text:p>－ <text:s text:c="3"/>68</text:p>
          </table:table-cell>
          <table:table-cell table:style-name="ce83" office:value-type="float" office:value="-1.15" calcext:value-type="float">
            <text:p>－ <text:s text:c="2"/>1.15</text:p>
          </table:table-cell>
          <table:table-cell table:style-name="ce71" office:value-type="float" office:value="379" calcext:value-type="float">
            <text:p><text:s text:c="3"/>379</text:p>
          </table:table-cell>
          <table:table-cell table:style-name="ce76" office:value-type="float" office:value="6.42" calcext:value-type="float">
            <text:p><text:s text:c="3"/>6.42</text:p>
          </table:table-cell>
          <table:table-cell table:style-name="ce87" office:value-type="float" office:value="137" calcext:value-type="float">
            <text:p><text:s text:c="3"/>137</text:p>
          </table:table-cell>
          <table:table-cell table:style-name="ce89" office:value-type="float" office:value="2.32" calcext:value-type="float">
            <text:p><text:s text:c="3"/>2.32</text:p>
          </table:table-cell>
          <table:table-cell table:style-name="ce92" office:value-type="float" office:value="1751" calcext:value-type="float">
            <text:p><text:s text:c="3"/>1,751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1" office:value-type="float" office:value="176016" calcext:value-type="float">
            <text:p><text:s text:c="3"/>176,016</text:p>
          </table:table-cell>
          <table:table-cell table:style-name="ce71" office:value-type="float" office:value="543853" calcext:value-type="float">
            <text:p><text:s text:c="3"/>543,853</text:p>
          </table:table-cell>
          <table:table-cell table:style-name="ce71" office:value-type="float" office:value="283738" calcext:value-type="float">
            <text:p><text:s text:c="3"/>283,738</text:p>
          </table:table-cell>
          <table:table-cell table:style-name="ce71" office:value-type="float" office:value="260115" calcext:value-type="float">
            <text:p><text:s text:c="3"/>260,115</text:p>
          </table:table-cell>
          <table:table-cell table:style-name="ce71" office:value-type="float" office:value="279" calcext:value-type="float">
            <text:p><text:s text:c="3"/>279</text:p>
          </table:table-cell>
          <table:table-cell table:style-name="ce76" office:value-type="float" office:value="6.24" calcext:value-type="float">
            <text:p><text:s text:c="3"/>6.24</text:p>
          </table:table-cell>
          <table:table-cell table:style-name="ce71" office:value-type="float" office:value="399" calcext:value-type="float">
            <text:p><text:s text:c="3"/>399</text:p>
          </table:table-cell>
          <table:table-cell table:style-name="ce76" office:value-type="float" office:value="8.92" calcext:value-type="float">
            <text:p><text:s text:c="3"/>8.92</text:p>
          </table:table-cell>
          <table:table-cell table:style-name="ce81" office:value-type="float" office:value="-120" calcext:value-type="float">
            <text:p>－ <text:s/>120</text:p>
          </table:table-cell>
          <table:table-cell table:style-name="ce83" office:value-type="float" office:value="-2.68" calcext:value-type="float">
            <text:p>－ <text:s text:c="2"/>2.68</text:p>
          </table:table-cell>
          <table:table-cell table:style-name="ce71" office:value-type="float" office:value="240" calcext:value-type="float">
            <text:p><text:s text:c="3"/>240</text:p>
          </table:table-cell>
          <table:table-cell table:style-name="ce76" office:value-type="float" office:value="5.37" calcext:value-type="float">
            <text:p><text:s text:c="3"/>5.37</text:p>
          </table:table-cell>
          <table:table-cell table:style-name="ce87" office:value-type="float" office:value="113" calcext:value-type="float">
            <text:p><text:s text:c="3"/>113</text:p>
          </table:table-cell>
          <table:table-cell table:style-name="ce89" office:value-type="float" office:value="2.53" calcext:value-type="float">
            <text:p><text:s text:c="3"/>2.53</text:p>
          </table:table-cell>
          <table:table-cell table:style-name="ce92" office:value-type="float" office:value="5464" calcext:value-type="float">
            <text:p><text:s text:c="3"/>5,464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1" office:value-type="float" office:value="368915" calcext:value-type="float">
            <text:p><text:s text:c="3"/>368,915</text:p>
          </table:table-cell>
          <table:table-cell table:style-name="ce71" office:value-type="float" office:value="1101866" calcext:value-type="float">
            <text:p><text:s text:c="3"/>1,101,866</text:p>
          </table:table-cell>
          <table:table-cell table:style-name="ce71" office:value-type="float" office:value="562573" calcext:value-type="float">
            <text:p><text:s text:c="3"/>562,573</text:p>
          </table:table-cell>
          <table:table-cell table:style-name="ce71" office:value-type="float" office:value="539293" calcext:value-type="float">
            <text:p><text:s text:c="3"/>539,293</text:p>
          </table:table-cell>
          <table:table-cell table:style-name="ce71" office:value-type="float" office:value="551" calcext:value-type="float">
            <text:p><text:s text:c="3"/>551</text:p>
          </table:table-cell>
          <table:table-cell table:style-name="ce76" office:value-type="float" office:value="6.08" calcext:value-type="float">
            <text:p><text:s text:c="3"/>6.08</text:p>
          </table:table-cell>
          <table:table-cell table:style-name="ce71" office:value-type="float" office:value="727" calcext:value-type="float">
            <text:p><text:s text:c="3"/>727</text:p>
          </table:table-cell>
          <table:table-cell table:style-name="ce76" office:value-type="float" office:value="8.03" calcext:value-type="float">
            <text:p><text:s text:c="3"/>8.03</text:p>
          </table:table-cell>
          <table:table-cell table:style-name="ce81" office:value-type="float" office:value="-176" calcext:value-type="float">
            <text:p>－ <text:s/>176</text:p>
          </table:table-cell>
          <table:table-cell table:style-name="ce83" office:value-type="float" office:value="-1.94" calcext:value-type="float">
            <text:p>－ <text:s text:c="2"/>1.94</text:p>
          </table:table-cell>
          <table:table-cell table:style-name="ce71" office:value-type="float" office:value="529" calcext:value-type="float">
            <text:p><text:s text:c="3"/>529</text:p>
          </table:table-cell>
          <table:table-cell table:style-name="ce76" office:value-type="float" office:value="5.84" calcext:value-type="float">
            <text:p><text:s text:c="3"/>5.84</text:p>
          </table:table-cell>
          <table:table-cell table:style-name="ce87" office:value-type="float" office:value="191" calcext:value-type="float">
            <text:p><text:s text:c="3"/>191</text:p>
          </table:table-cell>
          <table:table-cell table:style-name="ce89" office:value-type="float" office:value="2.11" calcext:value-type="float">
            <text:p><text:s text:c="3"/>2.11</text:p>
          </table:table-cell>
          <table:table-cell table:style-name="ce92" office:value-type="float" office:value="3694" calcext:value-type="float">
            <text:p><text:s text:c="3"/>3,694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1" office:value-type="float" office:value="432237" calcext:value-type="float">
            <text:p><text:s text:c="3"/>432,237</text:p>
          </table:table-cell>
          <table:table-cell table:style-name="ce71" office:value-type="float" office:value="1243332" calcext:value-type="float">
            <text:p><text:s text:c="3"/>1,243,332</text:p>
          </table:table-cell>
          <table:table-cell table:style-name="ce71" office:value-type="float" office:value="636573" calcext:value-type="float">
            <text:p><text:s text:c="3"/>636,573</text:p>
          </table:table-cell>
          <table:table-cell table:style-name="ce71" office:value-type="float" office:value="606759" calcext:value-type="float">
            <text:p><text:s text:c="3"/>606,759</text:p>
          </table:table-cell>
          <table:table-cell table:style-name="ce71" office:value-type="float" office:value="596" calcext:value-type="float">
            <text:p><text:s text:c="3"/>596</text:p>
          </table:table-cell>
          <table:table-cell table:style-name="ce76" office:value-type="float" office:value="5.83" calcext:value-type="float">
            <text:p><text:s text:c="3"/>5.83</text:p>
          </table:table-cell>
          <table:table-cell table:style-name="ce71" office:value-type="float" office:value="741" calcext:value-type="float">
            <text:p><text:s text:c="3"/>741</text:p>
          </table:table-cell>
          <table:table-cell table:style-name="ce76" office:value-type="float" office:value="7.25" calcext:value-type="float">
            <text:p><text:s text:c="3"/>7.25</text:p>
          </table:table-cell>
          <table:table-cell table:style-name="ce81" office:value-type="float" office:value="-145" calcext:value-type="float">
            <text:p>－ <text:s/>145</text:p>
          </table:table-cell>
          <table:table-cell table:style-name="ce83" office:value-type="float" office:value="-1.42" calcext:value-type="float">
            <text:p>－ <text:s text:c="2"/>1.42</text:p>
          </table:table-cell>
          <table:table-cell table:style-name="ce71" office:value-type="float" office:value="630" calcext:value-type="float">
            <text:p><text:s text:c="3"/>630</text:p>
          </table:table-cell>
          <table:table-cell table:style-name="ce76" office:value-type="float" office:value="6.16" calcext:value-type="float">
            <text:p><text:s text:c="3"/>6.16</text:p>
          </table:table-cell>
          <table:table-cell table:style-name="ce87" office:value-type="float" office:value="259" calcext:value-type="float">
            <text:p><text:s text:c="3"/>259</text:p>
          </table:table-cell>
          <table:table-cell table:style-name="ce89" office:value-type="float" office:value="2.53" calcext:value-type="float">
            <text:p><text:s text:c="3"/>2.53</text:p>
          </table:table-cell>
          <table:table-cell table:style-name="ce92" office:value-type="float" office:value="17641" calcext:value-type="float">
            <text:p><text:s text:c="3"/>17,64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1" office:value-type="float" office:value="276696" calcext:value-type="float">
            <text:p><text:s text:c="3"/>276,696</text:p>
          </table:table-cell>
          <table:table-cell table:style-name="ce71" office:value-type="float" office:value="875379" calcext:value-type="float">
            <text:p><text:s text:c="3"/>875,379</text:p>
          </table:table-cell>
          <table:table-cell table:style-name="ce71" office:value-type="float" office:value="450289" calcext:value-type="float">
            <text:p><text:s text:c="3"/>450,289</text:p>
          </table:table-cell>
          <table:table-cell table:style-name="ce71" office:value-type="float" office:value="425090" calcext:value-type="float">
            <text:p><text:s text:c="3"/>425,090</text:p>
          </table:table-cell>
          <table:table-cell table:style-name="ce71" office:value-type="float" office:value="462" calcext:value-type="float">
            <text:p><text:s text:c="3"/>462</text:p>
          </table:table-cell>
          <table:table-cell table:style-name="ce76" office:value-type="float" office:value="6.42" calcext:value-type="float">
            <text:p><text:s text:c="3"/>6.42</text:p>
          </table:table-cell>
          <table:table-cell table:style-name="ce71" office:value-type="float" office:value="625" calcext:value-type="float">
            <text:p><text:s text:c="3"/>625</text:p>
          </table:table-cell>
          <table:table-cell table:style-name="ce76" office:value-type="float" office:value="8.68" calcext:value-type="float">
            <text:p><text:s text:c="3"/>8.68</text:p>
          </table:table-cell>
          <table:table-cell table:style-name="ce81" office:value-type="float" office:value="-163" calcext:value-type="float">
            <text:p>－ <text:s/>163</text:p>
          </table:table-cell>
          <table:table-cell table:style-name="ce83" office:value-type="float" office:value="-2.26" calcext:value-type="float">
            <text:p>－ <text:s text:c="2"/>2.26</text:p>
          </table:table-cell>
          <table:table-cell table:style-name="ce71" office:value-type="float" office:value="362" calcext:value-type="float">
            <text:p><text:s text:c="3"/>362</text:p>
          </table:table-cell>
          <table:table-cell table:style-name="ce76" office:value-type="float" office:value="5.03" calcext:value-type="float">
            <text:p><text:s text:c="3"/>5.03</text:p>
          </table:table-cell>
          <table:table-cell table:style-name="ce87" office:value-type="float" office:value="163" calcext:value-type="float">
            <text:p><text:s text:c="3"/>163</text:p>
          </table:table-cell>
          <table:table-cell table:style-name="ce89" office:value-type="float" office:value="2.26" calcext:value-type="float">
            <text:p><text:s text:c="3"/>2.26</text:p>
          </table:table-cell>
          <table:table-cell table:style-name="ce92" office:value-type="float" office:value="56923" calcext:value-type="float">
            <text:p><text:s text:c="3"/>56,92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66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1" office:value-type="float" office:value="80187" calcext:value-type="float">
            <text:p><text:s text:c="3"/>80,187</text:p>
          </table:table-cell>
          <table:table-cell table:style-name="ce71" office:value-type="float" office:value="230941" calcext:value-type="float">
            <text:p><text:s text:c="3"/>230,941</text:p>
          </table:table-cell>
          <table:table-cell table:style-name="ce71" office:value-type="float" office:value="120949" calcext:value-type="float">
            <text:p><text:s text:c="3"/>120,949</text:p>
          </table:table-cell>
          <table:table-cell table:style-name="ce71" office:value-type="float" office:value="109992" calcext:value-type="float">
            <text:p><text:s text:c="3"/>109,992</text:p>
          </table:table-cell>
          <table:table-cell table:style-name="ce71" office:value-type="float" office:value="150" calcext:value-type="float">
            <text:p><text:s text:c="3"/>150</text:p>
          </table:table-cell>
          <table:table-cell table:style-name="ce76" office:value-type="float" office:value="7.9" calcext:value-type="float">
            <text:p><text:s text:c="3"/>7.90</text:p>
          </table:table-cell>
          <table:table-cell table:style-name="ce71" office:value-type="float" office:value="170" calcext:value-type="float">
            <text:p><text:s text:c="3"/>170</text:p>
          </table:table-cell>
          <table:table-cell table:style-name="ce76" office:value-type="float" office:value="8.95" calcext:value-type="float">
            <text:p><text:s text:c="3"/>8.95</text:p>
          </table:table-cell>
          <table:table-cell table:style-name="ce79" office:value-type="float" office:value="-20" calcext:value-type="float">
            <text:p>－ <text:s text:c="3"/>20</text:p>
          </table:table-cell>
          <table:table-cell table:style-name="ce83" office:value-type="float" office:value="-1.05" calcext:value-type="float">
            <text:p>－ <text:s text:c="2"/>1.05</text:p>
          </table:table-cell>
          <table:table-cell table:style-name="ce71" office:value-type="float" office:value="107" calcext:value-type="float">
            <text:p><text:s text:c="3"/>107</text:p>
          </table:table-cell>
          <table:table-cell table:style-name="ce76" office:value-type="float" office:value="5.63" calcext:value-type="float">
            <text:p><text:s text:c="3"/>5.63</text:p>
          </table:table-cell>
          <table:table-cell table:style-name="ce87" office:value-type="float" office:value="61" calcext:value-type="float">
            <text:p><text:s text:c="3"/>61</text:p>
          </table:table-cell>
          <table:table-cell table:style-name="ce89" office:value-type="float" office:value="3.21" calcext:value-type="float">
            <text:p><text:s text:c="3"/>3.21</text:p>
          </table:table-cell>
          <table:table-cell table:style-name="ce92" office:value-type="float" office:value="80102" calcext:value-type="float">
            <text:p><text:s text:c="3"/>80,102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1" office:value-type="float" office:value="120784" calcext:value-type="float">
            <text:p><text:s text:c="3"/>120,784</text:p>
          </table:table-cell>
          <table:table-cell table:style-name="ce71" office:value-type="float" office:value="339295" calcext:value-type="float">
            <text:p><text:s text:c="3"/>339,295</text:p>
          </table:table-cell>
          <table:table-cell table:style-name="ce71" office:value-type="float" office:value="174982" calcext:value-type="float">
            <text:p><text:s text:c="3"/>174,982</text:p>
          </table:table-cell>
          <table:table-cell table:style-name="ce71" office:value-type="float" office:value="164313" calcext:value-type="float">
            <text:p><text:s text:c="3"/>164,313</text:p>
          </table:table-cell>
          <table:table-cell table:style-name="ce71" office:value-type="float" office:value="167" calcext:value-type="float">
            <text:p><text:s text:c="3"/>167</text:p>
          </table:table-cell>
          <table:table-cell table:style-name="ce76" office:value-type="float" office:value="5.99" calcext:value-type="float">
            <text:p><text:s text:c="3"/>5.99</text:p>
          </table:table-cell>
          <table:table-cell table:style-name="ce71" office:value-type="float" office:value="244" calcext:value-type="float">
            <text:p><text:s text:c="3"/>244</text:p>
          </table:table-cell>
          <table:table-cell table:style-name="ce76" office:value-type="float" office:value="8.75" calcext:value-type="float">
            <text:p><text:s text:c="3"/>8.75</text:p>
          </table:table-cell>
          <table:table-cell table:style-name="ce79" office:value-type="float" office:value="-77" calcext:value-type="float">
            <text:p>－ <text:s text:c="3"/>77</text:p>
          </table:table-cell>
          <table:table-cell table:style-name="ce83" office:value-type="float" office:value="-2.76" calcext:value-type="float">
            <text:p>－ <text:s text:c="2"/>2.76</text:p>
          </table:table-cell>
          <table:table-cell table:style-name="ce71" office:value-type="float" office:value="214" calcext:value-type="float">
            <text:p><text:s text:c="3"/>214</text:p>
          </table:table-cell>
          <table:table-cell table:style-name="ce76" office:value-type="float" office:value="7.67" calcext:value-type="float">
            <text:p><text:s text:c="3"/>7.67</text:p>
          </table:table-cell>
          <table:table-cell table:style-name="ce87" office:value-type="float" office:value="76" calcext:value-type="float">
            <text:p><text:s text:c="3"/>76</text:p>
          </table:table-cell>
          <table:table-cell table:style-name="ce89" office:value-type="float" office:value="2.72" calcext:value-type="float">
            <text:p><text:s text:c="3"/>2.72</text:p>
          </table:table-cell>
          <table:table-cell table:style-name="ce92" office:value-type="float" office:value="90932" calcext:value-type="float">
            <text:p><text:s text:c="3"/>90,932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1" office:value-type="float" office:value="33737" calcext:value-type="float">
            <text:p><text:s text:c="3"/>33,737</text:p>
          </table:table-cell>
          <table:table-cell table:style-name="ce71" office:value-type="float" office:value="96488" calcext:value-type="float">
            <text:p><text:s text:c="3"/>96,488</text:p>
          </table:table-cell>
          <table:table-cell table:style-name="ce71" office:value-type="float" office:value="49574" calcext:value-type="float">
            <text:p><text:s text:c="3"/>49,574</text:p>
          </table:table-cell>
          <table:table-cell table:style-name="ce71" office:value-type="float" office:value="46914" calcext:value-type="float">
            <text:p><text:s text:c="3"/>46,914</text:p>
          </table:table-cell>
          <table:table-cell table:style-name="ce71" office:value-type="float" office:value="48" calcext:value-type="float">
            <text:p><text:s text:c="3"/>48</text:p>
          </table:table-cell>
          <table:table-cell table:style-name="ce76" office:value-type="float" office:value="6.05" calcext:value-type="float">
            <text:p><text:s text:c="3"/>6.05</text:p>
          </table:table-cell>
          <table:table-cell table:style-name="ce71" office:value-type="float" office:value="63" calcext:value-type="float">
            <text:p><text:s text:c="3"/>63</text:p>
          </table:table-cell>
          <table:table-cell table:style-name="ce76" office:value-type="float" office:value="7.94" calcext:value-type="float">
            <text:p><text:s text:c="3"/>7.94</text:p>
          </table:table-cell>
          <table:table-cell table:style-name="ce79" office:value-type="float" office:value="-15" calcext:value-type="float">
            <text:p>－ <text:s text:c="3"/>15</text:p>
          </table:table-cell>
          <table:table-cell table:style-name="ce83" office:value-type="float" office:value="-1.89" calcext:value-type="float">
            <text:p>－ <text:s text:c="2"/>1.89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76" office:value-type="float" office:value="4.54" calcext:value-type="float">
            <text:p><text:s text:c="3"/>4.54</text:p>
          </table:table-cell>
          <table:table-cell table:style-name="ce87" office:value-type="float" office:value="17" calcext:value-type="float">
            <text:p><text:s text:c="3"/>17</text:p>
          </table:table-cell>
          <table:table-cell table:style-name="ce89" office:value-type="float" office:value="2.14" calcext:value-type="float">
            <text:p><text:s text:c="3"/>2.14</text:p>
          </table:table-cell>
          <table:table-cell table:style-name="ce92" office:value-type="float" office:value="291" calcext:value-type="float">
            <text:p><text:s text:c="3"/>29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1" office:value-type="float" office:value="147176" calcext:value-type="float">
            <text:p><text:s text:c="3"/>147,176</text:p>
          </table:table-cell>
          <table:table-cell table:style-name="ce71" office:value-type="float" office:value="384954" calcext:value-type="float">
            <text:p><text:s text:c="3"/>384,954</text:p>
          </table:table-cell>
          <table:table-cell table:style-name="ce71" office:value-type="float" office:value="194030" calcext:value-type="float">
            <text:p><text:s text:c="3"/>194,030</text:p>
          </table:table-cell>
          <table:table-cell table:style-name="ce71" office:value-type="float" office:value="190924" calcext:value-type="float">
            <text:p><text:s text:c="3"/>190,924</text:p>
          </table:table-cell>
          <table:table-cell table:style-name="ce71" office:value-type="float" office:value="164" calcext:value-type="float">
            <text:p><text:s text:c="3"/>164</text:p>
          </table:table-cell>
          <table:table-cell table:style-name="ce76" office:value-type="float" office:value="5.18" calcext:value-type="float">
            <text:p><text:s text:c="3"/>5.18</text:p>
          </table:table-cell>
          <table:table-cell table:style-name="ce71" office:value-type="float" office:value="203" calcext:value-type="float">
            <text:p><text:s text:c="3"/>203</text:p>
          </table:table-cell>
          <table:table-cell table:style-name="ce76" office:value-type="float" office:value="6.41" calcext:value-type="float">
            <text:p><text:s text:c="3"/>6.41</text:p>
          </table:table-cell>
          <table:table-cell table:style-name="ce79" office:value-type="float" office:value="-39" calcext:value-type="float">
            <text:p>－ <text:s text:c="3"/>39</text:p>
          </table:table-cell>
          <table:table-cell table:style-name="ce83" office:value-type="float" office:value="-1.23" calcext:value-type="float">
            <text:p>－ <text:s text:c="2"/>1.23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76" office:value-type="float" office:value="7.9" calcext:value-type="float">
            <text:p><text:s text:c="3"/>7.90</text:p>
          </table:table-cell>
          <table:table-cell table:style-name="ce87" office:value-type="float" office:value="87" calcext:value-type="float">
            <text:p><text:s text:c="3"/>87</text:p>
          </table:table-cell>
          <table:table-cell table:style-name="ce89" office:value-type="float" office:value="2.75" calcext:value-type="float">
            <text:p><text:s text:c="3"/>2.75</text:p>
          </table:table-cell>
          <table:table-cell table:style-name="ce92" office:value-type="float" office:value="8663" calcext:value-type="float">
            <text:p><text:s text:c="3"/>8,663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1" office:value-type="float" office:value="141655" calcext:value-type="float">
            <text:p><text:s text:c="3"/>141,655</text:p>
          </table:table-cell>
          <table:table-cell table:style-name="ce71" office:value-type="float" office:value="414323" calcext:value-type="float">
            <text:p><text:s text:c="3"/>414,323</text:p>
          </table:table-cell>
          <table:table-cell table:style-name="ce71" office:value-type="float" office:value="205849" calcext:value-type="float">
            <text:p><text:s text:c="3"/>205,849</text:p>
          </table:table-cell>
          <table:table-cell table:style-name="ce71" office:value-type="float" office:value="208474" calcext:value-type="float">
            <text:p><text:s text:c="3"/>208,47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6" office:value-type="float" office:value="10.25" calcext:value-type="float">
            <text:p><text:s text:c="3"/>10.25</text:p>
          </table:table-cell>
          <table:table-cell table:style-name="ce71" office:value-type="float" office:value="187" calcext:value-type="float">
            <text:p><text:s text:c="3"/>187</text:p>
          </table:table-cell>
          <table:table-cell table:style-name="ce76" office:value-type="float" office:value="5.49" calcext:value-type="float">
            <text:p><text:s text:c="3"/>5.49</text:p>
          </table:table-cell>
          <table:table-cell table:style-name="ce71" office:value-type="float" office:value="162" calcext:value-type="float">
            <text:p><text:s text:c="3"/>162</text:p>
          </table:table-cell>
          <table:table-cell table:style-name="ce76" office:value-type="float" office:value="4.76" calcext:value-type="float">
            <text:p><text:s text:c="3"/>4.76</text:p>
          </table:table-cell>
          <table:table-cell table:style-name="ce71" office:value-type="float" office:value="378" calcext:value-type="float">
            <text:p><text:s text:c="3"/>378</text:p>
          </table:table-cell>
          <table:table-cell table:style-name="ce76" office:value-type="float" office:value="11.1" calcext:value-type="float">
            <text:p><text:s text:c="3"/>11.10</text:p>
          </table:table-cell>
          <table:table-cell table:style-name="ce87" office:value-type="float" office:value="75" calcext:value-type="float">
            <text:p><text:s text:c="3"/>75</text:p>
          </table:table-cell>
          <table:table-cell table:style-name="ce89" office:value-type="float" office:value="2.2" calcext:value-type="float">
            <text:p><text:s text:c="3"/>2.20</text:p>
          </table:table-cell>
          <table:table-cell table:style-name="ce92" office:value-type="float" office:value="2995" calcext:value-type="float">
            <text:p><text:s text:c="3"/>2,995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1" office:value-type="float" office:value="384256" calcext:value-type="float">
            <text:p><text:s text:c="3"/>384,256</text:p>
          </table:table-cell>
          <table:table-cell table:style-name="ce71" office:value-type="float" office:value="1080617" calcext:value-type="float">
            <text:p><text:s text:c="3"/>1,080,617</text:p>
          </table:table-cell>
          <table:table-cell table:style-name="ce71" office:value-type="float" office:value="525304" calcext:value-type="float">
            <text:p><text:s text:c="3"/>525,304</text:p>
          </table:table-cell>
          <table:table-cell table:style-name="ce71" office:value-type="float" office:value="555313" calcext:value-type="float">
            <text:p><text:s text:c="3"/>555,313</text:p>
          </table:table-cell>
          <table:table-cell table:style-name="ce71" office:value-type="float" office:value="655" calcext:value-type="float">
            <text:p><text:s text:c="3"/>655</text:p>
          </table:table-cell>
          <table:table-cell table:style-name="ce76" office:value-type="float" office:value="7.38" calcext:value-type="float">
            <text:p><text:s text:c="3"/>7.38</text:p>
          </table:table-cell>
          <table:table-cell table:style-name="ce71" office:value-type="float" office:value="421" calcext:value-type="float">
            <text:p><text:s text:c="3"/>421</text:p>
          </table:table-cell>
          <table:table-cell table:style-name="ce76" office:value-type="float" office:value="4.74" calcext:value-type="float">
            <text:p><text:s text:c="3"/>4.74</text:p>
          </table:table-cell>
          <table:table-cell table:style-name="ce71" office:value-type="float" office:value="234" calcext:value-type="float">
            <text:p><text:s text:c="3"/>234</text:p>
          </table:table-cell>
          <table:table-cell table:style-name="ce76" office:value-type="float" office:value="2.64" calcext:value-type="float">
            <text:p><text:s text:c="3"/>2.64</text:p>
          </table:table-cell>
          <table:table-cell table:style-name="ce71" office:value-type="float" office:value="774" calcext:value-type="float">
            <text:p><text:s text:c="3"/>774</text:p>
          </table:table-cell>
          <table:table-cell table:style-name="ce76" office:value-type="float" office:value="8.72" calcext:value-type="float">
            <text:p><text:s text:c="3"/>8.72</text:p>
          </table:table-cell>
          <table:table-cell table:style-name="ce87" office:value-type="float" office:value="262" calcext:value-type="float">
            <text:p><text:s text:c="3"/>262</text:p>
          </table:table-cell>
          <table:table-cell table:style-name="ce89" office:value-type="float" office:value="2.95" calcext:value-type="float">
            <text:p><text:s text:c="3"/>2.95</text:p>
          </table:table-cell>
          <table:table-cell table:style-name="ce92" office:value-type="float" office:value="7451" calcext:value-type="float">
            <text:p><text:s text:c="3"/>7,451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1" office:value-type="float" office:value="95114" calcext:value-type="float">
            <text:p><text:s text:c="3"/>95,114</text:p>
          </table:table-cell>
          <table:table-cell table:style-name="ce71" office:value-type="float" office:value="272711" calcext:value-type="float">
            <text:p><text:s text:c="3"/>272,711</text:p>
          </table:table-cell>
          <table:table-cell table:style-name="ce71" office:value-type="float" office:value="134221" calcext:value-type="float">
            <text:p><text:s text:c="3"/>134,221</text:p>
          </table:table-cell>
          <table:table-cell table:style-name="ce71" office:value-type="float" office:value="138490" calcext:value-type="float">
            <text:p><text:s text:c="3"/>138,490</text:p>
          </table:table-cell>
          <table:table-cell table:style-name="ce71" office:value-type="float" office:value="157" calcext:value-type="float">
            <text:p><text:s text:c="3"/>157</text:p>
          </table:table-cell>
          <table:table-cell table:style-name="ce76" office:value-type="float" office:value="7" calcext:value-type="float">
            <text:p><text:s text:c="3"/>7.00</text:p>
          </table:table-cell>
          <table:table-cell table:style-name="ce71" office:value-type="float" office:value="154" calcext:value-type="float">
            <text:p><text:s text:c="3"/>154</text:p>
          </table:table-cell>
          <table:table-cell table:style-name="ce76" office:value-type="float" office:value="6.87" calcext:value-type="float">
            <text:p><text:s text:c="3"/>6.8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83" office:value-type="float" office:value="0.13" calcext:value-type="float">
            <text:p><text:s text:c="4"/>0.13</text:p>
          </table:table-cell>
          <table:table-cell table:style-name="ce71" office:value-type="float" office:value="167" calcext:value-type="float">
            <text:p><text:s text:c="3"/>167</text:p>
          </table:table-cell>
          <table:table-cell table:style-name="ce76" office:value-type="float" office:value="7.45" calcext:value-type="float">
            <text:p><text:s text:c="3"/>7.45</text:p>
          </table:table-cell>
          <table:table-cell table:style-name="ce87" office:value-type="float" office:value="60" calcext:value-type="float">
            <text:p><text:s text:c="3"/>60</text:p>
          </table:table-cell>
          <table:table-cell table:style-name="ce89" office:value-type="float" office:value="2.68" calcext:value-type="float">
            <text:p><text:s text:c="3"/>2.68</text:p>
          </table:table-cell>
          <table:table-cell table:style-name="ce92" office:value-type="float" office:value="866" calcext:value-type="float">
            <text:p><text:s text:c="3"/>866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1" office:value-type="float" office:value="269787" calcext:value-type="float">
            <text:p><text:s text:c="3"/>269,787</text:p>
          </table:table-cell>
          <table:table-cell table:style-name="ce71" office:value-type="float" office:value="771888" calcext:value-type="float">
            <text:p><text:s text:c="3"/>771,888</text:p>
          </table:table-cell>
          <table:table-cell table:style-name="ce71" office:value-type="float" office:value="381784" calcext:value-type="float">
            <text:p><text:s text:c="3"/>381,784</text:p>
          </table:table-cell>
          <table:table-cell table:style-name="ce71" office:value-type="float" office:value="390104" calcext:value-type="float">
            <text:p><text:s text:c="3"/>390,104</text:p>
          </table:table-cell>
          <table:table-cell table:style-name="ce71" office:value-type="float" office:value="412" calcext:value-type="float">
            <text:p><text:s text:c="3"/>412</text:p>
          </table:table-cell>
          <table:table-cell table:style-name="ce76" office:value-type="float" office:value="6.49" calcext:value-type="float">
            <text:p><text:s text:c="3"/>6.49</text:p>
          </table:table-cell>
          <table:table-cell table:style-name="ce71" office:value-type="float" office:value="368" calcext:value-type="float">
            <text:p><text:s text:c="3"/>368</text:p>
          </table:table-cell>
          <table:table-cell table:style-name="ce76" office:value-type="float" office:value="5.8" calcext:value-type="float">
            <text:p><text:s text:c="3"/>5.80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style-name="ce76" office:value-type="float" office:value="0.69" calcext:value-type="float">
            <text:p><text:s text:c="3"/>0.69</text:p>
          </table:table-cell>
          <table:table-cell table:style-name="ce71" office:value-type="float" office:value="443" calcext:value-type="float">
            <text:p><text:s text:c="3"/>443</text:p>
          </table:table-cell>
          <table:table-cell table:style-name="ce76" office:value-type="float" office:value="6.98" calcext:value-type="float">
            <text:p><text:s text:c="3"/>6.98</text:p>
          </table:table-cell>
          <table:table-cell table:style-name="ce87" office:value-type="float" office:value="173" calcext:value-type="float">
            <text:p><text:s text:c="3"/>173</text:p>
          </table:table-cell>
          <table:table-cell table:style-name="ce89" office:value-type="float" office:value="2.73" calcext:value-type="float">
            <text:p><text:s text:c="3"/>2.73</text:p>
          </table:table-cell>
          <table:table-cell table:style-name="ce92" office:value-type="float" office:value="2094" calcext:value-type="float">
            <text:p><text:s text:c="3"/>2,09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1" office:value-type="float" office:value="981000" calcext:value-type="float">
            <text:p><text:s text:c="3"/>981,000</text:p>
          </table:table-cell>
          <table:table-cell table:style-name="ce71" office:value-type="float" office:value="2608923" calcext:value-type="float">
            <text:p><text:s text:c="3"/>2,608,923</text:p>
          </table:table-cell>
          <table:table-cell table:style-name="ce71" office:value-type="float" office:value="1258762" calcext:value-type="float">
            <text:p><text:s text:c="3"/>1,258,762</text:p>
          </table:table-cell>
          <table:table-cell table:style-name="ce71" office:value-type="float" office:value="1350161" calcext:value-type="float">
            <text:p><text:s text:c="3"/>1,350,161</text:p>
          </table:table-cell>
          <table:table-cell table:style-name="ce71" office:value-type="float" office:value="1660" calcext:value-type="float">
            <text:p><text:s text:c="3"/>1,660</text:p>
          </table:table-cell>
          <table:table-cell table:style-name="ce76" office:value-type="float" office:value="7.75" calcext:value-type="float">
            <text:p><text:s text:c="3"/>7.75</text:p>
          </table:table-cell>
          <table:table-cell table:style-name="ce71" office:value-type="float" office:value="1206" calcext:value-type="float">
            <text:p><text:s text:c="3"/>1,206</text:p>
          </table:table-cell>
          <table:table-cell table:style-name="ce76" office:value-type="float" office:value="5.63" calcext:value-type="float">
            <text:p><text:s text:c="3"/>5.63</text:p>
          </table:table-cell>
          <table:table-cell table:style-name="ce71" office:value-type="float" office:value="454" calcext:value-type="float">
            <text:p><text:s text:c="3"/>454</text:p>
          </table:table-cell>
          <table:table-cell table:style-name="ce76" office:value-type="float" office:value="2.12" calcext:value-type="float">
            <text:p><text:s text:c="3"/>2.12</text:p>
          </table:table-cell>
          <table:table-cell table:style-name="ce71" office:value-type="float" office:value="2238" calcext:value-type="float">
            <text:p><text:s text:c="3"/>2,238</text:p>
          </table:table-cell>
          <table:table-cell table:style-name="ce76" office:value-type="float" office:value="10.44" calcext:value-type="float">
            <text:p><text:s text:c="3"/>10.44</text:p>
          </table:table-cell>
          <table:table-cell table:style-name="ce87" office:value-type="float" office:value="482" calcext:value-type="float">
            <text:p><text:s text:c="3"/>482</text:p>
          </table:table-cell>
          <table:table-cell table:style-name="ce89" office:value-type="float" office:value="2.25" calcext:value-type="float">
            <text:p><text:s text:c="3"/>2.25</text:p>
          </table:table-cell>
          <table:table-cell table:style-name="ce92" office:value-type="float" office:value="13571" calcext:value-type="float">
            <text:p><text:s text:c="3"/>13,571</text:p>
          </table:table-cell>
          <table:table-cell table:number-columns-repeated="1008"/>
        </table:table-row>
        <table:table-row table:style-name="ro17">
          <table:table-cell table:style-name="ce65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1" office:value-type="float" office:value="587832" calcext:value-type="float">
            <text:p><text:s text:c="3"/>587,832</text:p>
          </table:table-cell>
          <table:table-cell table:style-name="ce71" office:value-type="float" office:value="1529445" calcext:value-type="float">
            <text:p><text:s text:c="3"/>1,529,445</text:p>
          </table:table-cell>
          <table:table-cell table:style-name="ce71" office:value-type="float" office:value="754813" calcext:value-type="float">
            <text:p><text:s text:c="3"/>754,813</text:p>
          </table:table-cell>
          <table:table-cell table:style-name="ce71" office:value-type="float" office:value="774632" calcext:value-type="float">
            <text:p><text:s text:c="3"/>774,632</text:p>
          </table:table-cell>
          <table:table-cell table:style-name="ce71" office:value-type="float" office:value="933" calcext:value-type="float">
            <text:p><text:s text:c="3"/>933</text:p>
          </table:table-cell>
          <table:table-cell table:style-name="ce76" office:value-type="float" office:value="7.42" calcext:value-type="float">
            <text:p><text:s text:c="3"/>7.42</text:p>
          </table:table-cell>
          <table:table-cell table:style-name="ce71" office:value-type="float" office:value="776" calcext:value-type="float">
            <text:p><text:s text:c="3"/>776</text:p>
          </table:table-cell>
          <table:table-cell table:style-name="ce76" office:value-type="float" office:value="6.17" calcext:value-type="float">
            <text:p><text:s text:c="3"/>6.17</text:p>
          </table:table-cell>
          <table:table-cell table:style-name="ce71" office:value-type="float" office:value="157" calcext:value-type="float">
            <text:p><text:s text:c="3"/>157</text:p>
          </table:table-cell>
          <table:table-cell table:style-name="ce76" office:value-type="float" office:value="1.25" calcext:value-type="float">
            <text:p><text:s text:c="3"/>1.25</text:p>
          </table:table-cell>
          <table:table-cell table:style-name="ce71" office:value-type="float" office:value="901" calcext:value-type="float">
            <text:p><text:s text:c="3"/>901</text:p>
          </table:table-cell>
          <table:table-cell table:style-name="ce76" office:value-type="float" office:value="7.17" calcext:value-type="float">
            <text:p><text:s text:c="3"/>7.17</text:p>
          </table:table-cell>
          <table:table-cell table:style-name="ce87" office:value-type="float" office:value="307" calcext:value-type="float">
            <text:p><text:s text:c="3"/>307</text:p>
          </table:table-cell>
          <table:table-cell table:style-name="ce89" office:value-type="float" office:value="2.44" calcext:value-type="float">
            <text:p><text:s text:c="3"/>2.44</text:p>
          </table:table-cell>
          <table:table-cell table:style-name="ce92" office:value-type="float" office:value="11689" calcext:value-type="float">
            <text:p><text:s text:c="3"/>11,68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1" office:value-type="float" office:value="34395" calcext:value-type="float">
            <text:p><text:s text:c="3"/>34,395</text:p>
          </table:table-cell>
          <table:table-cell table:style-name="ce71" office:value-type="float" office:value="106048" calcext:value-type="float">
            <text:p><text:s text:c="3"/>106,048</text:p>
          </table:table-cell>
          <table:table-cell table:style-name="ce71" office:value-type="float" office:value="55070" calcext:value-type="float">
            <text:p><text:s text:c="3"/>55,070</text:p>
          </table:table-cell>
          <table:table-cell table:style-name="ce71" office:value-type="float" office:value="50978" calcext:value-type="float">
            <text:p><text:s text:c="3"/>50,978</text:p>
          </table:table-cell>
          <table:table-cell table:style-name="ce71" office:value-type="float" office:value="81" calcext:value-type="float">
            <text:p><text:s text:c="3"/>81</text:p>
          </table:table-cell>
          <table:table-cell table:style-name="ce76" office:value-type="float" office:value="9.31" calcext:value-type="float">
            <text:p><text:s text:c="3"/>9.31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6" office:value-type="float" office:value="5.29" calcext:value-type="float">
            <text:p><text:s text:c="3"/>5.29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6" office:value-type="float" office:value="4.02" calcext:value-type="float">
            <text:p><text:s text:c="3"/>4.02</text:p>
          </table:table-cell>
          <table:table-cell table:style-name="ce71" office:value-type="float" office:value="48" calcext:value-type="float">
            <text:p><text:s text:c="3"/>48</text:p>
          </table:table-cell>
          <table:table-cell table:style-name="ce76" office:value-type="float" office:value="5.52" calcext:value-type="float">
            <text:p><text:s text:c="3"/>5.52</text:p>
          </table:table-cell>
          <table:table-cell table:style-name="ce87" office:value-type="float" office:value="7" calcext:value-type="float">
            <text:p><text:s text:c="3"/>7</text:p>
          </table:table-cell>
          <table:table-cell table:style-name="ce89" office:value-type="float" office:value="0.8" calcext:value-type="float">
            <text:p><text:s text:c="3"/>0.80</text:p>
          </table:table-cell>
          <table:table-cell table:style-name="ce92" office:value-type="float" office:value="589" calcext:value-type="float">
            <text:p><text:s text:c="3"/>589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1" office:value-type="float" office:value="32298" calcext:value-type="float">
            <text:p><text:s text:c="3"/>32,298</text:p>
          </table:table-cell>
          <table:table-cell table:style-name="ce71" office:value-type="float" office:value="96091" calcext:value-type="float">
            <text:p><text:s text:c="3"/>96,091</text:p>
          </table:table-cell>
          <table:table-cell table:style-name="ce71" office:value-type="float" office:value="49306" calcext:value-type="float">
            <text:p><text:s text:c="3"/>49,306</text:p>
          </table:table-cell>
          <table:table-cell table:style-name="ce71" office:value-type="float" office:value="46785" calcext:value-type="float">
            <text:p><text:s text:c="3"/>46,785</text:p>
          </table:table-cell>
          <table:table-cell table:style-name="ce71" office:value-type="float" office:value="76" calcext:value-type="float">
            <text:p><text:s text:c="3"/>76</text:p>
          </table:table-cell>
          <table:table-cell table:style-name="ce76" office:value-type="float" office:value="9.64" calcext:value-type="float">
            <text:p><text:s text:c="3"/>9.64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76" office:value-type="float" office:value="5.33" calcext:value-type="float">
            <text:p><text:s text:c="3"/>5.33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76" office:value-type="float" office:value="4.31" calcext:value-type="float">
            <text:p><text:s text:c="3"/>4.31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6" office:value-type="float" office:value="4.95" calcext:value-type="float">
            <text:p><text:s text:c="3"/>4.95</text:p>
          </table:table-cell>
          <table:table-cell table:style-name="ce87" office:value-type="float" office:value="7" calcext:value-type="float">
            <text:p><text:s text:c="3"/>7</text:p>
          </table:table-cell>
          <table:table-cell table:style-name="ce89" office:value-type="float" office:value="0.89" calcext:value-type="float">
            <text:p><text:s text:c="3"/>0.89</text:p>
          </table:table-cell>
          <table:table-cell table:style-name="ce92" office:value-type="float" office:value="464" calcext:value-type="float">
            <text:p><text:s text:c="3"/>464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2" office:value-type="float" office:value="2097" calcext:value-type="float">
            <text:p><text:s text:c="3"/>2,097</text:p>
          </table:table-cell>
          <table:table-cell table:style-name="ce72" office:value-type="float" office:value="9957" calcext:value-type="float">
            <text:p><text:s text:c="3"/>9,957</text:p>
          </table:table-cell>
          <table:table-cell table:style-name="ce72" office:value-type="float" office:value="5764" calcext:value-type="float">
            <text:p><text:s text:c="3"/>5,764</text:p>
          </table:table-cell>
          <table:table-cell table:style-name="ce72" office:value-type="float" office:value="4193" calcext:value-type="float">
            <text:p><text:s text:c="3"/>4,19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7" office:value-type="float" office:value="6.11" calcext:value-type="float">
            <text:p><text:s text:c="3"/>6.1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7" office:value-type="float" office:value="4.89" calcext:value-type="float">
            <text:p><text:s text:c="3"/>4.8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7" office:value-type="float" office:value="1.22" calcext:value-type="float">
            <text:p><text:s text:c="3"/>1.22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7" office:value-type="float" office:value="11" calcext:value-type="float">
            <text:p><text:s text:c="3"/>11.00</text:p>
          </table:table-cell>
          <table:table-cell table:style-name="ce88" office:value-type="float" office:value="0" calcext:value-type="float">
            <text:p>—</text:p>
          </table:table-cell>
          <table:table-cell table:style-name="ce90" office:value-type="float" office:value="0" calcext:value-type="float">
            <text:p>—</text:p>
          </table:table-cell>
          <table:table-cell table:style-name="ce93" office:value-type="float" office:value="125" calcext:value-type="float">
            <text:p><text:s text:c="3"/>125</text:p>
          </table:table-cell>
          <table:table-cell table:number-columns-repeated="1008"/>
        </table:table-row>
        <table:table-row table:style-name="ro19">
          <table:table-cell table:style-name="ce68" office:value-type="string" calcext:value-type="string">
            <text:p>  <text:span text:style-name="T10">附</text:span><text:span text:style-name="T11"> </text:span><text:span text:style-name="T12">註</text:span><text:span text:style-name="T11"> : </text:span><text:span text:style-name="T1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0"/>
          <table:table-cell table:style-name="ce47"/>
          <table:table-cell/>
          <table:table-cell table:style-name="ce47"/>
          <table:table-cell table:style-name="ce40" table:number-columns-repeated="2"/>
          <table:table-cell/>
          <table:table-cell table:style-name="ce94" office:value-type="string" calcext:value-type="string">
            <text:p>                <text:span text:style-name="T10">內</text:span><text:span text:style-name="T11"> </text:span><text:span text:style-name="T12">政</text:span><text:span text:style-name="T11"> </text:span><text:span text:style-name="T12">部</text:span><text:span text:style-name="T11"> </text:span><text:span text:style-name="T12">戶</text:span><text:span text:style-name="T11"> </text:span><text:span text:style-name="T12">政</text:span><text:span text:style-name="T11"> </text:span><text:span text:style-name="T12">司</text:span><text:span text:style-name="T11">  </text:span><text:span text:style-name="T12">民</text:span><text:span text:style-name="T11"> </text:span><text:span text:style-name="T12">國</text:span><text:span text:style-name="T11"> 99 </text:span><text:span text:style-name="T12">年</text:span><text:span text:style-name="T11"> 10 </text:span><text:span text:style-name="T12">月</text:span><text:span text:style-name="T11"> 6 </text:span><text:span text:style-name="T12">日</text:span><text:span text:style-name="T11"> </text:span><text:span text:style-name="T12">編製</text:span></text:p>
          </table:table-cell>
          <table:table-cell table:number-columns-repeated="1008"/>
        </table:table-row>
        <table:table-row table:style-name="ro11">
          <table:table-cell table:number-columns-repeated="14"/>
          <table:table-cell table:style-name="ce91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07"/>
        <table:table-column table:style-name="co17" table:number-columns-repeated="9" table:default-cell-style-name="ce107"/>
        <table:table-column table:style-name="co18" table:number-columns-repeated="247" table:default-cell-style-name="ce107"/>
        <table:table-column table:style-name="co18" table:number-columns-repeated="767" table:default-cell-style-name="Default"/>
        <table:table-row table:style-name="ro20">
          <table:table-cell table:style-name="ce98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9"/>
          <table:table-cell table:number-columns-repeated="1014"/>
        </table:table-row>
        <table:table-row table:style-name="ro21">
          <table:table-cell table:style-name="ce99"/>
          <table:table-cell table:style-name="ce110" table:number-columns-repeated="3"/>
          <table:table-cell table:style-name="ce127" office:value-type="string" calcext:value-type="string">
            <text:p>中華民國 99 年 9 月底</text:p>
          </table:table-cell>
          <table:table-cell table:style-name="ce110" table:number-columns-repeated="3"/>
          <table:table-cell/>
          <table:table-cell table:style-name="ce130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100" office:value-type="string" calcext:value-type="string" table:number-columns-spanned="1" table:number-rows-spanned="3">
            <text:p>區 <text:s/>域 <text:s/>別</text:p>
          </table:table-cell>
          <table:table-cell table:style-name="ce111" office:value-type="string" calcext:value-type="string" table:number-columns-spanned="1" table:number-rows-spanned="3">
            <text:p>總　　計</text:p>
          </table:table-cell>
          <table:table-cell table:style-name="ce117" office:value-type="string" calcext:value-type="string" table:number-columns-spanned="2" table:number-rows-spanned="2">
            <text:p>0 ～ 14歲</text:p>
          </table:table-cell>
          <table:covered-table-cell table:style-name="ce122"/>
          <table:table-cell table:style-name="ce117" office:value-type="string" calcext:value-type="string" table:number-columns-spanned="2" table:number-rows-spanned="2">
            <text:p>15 ～ 64歲</text:p>
          </table:table-cell>
          <table:covered-table-cell table:style-name="ce122"/>
          <table:table-cell table:style-name="ce117" office:value-type="string" calcext:value-type="string" table:number-columns-spanned="2" table:number-rows-spanned="2">
            <text:p>65歲以上</text:p>
          </table:table-cell>
          <table:covered-table-cell table:style-name="ce122"/>
          <table:table-cell table:style-name="ce129" office:value-type="string" calcext:value-type="string" table:number-columns-spanned="2" table:number-rows-spanned="2">
            <text:p>20歲以上</text:p>
          </table:table-cell>
          <table:covered-table-cell table:style-name="ce131"/>
          <table:table-cell table:style-name="ce108" table:number-columns-repeated="1014"/>
        </table:table-row>
        <table:table-row table:style-name="ro23">
          <table:covered-table-cell table:style-name="ce101"/>
          <table:covered-table-cell table:style-name="ce112"/>
          <table:covered-table-cell table:style-name="ce118"/>
          <table:covered-table-cell table:style-name="ce123"/>
          <table:covered-table-cell table:style-name="ce118"/>
          <table:covered-table-cell table:style-name="ce123"/>
          <table:covered-table-cell table:style-name="ce118"/>
          <table:covered-table-cell table:style-name="ce123"/>
          <table:covered-table-cell table:style-name="ce118"/>
          <table:covered-table-cell table:style-name="ce132"/>
          <table:table-cell table:style-name="ce108" table:number-columns-repeated="1014"/>
        </table:table-row>
        <table:table-row table:style-name="ro19">
          <table:covered-table-cell table:style-name="ce102"/>
          <table:covered-table-cell table:style-name="ce113"/>
          <table:table-cell table:style-name="ce119" office:value-type="string" calcext:value-type="string">
            <text:p>實　數</text:p>
          </table:table-cell>
          <table:table-cell table:style-name="ce119" office:value-type="string" calcext:value-type="string">
            <text:p>％</text:p>
          </table:table-cell>
          <table:table-cell table:style-name="ce119" office:value-type="string" calcext:value-type="string">
            <text:p>實　數</text:p>
          </table:table-cell>
          <table:table-cell table:style-name="ce119" office:value-type="string" calcext:value-type="string">
            <text:p>％</text:p>
          </table:table-cell>
          <table:table-cell table:style-name="ce119" office:value-type="string" calcext:value-type="string">
            <text:p>實　數</text:p>
          </table:table-cell>
          <table:table-cell table:style-name="ce119" office:value-type="string" calcext:value-type="string">
            <text:p>％</text:p>
          </table:table-cell>
          <table:table-cell table:style-name="ce119" office:value-type="string" calcext:value-type="string">
            <text:p>實　數</text:p>
          </table:table-cell>
          <table:table-cell table:style-name="ce133" office:value-type="string" calcext:value-type="string">
            <text:p>％</text:p>
          </table:table-cell>
          <table:table-cell table:style-name="ce108" table:number-columns-repeated="1014"/>
        </table:table-row>
        <table:table-row table:style-name="ro21">
          <table:table-cell table:style-name="ce103" office:value-type="string" calcext:value-type="string">
            <text:p>總<text:span text:style-name="T13"> </text:span><text:span text:style-name="T14">　</text:span><text:span text:style-name="T15"> </text:span><text:span text:style-name="T14">　</text:span><text:span text:style-name="T15"> </text:span><text:span text:style-name="T14">計</text:span></text:p>
          </table:table-cell>
          <table:table-cell table:style-name="ce114" office:value-type="float" office:value="23146090" calcext:value-type="float">
            <text:p><text:s text:c="3"/>23,146,090</text:p>
          </table:table-cell>
          <table:table-cell table:style-name="ce120" office:value-type="float" office:value="3668154" calcext:value-type="float">
            <text:p><text:s text:c="3"/>3,668,154</text:p>
          </table:table-cell>
          <table:table-cell table:style-name="ce124" office:value-type="float" office:value="15.85" calcext:value-type="float">
            <text:p><text:s text:c="3"/>15.85</text:p>
          </table:table-cell>
          <table:table-cell table:style-name="ce120" office:value-type="float" office:value="16999125" calcext:value-type="float">
            <text:p><text:s text:c="3"/>16,999,125</text:p>
          </table:table-cell>
          <table:table-cell table:style-name="ce124" office:value-type="float" office:value="73.44" calcext:value-type="float">
            <text:p><text:s text:c="3"/>73.44</text:p>
          </table:table-cell>
          <table:table-cell table:style-name="ce120" office:value-type="float" office:value="2478811" calcext:value-type="float">
            <text:p><text:s text:c="3"/>2,478,811</text:p>
          </table:table-cell>
          <table:table-cell table:style-name="ce124" office:value-type="float" office:value="10.71" calcext:value-type="float">
            <text:p><text:s text:c="3"/>10.71</text:p>
          </table:table-cell>
          <table:table-cell table:style-name="ce120" office:value-type="float" office:value="17870363" calcext:value-type="float">
            <text:p><text:s text:c="3"/>17,870,363</text:p>
          </table:table-cell>
          <table:table-cell table:style-name="ce134" office:value-type="float" office:value="77.21" calcext:value-type="float">
            <text:p><text:s text:c="3"/>77.21</text:p>
          </table:table-cell>
          <table:table-cell table:style-name="ce138" table:number-columns-repeated="1014"/>
        </table:table-row>
        <table:table-row table:style-name="ro4">
          <table:table-cell table:style-name="ce104" office:value-type="string" calcext:value-type="string">
            <text:p>臺<text:span text:style-name="T13"> </text:span><text:span text:style-name="T14">灣</text:span><text:span text:style-name="T15"> </text:span><text:span text:style-name="T14">地</text:span><text:span text:style-name="T15"> </text:span><text:span text:style-name="T14">區</text:span></text:p>
          </table:table-cell>
          <table:table-cell table:style-name="ce115" office:value-type="float" office:value="23040042" calcext:value-type="float">
            <text:p><text:s text:c="3"/>23,040,042</text:p>
          </table:table-cell>
          <table:table-cell table:style-name="ce121" office:value-type="float" office:value="3653898" calcext:value-type="float">
            <text:p><text:s text:c="3"/>3,653,898</text:p>
          </table:table-cell>
          <table:table-cell table:style-name="ce125" office:value-type="float" office:value="15.86" calcext:value-type="float">
            <text:p><text:s text:c="3"/>15.86</text:p>
          </table:table-cell>
          <table:table-cell table:style-name="ce121" office:value-type="float" office:value="16919860" calcext:value-type="float">
            <text:p><text:s text:c="3"/>16,919,860</text:p>
          </table:table-cell>
          <table:table-cell table:style-name="ce125" office:value-type="float" office:value="73.44" calcext:value-type="float">
            <text:p><text:s text:c="3"/>73.44</text:p>
          </table:table-cell>
          <table:table-cell table:style-name="ce121" office:value-type="float" office:value="2466284" calcext:value-type="float">
            <text:p><text:s text:c="3"/>2,466,284</text:p>
          </table:table-cell>
          <table:table-cell table:style-name="ce125" office:value-type="float" office:value="10.7" calcext:value-type="float">
            <text:p><text:s text:c="3"/>10.70</text:p>
          </table:table-cell>
          <table:table-cell table:style-name="ce121" office:value-type="float" office:value="17785325" calcext:value-type="float">
            <text:p><text:s text:c="3"/>17,785,325</text:p>
          </table:table-cell>
          <table:table-cell table:style-name="ce135" office:value-type="float" office:value="77.19" calcext:value-type="float">
            <text:p><text:s text:c="3"/>77.19</text:p>
          </table:table-cell>
          <table:table-cell table:style-name="ce108" table:number-columns-repeated="1014"/>
        </table:table-row>
        <table:table-row table:style-name="ro4">
          <table:table-cell table:style-name="ce104" office:value-type="string" calcext:value-type="string">
            <text:p>臺<text:span text:style-name="T13">   </text:span><text:span text:style-name="T14">灣</text:span><text:span text:style-name="T15">   </text:span><text:span text:style-name="T14">省</text:span></text:p>
          </table:table-cell>
          <table:table-cell table:style-name="ce115" office:value-type="float" office:value="18901674" calcext:value-type="float">
            <text:p><text:s text:c="3"/>18,901,674</text:p>
          </table:table-cell>
          <table:table-cell table:style-name="ce121" office:value-type="float" office:value="3035144" calcext:value-type="float">
            <text:p><text:s text:c="3"/>3,035,144</text:p>
          </table:table-cell>
          <table:table-cell table:style-name="ce125" office:value-type="float" office:value="16.06" calcext:value-type="float">
            <text:p><text:s text:c="3"/>16.06</text:p>
          </table:table-cell>
          <table:table-cell table:style-name="ce121" office:value-type="float" office:value="13884927" calcext:value-type="float">
            <text:p><text:s text:c="3"/>13,884,927</text:p>
          </table:table-cell>
          <table:table-cell table:style-name="ce125" office:value-type="float" office:value="73.46" calcext:value-type="float">
            <text:p><text:s text:c="3"/>73.46</text:p>
          </table:table-cell>
          <table:table-cell table:style-name="ce121" office:value-type="float" office:value="1981603" calcext:value-type="float">
            <text:p><text:s text:c="3"/>1,981,603</text:p>
          </table:table-cell>
          <table:table-cell table:style-name="ce125" office:value-type="float" office:value="10.48" calcext:value-type="float">
            <text:p><text:s text:c="3"/>10.48</text:p>
          </table:table-cell>
          <table:table-cell table:style-name="ce121" office:value-type="float" office:value="14524999" calcext:value-type="float">
            <text:p><text:s text:c="3"/>14,524,999</text:p>
          </table:table-cell>
          <table:table-cell table:style-name="ce135" office:value-type="float" office:value="76.85" calcext:value-type="float">
            <text:p><text:s text:c="3"/>76.85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臺<text:span text:style-name="T16"> </text:span><text:span text:style-name="T12">北</text:span><text:span text:style-name="T11"> </text:span><text:span text:style-name="T12">縣</text:span></text:p>
          </table:table-cell>
          <table:table-cell table:style-name="ce115" office:value-type="float" office:value="3892603" calcext:value-type="float">
            <text:p><text:s text:c="3"/>3,892,603</text:p>
          </table:table-cell>
          <table:table-cell table:style-name="ce115" office:value-type="float" office:value="593994" calcext:value-type="float">
            <text:p><text:s text:c="3"/>593,994</text:p>
          </table:table-cell>
          <table:table-cell table:style-name="ce125" office:value-type="float" office:value="15.26" calcext:value-type="float">
            <text:p><text:s text:c="3"/>15.26</text:p>
          </table:table-cell>
          <table:table-cell table:style-name="ce115" office:value-type="float" office:value="2979228" calcext:value-type="float">
            <text:p><text:s text:c="3"/>2,979,228</text:p>
          </table:table-cell>
          <table:table-cell table:style-name="ce125" office:value-type="float" office:value="76.54" calcext:value-type="float">
            <text:p><text:s text:c="3"/>76.54</text:p>
          </table:table-cell>
          <table:table-cell table:style-name="ce115" office:value-type="float" office:value="319381" calcext:value-type="float">
            <text:p><text:s text:c="3"/>319,381</text:p>
          </table:table-cell>
          <table:table-cell table:style-name="ce125" office:value-type="float" office:value="8.2" calcext:value-type="float">
            <text:p><text:s text:c="3"/>8.20</text:p>
          </table:table-cell>
          <table:table-cell table:style-name="ce115" office:value-type="float" office:value="3026778" calcext:value-type="float">
            <text:p><text:s text:c="3"/>3,026,778</text:p>
          </table:table-cell>
          <table:table-cell table:style-name="ce135" office:value-type="float" office:value="77.76" calcext:value-type="float">
            <text:p><text:s text:c="3"/>77.76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宜<text:span text:style-name="T16"> </text:span><text:span text:style-name="T12">蘭</text:span><text:span text:style-name="T11"> </text:span><text:span text:style-name="T12">縣</text:span></text:p>
          </table:table-cell>
          <table:table-cell table:style-name="ce115" office:value-type="float" office:value="460679" calcext:value-type="float">
            <text:p><text:s text:c="3"/>460,679</text:p>
          </table:table-cell>
          <table:table-cell table:style-name="ce115" office:value-type="float" office:value="71178" calcext:value-type="float">
            <text:p><text:s text:c="3"/>71,178</text:p>
          </table:table-cell>
          <table:table-cell table:style-name="ce125" office:value-type="float" office:value="15.45" calcext:value-type="float">
            <text:p><text:s text:c="3"/>15.45</text:p>
          </table:table-cell>
          <table:table-cell table:style-name="ce115" office:value-type="float" office:value="329240" calcext:value-type="float">
            <text:p><text:s text:c="3"/>329,240</text:p>
          </table:table-cell>
          <table:table-cell table:style-name="ce125" office:value-type="float" office:value="71.47" calcext:value-type="float">
            <text:p><text:s text:c="3"/>71.47</text:p>
          </table:table-cell>
          <table:table-cell table:style-name="ce115" office:value-type="float" office:value="60261" calcext:value-type="float">
            <text:p><text:s text:c="3"/>60,261</text:p>
          </table:table-cell>
          <table:table-cell table:style-name="ce125" office:value-type="float" office:value="13.08" calcext:value-type="float">
            <text:p><text:s text:c="3"/>13.08</text:p>
          </table:table-cell>
          <table:table-cell table:style-name="ce115" office:value-type="float" office:value="355642" calcext:value-type="float">
            <text:p><text:s text:c="3"/>355,642</text:p>
          </table:table-cell>
          <table:table-cell table:style-name="ce135" office:value-type="float" office:value="77.2" calcext:value-type="float">
            <text:p><text:s text:c="3"/>77.20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桃<text:span text:style-name="T16"> </text:span><text:span text:style-name="T12">園</text:span><text:span text:style-name="T11"> </text:span><text:span text:style-name="T12">縣</text:span></text:p>
          </table:table-cell>
          <table:table-cell table:style-name="ce115" office:value-type="float" office:value="2002318" calcext:value-type="float">
            <text:p><text:s text:c="3"/>2,002,318</text:p>
          </table:table-cell>
          <table:table-cell table:style-name="ce115" office:value-type="float" office:value="368688" calcext:value-type="float">
            <text:p><text:s text:c="3"/>368,688</text:p>
          </table:table-cell>
          <table:table-cell table:style-name="ce125" office:value-type="float" office:value="18.41" calcext:value-type="float">
            <text:p><text:s text:c="3"/>18.41</text:p>
          </table:table-cell>
          <table:table-cell table:style-name="ce115" office:value-type="float" office:value="1469337" calcext:value-type="float">
            <text:p><text:s text:c="3"/>1,469,337</text:p>
          </table:table-cell>
          <table:table-cell table:style-name="ce125" office:value-type="float" office:value="73.38" calcext:value-type="float">
            <text:p><text:s text:c="3"/>73.38</text:p>
          </table:table-cell>
          <table:table-cell table:style-name="ce115" office:value-type="float" office:value="164293" calcext:value-type="float">
            <text:p><text:s text:c="3"/>164,293</text:p>
          </table:table-cell>
          <table:table-cell table:style-name="ce125" office:value-type="float" office:value="8.21" calcext:value-type="float">
            <text:p><text:s text:c="3"/>8.21</text:p>
          </table:table-cell>
          <table:table-cell table:style-name="ce115" office:value-type="float" office:value="1481528" calcext:value-type="float">
            <text:p><text:s text:c="3"/>1,481,528</text:p>
          </table:table-cell>
          <table:table-cell table:style-name="ce135" office:value-type="float" office:value="73.99" calcext:value-type="float">
            <text:p><text:s text:c="3"/>73.99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新<text:span text:style-name="T16"> </text:span><text:span text:style-name="T12">竹</text:span><text:span text:style-name="T11"> </text:span><text:span text:style-name="T12">縣</text:span></text:p>
          </table:table-cell>
          <table:table-cell table:style-name="ce115" office:value-type="float" office:value="512097" calcext:value-type="float">
            <text:p><text:s text:c="3"/>512,097</text:p>
          </table:table-cell>
          <table:table-cell table:style-name="ce115" office:value-type="float" office:value="97637" calcext:value-type="float">
            <text:p><text:s text:c="3"/>97,637</text:p>
          </table:table-cell>
          <table:table-cell table:style-name="ce125" office:value-type="float" office:value="19.07" calcext:value-type="float">
            <text:p><text:s text:c="3"/>19.07</text:p>
          </table:table-cell>
          <table:table-cell table:style-name="ce115" office:value-type="float" office:value="357161" calcext:value-type="float">
            <text:p><text:s text:c="3"/>357,161</text:p>
          </table:table-cell>
          <table:table-cell table:style-name="ce125" office:value-type="float" office:value="69.74" calcext:value-type="float">
            <text:p><text:s text:c="3"/>69.74</text:p>
          </table:table-cell>
          <table:table-cell table:style-name="ce115" office:value-type="float" office:value="57299" calcext:value-type="float">
            <text:p><text:s text:c="3"/>57,299</text:p>
          </table:table-cell>
          <table:table-cell table:style-name="ce125" office:value-type="float" office:value="11.19" calcext:value-type="float">
            <text:p><text:s text:c="3"/>11.19</text:p>
          </table:table-cell>
          <table:table-cell table:style-name="ce115" office:value-type="float" office:value="377149" calcext:value-type="float">
            <text:p><text:s text:c="3"/>377,149</text:p>
          </table:table-cell>
          <table:table-cell table:style-name="ce135" office:value-type="float" office:value="73.65" calcext:value-type="float">
            <text:p><text:s text:c="3"/>73.65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苗<text:span text:style-name="T16"> </text:span><text:span text:style-name="T12">栗</text:span><text:span text:style-name="T11"> </text:span><text:span text:style-name="T12">縣</text:span></text:p>
          </table:table-cell>
          <table:table-cell table:style-name="ce115" office:value-type="float" office:value="560557" calcext:value-type="float">
            <text:p><text:s text:c="3"/>560,557</text:p>
          </table:table-cell>
          <table:table-cell table:style-name="ce115" office:value-type="float" office:value="89187" calcext:value-type="float">
            <text:p><text:s text:c="3"/>89,187</text:p>
          </table:table-cell>
          <table:table-cell table:style-name="ce125" office:value-type="float" office:value="15.91" calcext:value-type="float">
            <text:p><text:s text:c="3"/>15.91</text:p>
          </table:table-cell>
          <table:table-cell table:style-name="ce115" office:value-type="float" office:value="396302" calcext:value-type="float">
            <text:p><text:s text:c="3"/>396,302</text:p>
          </table:table-cell>
          <table:table-cell table:style-name="ce125" office:value-type="float" office:value="70.7" calcext:value-type="float">
            <text:p><text:s text:c="3"/>70.70</text:p>
          </table:table-cell>
          <table:table-cell table:style-name="ce115" office:value-type="float" office:value="75068" calcext:value-type="float">
            <text:p><text:s text:c="3"/>75,068</text:p>
          </table:table-cell>
          <table:table-cell table:style-name="ce125" office:value-type="float" office:value="13.39" calcext:value-type="float">
            <text:p><text:s text:c="3"/>13.39</text:p>
          </table:table-cell>
          <table:table-cell table:style-name="ce115" office:value-type="float" office:value="431129" calcext:value-type="float">
            <text:p><text:s text:c="3"/>431,129</text:p>
          </table:table-cell>
          <table:table-cell table:style-name="ce135" office:value-type="float" office:value="76.91" calcext:value-type="float">
            <text:p><text:s text:c="3"/>76.9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中</text:span><text:span text:style-name="T11"> </text:span><text:span text:style-name="T12">縣</text:span></text:p>
          </table:table-cell>
          <table:table-cell table:style-name="ce115" office:value-type="float" office:value="1564577" calcext:value-type="float">
            <text:p><text:s text:c="3"/>1,564,577</text:p>
          </table:table-cell>
          <table:table-cell table:style-name="ce115" office:value-type="float" office:value="269229" calcext:value-type="float">
            <text:p><text:s text:c="3"/>269,229</text:p>
          </table:table-cell>
          <table:table-cell table:style-name="ce125" office:value-type="float" office:value="17.21" calcext:value-type="float">
            <text:p><text:s text:c="3"/>17.21</text:p>
          </table:table-cell>
          <table:table-cell table:style-name="ce115" office:value-type="float" office:value="1155313" calcext:value-type="float">
            <text:p><text:s text:c="3"/>1,155,313</text:p>
          </table:table-cell>
          <table:table-cell table:style-name="ce125" office:value-type="float" office:value="73.84" calcext:value-type="float">
            <text:p><text:s text:c="3"/>73.84</text:p>
          </table:table-cell>
          <table:table-cell table:style-name="ce115" office:value-type="float" office:value="140035" calcext:value-type="float">
            <text:p><text:s text:c="3"/>140,035</text:p>
          </table:table-cell>
          <table:table-cell table:style-name="ce125" office:value-type="float" office:value="8.95" calcext:value-type="float">
            <text:p><text:s text:c="3"/>8.95</text:p>
          </table:table-cell>
          <table:table-cell table:style-name="ce115" office:value-type="float" office:value="1175579" calcext:value-type="float">
            <text:p><text:s text:c="3"/>1,175,579</text:p>
          </table:table-cell>
          <table:table-cell table:style-name="ce135" office:value-type="float" office:value="75.14" calcext:value-type="float">
            <text:p><text:s text:c="3"/>75.14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彰<text:span text:style-name="T16"> </text:span><text:span text:style-name="T12">化</text:span><text:span text:style-name="T11"> </text:span><text:span text:style-name="T12">縣</text:span></text:p>
          </table:table-cell>
          <table:table-cell table:style-name="ce115" office:value-type="float" office:value="1307843" calcext:value-type="float">
            <text:p><text:s text:c="3"/>1,307,843</text:p>
          </table:table-cell>
          <table:table-cell table:style-name="ce115" office:value-type="float" office:value="215214" calcext:value-type="float">
            <text:p><text:s text:c="3"/>215,214</text:p>
          </table:table-cell>
          <table:table-cell table:style-name="ce125" office:value-type="float" office:value="16.46" calcext:value-type="float">
            <text:p><text:s text:c="3"/>16.46</text:p>
          </table:table-cell>
          <table:table-cell table:style-name="ce115" office:value-type="float" office:value="934957" calcext:value-type="float">
            <text:p><text:s text:c="3"/>934,957</text:p>
          </table:table-cell>
          <table:table-cell table:style-name="ce125" office:value-type="float" office:value="71.49" calcext:value-type="float">
            <text:p><text:s text:c="3"/>71.49</text:p>
          </table:table-cell>
          <table:table-cell table:style-name="ce115" office:value-type="float" office:value="157672" calcext:value-type="float">
            <text:p><text:s text:c="3"/>157,672</text:p>
          </table:table-cell>
          <table:table-cell table:style-name="ce125" office:value-type="float" office:value="12.06" calcext:value-type="float">
            <text:p><text:s text:c="3"/>12.06</text:p>
          </table:table-cell>
          <table:table-cell table:style-name="ce115" office:value-type="float" office:value="999621" calcext:value-type="float">
            <text:p><text:s text:c="3"/>999,621</text:p>
          </table:table-cell>
          <table:table-cell table:style-name="ce135" office:value-type="float" office:value="76.43" calcext:value-type="float">
            <text:p><text:s text:c="3"/>76.43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南<text:span text:style-name="T16"> </text:span><text:span text:style-name="T12">投</text:span><text:span text:style-name="T11"> </text:span><text:span text:style-name="T12">縣</text:span></text:p>
          </table:table-cell>
          <table:table-cell table:style-name="ce115" office:value-type="float" office:value="527299" calcext:value-type="float">
            <text:p><text:s text:c="3"/>527,299</text:p>
          </table:table-cell>
          <table:table-cell table:style-name="ce115" office:value-type="float" office:value="79211" calcext:value-type="float">
            <text:p><text:s text:c="3"/>79,211</text:p>
          </table:table-cell>
          <table:table-cell table:style-name="ce125" office:value-type="float" office:value="15.02" calcext:value-type="float">
            <text:p><text:s text:c="3"/>15.02</text:p>
          </table:table-cell>
          <table:table-cell table:style-name="ce115" office:value-type="float" office:value="376846" calcext:value-type="float">
            <text:p><text:s text:c="3"/>376,846</text:p>
          </table:table-cell>
          <table:table-cell table:style-name="ce125" office:value-type="float" office:value="71.47" calcext:value-type="float">
            <text:p><text:s text:c="3"/>71.47</text:p>
          </table:table-cell>
          <table:table-cell table:style-name="ce115" office:value-type="float" office:value="71242" calcext:value-type="float">
            <text:p><text:s text:c="3"/>71,242</text:p>
          </table:table-cell>
          <table:table-cell table:style-name="ce125" office:value-type="float" office:value="13.51" calcext:value-type="float">
            <text:p><text:s text:c="3"/>13.51</text:p>
          </table:table-cell>
          <table:table-cell table:style-name="ce115" office:value-type="float" office:value="410702" calcext:value-type="float">
            <text:p><text:s text:c="3"/>410,702</text:p>
          </table:table-cell>
          <table:table-cell table:style-name="ce135" office:value-type="float" office:value="77.89" calcext:value-type="float">
            <text:p><text:s text:c="3"/>77.89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雲<text:span text:style-name="T16"> </text:span><text:span text:style-name="T12">林</text:span><text:span text:style-name="T11"> </text:span><text:span text:style-name="T12">縣</text:span></text:p>
          </table:table-cell>
          <table:table-cell table:style-name="ce115" office:value-type="float" office:value="718054" calcext:value-type="float">
            <text:p><text:s text:c="3"/>718,054</text:p>
          </table:table-cell>
          <table:table-cell table:style-name="ce115" office:value-type="float" office:value="110389" calcext:value-type="float">
            <text:p><text:s text:c="3"/>110,389</text:p>
          </table:table-cell>
          <table:table-cell table:style-name="ce125" office:value-type="float" office:value="15.37" calcext:value-type="float">
            <text:p><text:s text:c="3"/>15.37</text:p>
          </table:table-cell>
          <table:table-cell table:style-name="ce115" office:value-type="float" office:value="499606" calcext:value-type="float">
            <text:p><text:s text:c="3"/>499,606</text:p>
          </table:table-cell>
          <table:table-cell table:style-name="ce125" office:value-type="float" office:value="69.58" calcext:value-type="float">
            <text:p><text:s text:c="3"/>69.58</text:p>
          </table:table-cell>
          <table:table-cell table:style-name="ce115" office:value-type="float" office:value="108059" calcext:value-type="float">
            <text:p><text:s text:c="3"/>108,059</text:p>
          </table:table-cell>
          <table:table-cell table:style-name="ce125" office:value-type="float" office:value="15.05" calcext:value-type="float">
            <text:p><text:s text:c="3"/>15.05</text:p>
          </table:table-cell>
          <table:table-cell table:style-name="ce115" office:value-type="float" office:value="562603" calcext:value-type="float">
            <text:p><text:s text:c="3"/>562,603</text:p>
          </table:table-cell>
          <table:table-cell table:style-name="ce135" office:value-type="float" office:value="78.35" calcext:value-type="float">
            <text:p><text:s text:c="3"/>78.35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嘉<text:span text:style-name="T16"> </text:span><text:span text:style-name="T12">義</text:span><text:span text:style-name="T11"> </text:span><text:span text:style-name="T12">縣</text:span></text:p>
          </table:table-cell>
          <table:table-cell table:style-name="ce115" office:value-type="float" office:value="543853" calcext:value-type="float">
            <text:p><text:s text:c="3"/>543,853</text:p>
          </table:table-cell>
          <table:table-cell table:style-name="ce115" office:value-type="float" office:value="77091" calcext:value-type="float">
            <text:p><text:s text:c="3"/>77,091</text:p>
          </table:table-cell>
          <table:table-cell table:style-name="ce125" office:value-type="float" office:value="14.17" calcext:value-type="float">
            <text:p><text:s text:c="3"/>14.17</text:p>
          </table:table-cell>
          <table:table-cell table:style-name="ce115" office:value-type="float" office:value="381657" calcext:value-type="float">
            <text:p><text:s text:c="3"/>381,657</text:p>
          </table:table-cell>
          <table:table-cell table:style-name="ce125" office:value-type="float" office:value="70.18" calcext:value-type="float">
            <text:p><text:s text:c="3"/>70.18</text:p>
          </table:table-cell>
          <table:table-cell table:style-name="ce115" office:value-type="float" office:value="85105" calcext:value-type="float">
            <text:p><text:s text:c="3"/>85,105</text:p>
          </table:table-cell>
          <table:table-cell table:style-name="ce125" office:value-type="float" office:value="15.65" calcext:value-type="float">
            <text:p><text:s text:c="3"/>15.65</text:p>
          </table:table-cell>
          <table:table-cell table:style-name="ce115" office:value-type="float" office:value="431835" calcext:value-type="float">
            <text:p><text:s text:c="3"/>431,835</text:p>
          </table:table-cell>
          <table:table-cell table:style-name="ce135" office:value-type="float" office:value="79.4" calcext:value-type="float">
            <text:p><text:s text:c="3"/>79.40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南</text:span><text:span text:style-name="T11"> </text:span><text:span text:style-name="T12">縣</text:span></text:p>
          </table:table-cell>
          <table:table-cell table:style-name="ce115" office:value-type="float" office:value="1101866" calcext:value-type="float">
            <text:p><text:s text:c="3"/>1,101,866</text:p>
          </table:table-cell>
          <table:table-cell table:style-name="ce115" office:value-type="float" office:value="154156" calcext:value-type="float">
            <text:p><text:s text:c="3"/>154,156</text:p>
          </table:table-cell>
          <table:table-cell table:style-name="ce125" office:value-type="float" office:value="13.99" calcext:value-type="float">
            <text:p><text:s text:c="3"/>13.99</text:p>
          </table:table-cell>
          <table:table-cell table:style-name="ce115" office:value-type="float" office:value="805135" calcext:value-type="float">
            <text:p><text:s text:c="3"/>805,135</text:p>
          </table:table-cell>
          <table:table-cell table:style-name="ce125" office:value-type="float" office:value="73.07" calcext:value-type="float">
            <text:p><text:s text:c="3"/>73.07</text:p>
          </table:table-cell>
          <table:table-cell table:style-name="ce115" office:value-type="float" office:value="142575" calcext:value-type="float">
            <text:p><text:s text:c="3"/>142,575</text:p>
          </table:table-cell>
          <table:table-cell table:style-name="ce125" office:value-type="float" office:value="12.94" calcext:value-type="float">
            <text:p><text:s text:c="3"/>12.94</text:p>
          </table:table-cell>
          <table:table-cell table:style-name="ce115" office:value-type="float" office:value="873695" calcext:value-type="float">
            <text:p><text:s text:c="3"/>873,695</text:p>
          </table:table-cell>
          <table:table-cell table:style-name="ce135" office:value-type="float" office:value="79.29" calcext:value-type="float">
            <text:p><text:s text:c="3"/>79.29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高<text:span text:style-name="T16"> </text:span><text:span text:style-name="T12">雄</text:span><text:span text:style-name="T11"> </text:span><text:span text:style-name="T12">縣</text:span></text:p>
          </table:table-cell>
          <table:table-cell table:style-name="ce115" office:value-type="float" office:value="1243332" calcext:value-type="float">
            <text:p><text:s text:c="3"/>1,243,332</text:p>
          </table:table-cell>
          <table:table-cell table:style-name="ce115" office:value-type="float" office:value="181048" calcext:value-type="float">
            <text:p><text:s text:c="3"/>181,048</text:p>
          </table:table-cell>
          <table:table-cell table:style-name="ce125" office:value-type="float" office:value="14.56" calcext:value-type="float">
            <text:p><text:s text:c="3"/>14.56</text:p>
          </table:table-cell>
          <table:table-cell table:style-name="ce115" office:value-type="float" office:value="932636" calcext:value-type="float">
            <text:p><text:s text:c="3"/>932,636</text:p>
          </table:table-cell>
          <table:table-cell table:style-name="ce125" office:value-type="float" office:value="75.01" calcext:value-type="float">
            <text:p><text:s text:c="3"/>75.01</text:p>
          </table:table-cell>
          <table:table-cell table:style-name="ce115" office:value-type="float" office:value="129648" calcext:value-type="float">
            <text:p><text:s text:c="3"/>129,648</text:p>
          </table:table-cell>
          <table:table-cell table:style-name="ce125" office:value-type="float" office:value="10.43" calcext:value-type="float">
            <text:p><text:s text:c="3"/>10.43</text:p>
          </table:table-cell>
          <table:table-cell table:style-name="ce115" office:value-type="float" office:value="976113" calcext:value-type="float">
            <text:p><text:s text:c="3"/>976,113</text:p>
          </table:table-cell>
          <table:table-cell table:style-name="ce135" office:value-type="float" office:value="78.51" calcext:value-type="float">
            <text:p><text:s text:c="3"/>78.51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屏<text:span text:style-name="T16"> </text:span><text:span text:style-name="T12">東</text:span><text:span text:style-name="T11"> </text:span><text:span text:style-name="T12">縣</text:span></text:p>
          </table:table-cell>
          <table:table-cell table:style-name="ce115" office:value-type="float" office:value="875379" calcext:value-type="float">
            <text:p><text:s text:c="3"/>875,379</text:p>
          </table:table-cell>
          <table:table-cell table:style-name="ce115" office:value-type="float" office:value="129151" calcext:value-type="float">
            <text:p><text:s text:c="3"/>129,151</text:p>
          </table:table-cell>
          <table:table-cell table:style-name="ce125" office:value-type="float" office:value="14.75" calcext:value-type="float">
            <text:p><text:s text:c="3"/>14.75</text:p>
          </table:table-cell>
          <table:table-cell table:style-name="ce115" office:value-type="float" office:value="636100" calcext:value-type="float">
            <text:p><text:s text:c="3"/>636,100</text:p>
          </table:table-cell>
          <table:table-cell table:style-name="ce125" office:value-type="float" office:value="72.67" calcext:value-type="float">
            <text:p><text:s text:c="3"/>72.67</text:p>
          </table:table-cell>
          <table:table-cell table:style-name="ce115" office:value-type="float" office:value="110128" calcext:value-type="float">
            <text:p><text:s text:c="3"/>110,128</text:p>
          </table:table-cell>
          <table:table-cell table:style-name="ce125" office:value-type="float" office:value="12.58" calcext:value-type="float">
            <text:p><text:s text:c="3"/>12.58</text:p>
          </table:table-cell>
          <table:table-cell table:style-name="ce115" office:value-type="float" office:value="685521" calcext:value-type="float">
            <text:p><text:s text:c="3"/>685,521</text:p>
          </table:table-cell>
          <table:table-cell table:style-name="ce135" office:value-type="float" office:value="78.31" calcext:value-type="float">
            <text:p><text:s text:c="3"/>78.3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東</text:span><text:span text:style-name="T11"> </text:span><text:span text:style-name="T12">縣</text:span></text:p>
          </table:table-cell>
          <table:table-cell table:style-name="ce115" office:value-type="float" office:value="230941" calcext:value-type="float">
            <text:p><text:s text:c="3"/>230,941</text:p>
          </table:table-cell>
          <table:table-cell table:style-name="ce115" office:value-type="float" office:value="35785" calcext:value-type="float">
            <text:p><text:s text:c="3"/>35,785</text:p>
          </table:table-cell>
          <table:table-cell table:style-name="ce125" office:value-type="float" office:value="15.5" calcext:value-type="float">
            <text:p><text:s text:c="3"/>15.50</text:p>
          </table:table-cell>
          <table:table-cell table:style-name="ce115" office:value-type="float" office:value="165020" calcext:value-type="float">
            <text:p><text:s text:c="3"/>165,020</text:p>
          </table:table-cell>
          <table:table-cell table:style-name="ce125" office:value-type="float" office:value="71.46" calcext:value-type="float">
            <text:p><text:s text:c="3"/>71.46</text:p>
          </table:table-cell>
          <table:table-cell table:style-name="ce115" office:value-type="float" office:value="30136" calcext:value-type="float">
            <text:p><text:s text:c="3"/>30,136</text:p>
          </table:table-cell>
          <table:table-cell table:style-name="ce125" office:value-type="float" office:value="13.05" calcext:value-type="float">
            <text:p><text:s text:c="3"/>13.05</text:p>
          </table:table-cell>
          <table:table-cell table:style-name="ce115" office:value-type="float" office:value="179461" calcext:value-type="float">
            <text:p><text:s text:c="3"/>179,461</text:p>
          </table:table-cell>
          <table:table-cell table:style-name="ce135" office:value-type="float" office:value="77.71" calcext:value-type="float">
            <text:p><text:s text:c="3"/>77.7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花<text:span text:style-name="T16"> </text:span><text:span text:style-name="T12">蓮</text:span><text:span text:style-name="T11"> </text:span><text:span text:style-name="T12">縣</text:span></text:p>
          </table:table-cell>
          <table:table-cell table:style-name="ce115" office:value-type="float" office:value="339295" calcext:value-type="float">
            <text:p><text:s text:c="3"/>339,295</text:p>
          </table:table-cell>
          <table:table-cell table:style-name="ce115" office:value-type="float" office:value="51722" calcext:value-type="float">
            <text:p><text:s text:c="3"/>51,722</text:p>
          </table:table-cell>
          <table:table-cell table:style-name="ce125" office:value-type="float" office:value="15.24" calcext:value-type="float">
            <text:p><text:s text:c="3"/>15.24</text:p>
          </table:table-cell>
          <table:table-cell table:style-name="ce115" office:value-type="float" office:value="245163" calcext:value-type="float">
            <text:p><text:s text:c="3"/>245,163</text:p>
          </table:table-cell>
          <table:table-cell table:style-name="ce125" office:value-type="float" office:value="72.26" calcext:value-type="float">
            <text:p><text:s text:c="3"/>72.26</text:p>
          </table:table-cell>
          <table:table-cell table:style-name="ce115" office:value-type="float" office:value="42410" calcext:value-type="float">
            <text:p><text:s text:c="3"/>42,410</text:p>
          </table:table-cell>
          <table:table-cell table:style-name="ce125" office:value-type="float" office:value="12.5" calcext:value-type="float">
            <text:p><text:s text:c="3"/>12.50</text:p>
          </table:table-cell>
          <table:table-cell table:style-name="ce115" office:value-type="float" office:value="263538" calcext:value-type="float">
            <text:p><text:s text:c="3"/>263,538</text:p>
          </table:table-cell>
          <table:table-cell table:style-name="ce135" office:value-type="float" office:value="77.67" calcext:value-type="float">
            <text:p><text:s text:c="3"/>77.67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澎<text:span text:style-name="T16"> </text:span><text:span text:style-name="T12">湖</text:span><text:span text:style-name="T11"> </text:span><text:span text:style-name="T12">縣</text:span></text:p>
          </table:table-cell>
          <table:table-cell table:style-name="ce115" office:value-type="float" office:value="96488" calcext:value-type="float">
            <text:p><text:s text:c="3"/>96,488</text:p>
          </table:table-cell>
          <table:table-cell table:style-name="ce115" office:value-type="float" office:value="13332" calcext:value-type="float">
            <text:p><text:s text:c="3"/>13,332</text:p>
          </table:table-cell>
          <table:table-cell table:style-name="ce125" office:value-type="float" office:value="13.82" calcext:value-type="float">
            <text:p><text:s text:c="3"/>13.82</text:p>
          </table:table-cell>
          <table:table-cell table:style-name="ce115" office:value-type="float" office:value="69132" calcext:value-type="float">
            <text:p><text:s text:c="3"/>69,132</text:p>
          </table:table-cell>
          <table:table-cell table:style-name="ce125" office:value-type="float" office:value="71.65" calcext:value-type="float">
            <text:p><text:s text:c="3"/>71.65</text:p>
          </table:table-cell>
          <table:table-cell table:style-name="ce115" office:value-type="float" office:value="14024" calcext:value-type="float">
            <text:p><text:s text:c="3"/>14,024</text:p>
          </table:table-cell>
          <table:table-cell table:style-name="ce125" office:value-type="float" office:value="14.53" calcext:value-type="float">
            <text:p><text:s text:c="3"/>14.53</text:p>
          </table:table-cell>
          <table:table-cell table:style-name="ce115" office:value-type="float" office:value="76950" calcext:value-type="float">
            <text:p><text:s text:c="3"/>76,950</text:p>
          </table:table-cell>
          <table:table-cell table:style-name="ce135" office:value-type="float" office:value="79.75" calcext:value-type="float">
            <text:p><text:s text:c="3"/>79.75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基<text:span text:style-name="T16"> </text:span><text:span text:style-name="T12">隆</text:span><text:span text:style-name="T11"> </text:span><text:span text:style-name="T12">市</text:span></text:p>
          </table:table-cell>
          <table:table-cell table:style-name="ce115" office:value-type="float" office:value="384954" calcext:value-type="float">
            <text:p><text:s text:c="3"/>384,954</text:p>
          </table:table-cell>
          <table:table-cell table:style-name="ce115" office:value-type="float" office:value="55536" calcext:value-type="float">
            <text:p><text:s text:c="3"/>55,536</text:p>
          </table:table-cell>
          <table:table-cell table:style-name="ce125" office:value-type="float" office:value="14.43" calcext:value-type="float">
            <text:p><text:s text:c="3"/>14.43</text:p>
          </table:table-cell>
          <table:table-cell table:style-name="ce115" office:value-type="float" office:value="287026" calcext:value-type="float">
            <text:p><text:s text:c="3"/>287,026</text:p>
          </table:table-cell>
          <table:table-cell table:style-name="ce125" office:value-type="float" office:value="74.56" calcext:value-type="float">
            <text:p><text:s text:c="3"/>74.56</text:p>
          </table:table-cell>
          <table:table-cell table:style-name="ce115" office:value-type="float" office:value="42392" calcext:value-type="float">
            <text:p><text:s text:c="3"/>42,392</text:p>
          </table:table-cell>
          <table:table-cell table:style-name="ce125" office:value-type="float" office:value="11.01" calcext:value-type="float">
            <text:p><text:s text:c="3"/>11.01</text:p>
          </table:table-cell>
          <table:table-cell table:style-name="ce115" office:value-type="float" office:value="301891" calcext:value-type="float">
            <text:p><text:s text:c="3"/>301,891</text:p>
          </table:table-cell>
          <table:table-cell table:style-name="ce135" office:value-type="float" office:value="78.42" calcext:value-type="float">
            <text:p><text:s text:c="3"/>78.42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新<text:span text:style-name="T16"> </text:span><text:span text:style-name="T12">竹</text:span><text:span text:style-name="T11"> </text:span><text:span text:style-name="T12">市</text:span></text:p>
          </table:table-cell>
          <table:table-cell table:style-name="ce115" office:value-type="float" office:value="414323" calcext:value-type="float">
            <text:p><text:s text:c="3"/>414,323</text:p>
          </table:table-cell>
          <table:table-cell table:style-name="ce115" office:value-type="float" office:value="79919" calcext:value-type="float">
            <text:p><text:s text:c="3"/>79,919</text:p>
          </table:table-cell>
          <table:table-cell table:style-name="ce125" office:value-type="float" office:value="19.29" calcext:value-type="float">
            <text:p><text:s text:c="3"/>19.29</text:p>
          </table:table-cell>
          <table:table-cell table:style-name="ce115" office:value-type="float" office:value="295589" calcext:value-type="float">
            <text:p><text:s text:c="3"/>295,589</text:p>
          </table:table-cell>
          <table:table-cell table:style-name="ce125" office:value-type="float" office:value="71.34" calcext:value-type="float">
            <text:p><text:s text:c="3"/>71.34</text:p>
          </table:table-cell>
          <table:table-cell table:style-name="ce115" office:value-type="float" office:value="38815" calcext:value-type="float">
            <text:p><text:s text:c="3"/>38,815</text:p>
          </table:table-cell>
          <table:table-cell table:style-name="ce125" office:value-type="float" office:value="9.37" calcext:value-type="float">
            <text:p><text:s text:c="3"/>9.37</text:p>
          </table:table-cell>
          <table:table-cell table:style-name="ce115" office:value-type="float" office:value="306095" calcext:value-type="float">
            <text:p><text:s text:c="3"/>306,095</text:p>
          </table:table-cell>
          <table:table-cell table:style-name="ce135" office:value-type="float" office:value="73.88" calcext:value-type="float">
            <text:p><text:s text:c="3"/>73.88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中</text:span><text:span text:style-name="T11"> </text:span><text:span text:style-name="T12">市</text:span></text:p>
          </table:table-cell>
          <table:table-cell table:style-name="ce115" office:value-type="float" office:value="1080617" calcext:value-type="float">
            <text:p><text:s text:c="3"/>1,080,617</text:p>
          </table:table-cell>
          <table:table-cell table:style-name="ce115" office:value-type="float" office:value="192641" calcext:value-type="float">
            <text:p><text:s text:c="3"/>192,641</text:p>
          </table:table-cell>
          <table:table-cell table:style-name="ce125" office:value-type="float" office:value="17.83" calcext:value-type="float">
            <text:p><text:s text:c="3"/>17.83</text:p>
          </table:table-cell>
          <table:table-cell table:style-name="ce115" office:value-type="float" office:value="799257" calcext:value-type="float">
            <text:p><text:s text:c="3"/>799,257</text:p>
          </table:table-cell>
          <table:table-cell table:style-name="ce125" office:value-type="float" office:value="73.96" calcext:value-type="float">
            <text:p><text:s text:c="3"/>73.96</text:p>
          </table:table-cell>
          <table:table-cell table:style-name="ce115" office:value-type="float" office:value="88719" calcext:value-type="float">
            <text:p><text:s text:c="3"/>88,719</text:p>
          </table:table-cell>
          <table:table-cell table:style-name="ce125" office:value-type="float" office:value="8.21" calcext:value-type="float">
            <text:p><text:s text:c="3"/>8.21</text:p>
          </table:table-cell>
          <table:table-cell table:style-name="ce115" office:value-type="float" office:value="807667" calcext:value-type="float">
            <text:p><text:s text:c="3"/>807,667</text:p>
          </table:table-cell>
          <table:table-cell table:style-name="ce135" office:value-type="float" office:value="74.74" calcext:value-type="float">
            <text:p><text:s text:c="3"/>74.74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嘉<text:span text:style-name="T16"> </text:span><text:span text:style-name="T12">義</text:span><text:span text:style-name="T11"> </text:span><text:span text:style-name="T12">市</text:span></text:p>
          </table:table-cell>
          <table:table-cell table:style-name="ce115" office:value-type="float" office:value="272711" calcext:value-type="float">
            <text:p><text:s text:c="3"/>272,711</text:p>
          </table:table-cell>
          <table:table-cell table:style-name="ce115" office:value-type="float" office:value="48258" calcext:value-type="float">
            <text:p><text:s text:c="3"/>48,258</text:p>
          </table:table-cell>
          <table:table-cell table:style-name="ce125" office:value-type="float" office:value="17.7" calcext:value-type="float">
            <text:p><text:s text:c="3"/>17.70</text:p>
          </table:table-cell>
          <table:table-cell table:style-name="ce115" office:value-type="float" office:value="194604" calcext:value-type="float">
            <text:p><text:s text:c="3"/>194,604</text:p>
          </table:table-cell>
          <table:table-cell table:style-name="ce125" office:value-type="float" office:value="71.36" calcext:value-type="float">
            <text:p><text:s text:c="3"/>71.36</text:p>
          </table:table-cell>
          <table:table-cell table:style-name="ce115" office:value-type="float" office:value="29849" calcext:value-type="float">
            <text:p><text:s text:c="3"/>29,849</text:p>
          </table:table-cell>
          <table:table-cell table:style-name="ce125" office:value-type="float" office:value="10.95" calcext:value-type="float">
            <text:p><text:s text:c="3"/>10.95</text:p>
          </table:table-cell>
          <table:table-cell table:style-name="ce115" office:value-type="float" office:value="204723" calcext:value-type="float">
            <text:p><text:s text:c="3"/>204,723</text:p>
          </table:table-cell>
          <table:table-cell table:style-name="ce135" office:value-type="float" office:value="75.07" calcext:value-type="float">
            <text:p><text:s text:c="3"/>75.07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南</text:span><text:span text:style-name="T11"> </text:span><text:span text:style-name="T12">市</text:span></text:p>
          </table:table-cell>
          <table:table-cell table:style-name="ce115" office:value-type="float" office:value="771888" calcext:value-type="float">
            <text:p><text:s text:c="3"/>771,888</text:p>
          </table:table-cell>
          <table:table-cell table:style-name="ce115" office:value-type="float" office:value="121778" calcext:value-type="float">
            <text:p><text:s text:c="3"/>121,778</text:p>
          </table:table-cell>
          <table:table-cell table:style-name="ce125" office:value-type="float" office:value="15.78" calcext:value-type="float">
            <text:p><text:s text:c="3"/>15.78</text:p>
          </table:table-cell>
          <table:table-cell table:style-name="ce115" office:value-type="float" office:value="575618" calcext:value-type="float">
            <text:p><text:s text:c="3"/>575,618</text:p>
          </table:table-cell>
          <table:table-cell table:style-name="ce125" office:value-type="float" office:value="74.57" calcext:value-type="float">
            <text:p><text:s text:c="3"/>74.57</text:p>
          </table:table-cell>
          <table:table-cell table:style-name="ce115" office:value-type="float" office:value="74492" calcext:value-type="float">
            <text:p><text:s text:c="3"/>74,492</text:p>
          </table:table-cell>
          <table:table-cell table:style-name="ce125" office:value-type="float" office:value="9.65" calcext:value-type="float">
            <text:p><text:s text:c="3"/>9.65</text:p>
          </table:table-cell>
          <table:table-cell table:style-name="ce115" office:value-type="float" office:value="596779" calcext:value-type="float">
            <text:p><text:s text:c="3"/>596,779</text:p>
          </table:table-cell>
          <table:table-cell table:style-name="ce135" office:value-type="float" office:value="77.31" calcext:value-type="float">
            <text:p><text:s text:c="3"/>77.31</text:p>
          </table:table-cell>
          <table:table-cell table:style-name="ce108" table:number-columns-repeated="1014"/>
        </table:table-row>
        <table:table-row table:style-name="ro24">
          <table:table-cell table:style-name="ce104" office:value-type="string" calcext:value-type="string">
            <text:p>臺<text:span text:style-name="T13">    </text:span><text:span text:style-name="T14">北</text:span><text:span text:style-name="T15">    </text:span><text:span text:style-name="T14">市</text:span></text:p>
          </table:table-cell>
          <table:table-cell table:style-name="ce115" office:value-type="float" office:value="2608923" calcext:value-type="float">
            <text:p><text:s text:c="3"/>2,608,923</text:p>
          </table:table-cell>
          <table:table-cell table:style-name="ce115" office:value-type="float" office:value="385756" calcext:value-type="float">
            <text:p><text:s text:c="3"/>385,756</text:p>
          </table:table-cell>
          <table:table-cell table:style-name="ce125" office:value-type="float" office:value="14.79" calcext:value-type="float">
            <text:p><text:s text:c="3"/>14.79</text:p>
          </table:table-cell>
          <table:table-cell table:style-name="ce115" office:value-type="float" office:value="1892704" calcext:value-type="float">
            <text:p><text:s text:c="3"/>1,892,704</text:p>
          </table:table-cell>
          <table:table-cell table:style-name="ce125" office:value-type="float" office:value="72.55" calcext:value-type="float">
            <text:p><text:s text:c="3"/>72.55</text:p>
          </table:table-cell>
          <table:table-cell table:style-name="ce115" office:value-type="float" office:value="330463" calcext:value-type="float">
            <text:p><text:s text:c="3"/>330,463</text:p>
          </table:table-cell>
          <table:table-cell table:style-name="ce125" office:value-type="float" office:value="12.67" calcext:value-type="float">
            <text:p><text:s text:c="3"/>12.67</text:p>
          </table:table-cell>
          <table:table-cell table:style-name="ce115" office:value-type="float" office:value="2064737" calcext:value-type="float">
            <text:p><text:s text:c="3"/>2,064,737</text:p>
          </table:table-cell>
          <table:table-cell table:style-name="ce135" office:value-type="float" office:value="79.14" calcext:value-type="float">
            <text:p><text:s text:c="3"/>79.14</text:p>
          </table:table-cell>
          <table:table-cell table:style-name="ce108" table:number-columns-repeated="1014"/>
        </table:table-row>
        <table:table-row table:style-name="ro4">
          <table:table-cell table:style-name="ce104" office:value-type="string" calcext:value-type="string">
            <text:p>高<text:span text:style-name="T13">    </text:span><text:span text:style-name="T14">雄</text:span><text:span text:style-name="T15">    </text:span><text:span text:style-name="T14">市</text:span></text:p>
          </table:table-cell>
          <table:table-cell table:style-name="ce115" office:value-type="float" office:value="1529445" calcext:value-type="float">
            <text:p><text:s text:c="3"/>1,529,445</text:p>
          </table:table-cell>
          <table:table-cell table:style-name="ce115" office:value-type="float" office:value="232998" calcext:value-type="float">
            <text:p><text:s text:c="3"/>232,998</text:p>
          </table:table-cell>
          <table:table-cell table:style-name="ce125" office:value-type="float" office:value="15.23" calcext:value-type="float">
            <text:p><text:s text:c="3"/>15.23</text:p>
          </table:table-cell>
          <table:table-cell table:style-name="ce115" office:value-type="float" office:value="1142229" calcext:value-type="float">
            <text:p><text:s text:c="3"/>1,142,229</text:p>
          </table:table-cell>
          <table:table-cell table:style-name="ce125" office:value-type="float" office:value="74.68" calcext:value-type="float">
            <text:p><text:s text:c="3"/>74.68</text:p>
          </table:table-cell>
          <table:table-cell table:style-name="ce115" office:value-type="float" office:value="154218" calcext:value-type="float">
            <text:p><text:s text:c="3"/>154,218</text:p>
          </table:table-cell>
          <table:table-cell table:style-name="ce125" office:value-type="float" office:value="10.08" calcext:value-type="float">
            <text:p><text:s text:c="3"/>10.08</text:p>
          </table:table-cell>
          <table:table-cell table:style-name="ce115" office:value-type="float" office:value="1195589" calcext:value-type="float">
            <text:p><text:s text:c="3"/>1,195,589</text:p>
          </table:table-cell>
          <table:table-cell table:style-name="ce135" office:value-type="float" office:value="78.17" calcext:value-type="float">
            <text:p><text:s text:c="3"/>78.17</text:p>
          </table:table-cell>
          <table:table-cell table:style-name="ce108" table:number-columns-repeated="1014"/>
        </table:table-row>
        <table:table-row table:style-name="ro24">
          <table:table-cell table:style-name="ce104" office:value-type="string" calcext:value-type="string">
            <text:p>福<text:span text:style-name="T13">    </text:span><text:span text:style-name="T14">建</text:span><text:span text:style-name="T15">    </text:span><text:span text:style-name="T14">省</text:span></text:p>
          </table:table-cell>
          <table:table-cell table:style-name="ce115" office:value-type="float" office:value="106048" calcext:value-type="float">
            <text:p><text:s text:c="3"/>106,048</text:p>
          </table:table-cell>
          <table:table-cell table:style-name="ce115" office:value-type="float" office:value="14256" calcext:value-type="float">
            <text:p><text:s text:c="3"/>14,256</text:p>
          </table:table-cell>
          <table:table-cell table:style-name="ce125" office:value-type="float" office:value="13.44" calcext:value-type="float">
            <text:p><text:s text:c="3"/>13.44</text:p>
          </table:table-cell>
          <table:table-cell table:style-name="ce115" office:value-type="float" office:value="79265" calcext:value-type="float">
            <text:p><text:s text:c="3"/>79,265</text:p>
          </table:table-cell>
          <table:table-cell table:style-name="ce125" office:value-type="float" office:value="74.74" calcext:value-type="float">
            <text:p><text:s text:c="3"/>74.74</text:p>
          </table:table-cell>
          <table:table-cell table:style-name="ce115" office:value-type="float" office:value="12527" calcext:value-type="float">
            <text:p><text:s text:c="3"/>12,527</text:p>
          </table:table-cell>
          <table:table-cell table:style-name="ce125" office:value-type="float" office:value="11.81" calcext:value-type="float">
            <text:p><text:s text:c="3"/>11.81</text:p>
          </table:table-cell>
          <table:table-cell table:style-name="ce115" office:value-type="float" office:value="85038" calcext:value-type="float">
            <text:p><text:s text:c="3"/>85,038</text:p>
          </table:table-cell>
          <table:table-cell table:style-name="ce135" office:value-type="float" office:value="80.19" calcext:value-type="float">
            <text:p><text:s text:c="3"/>80.19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金<text:span text:style-name="T16"> </text:span><text:span text:style-name="T12">門</text:span><text:span text:style-name="T11"> </text:span><text:span text:style-name="T12">縣</text:span></text:p>
          </table:table-cell>
          <table:table-cell table:style-name="ce115" office:value-type="float" office:value="96091" calcext:value-type="float">
            <text:p><text:s text:c="3"/>96,091</text:p>
          </table:table-cell>
          <table:table-cell table:style-name="ce115" office:value-type="float" office:value="12810" calcext:value-type="float">
            <text:p><text:s text:c="3"/>12,810</text:p>
          </table:table-cell>
          <table:table-cell table:style-name="ce125" office:value-type="float" office:value="13.33" calcext:value-type="float">
            <text:p><text:s text:c="3"/>13.33</text:p>
          </table:table-cell>
          <table:table-cell table:style-name="ce115" office:value-type="float" office:value="71698" calcext:value-type="float">
            <text:p><text:s text:c="3"/>71,698</text:p>
          </table:table-cell>
          <table:table-cell table:style-name="ce125" office:value-type="float" office:value="74.61" calcext:value-type="float">
            <text:p><text:s text:c="3"/>74.61</text:p>
          </table:table-cell>
          <table:table-cell table:style-name="ce115" office:value-type="float" office:value="11583" calcext:value-type="float">
            <text:p><text:s text:c="3"/>11,583</text:p>
          </table:table-cell>
          <table:table-cell table:style-name="ce125" office:value-type="float" office:value="12.05" calcext:value-type="float">
            <text:p><text:s text:c="3"/>12.05</text:p>
          </table:table-cell>
          <table:table-cell table:style-name="ce115" office:value-type="float" office:value="77175" calcext:value-type="float">
            <text:p><text:s text:c="3"/>77,175</text:p>
          </table:table-cell>
          <table:table-cell table:style-name="ce135" office:value-type="float" office:value="80.31" calcext:value-type="float">
            <text:p><text:s text:c="3"/>80.3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連<text:span text:style-name="T16"> </text:span><text:span text:style-name="T12">江</text:span><text:span text:style-name="T11"> </text:span><text:span text:style-name="T12">縣</text:span></text:p>
          </table:table-cell>
          <table:table-cell table:style-name="ce115" office:value-type="float" office:value="9957" calcext:value-type="float">
            <text:p><text:s text:c="3"/>9,957</text:p>
          </table:table-cell>
          <table:table-cell table:style-name="ce115" office:value-type="float" office:value="1446" calcext:value-type="float">
            <text:p><text:s text:c="3"/>1,446</text:p>
          </table:table-cell>
          <table:table-cell table:style-name="ce125" office:value-type="float" office:value="14.52" calcext:value-type="float">
            <text:p><text:s text:c="3"/>14.52</text:p>
          </table:table-cell>
          <table:table-cell table:style-name="ce115" office:value-type="float" office:value="7567" calcext:value-type="float">
            <text:p><text:s text:c="3"/>7,567</text:p>
          </table:table-cell>
          <table:table-cell table:style-name="ce125" office:value-type="float" office:value="76" calcext:value-type="float">
            <text:p><text:s text:c="3"/>76.00</text:p>
          </table:table-cell>
          <table:table-cell table:style-name="ce115" office:value-type="float" office:value="944" calcext:value-type="float">
            <text:p><text:s text:c="3"/>944</text:p>
          </table:table-cell>
          <table:table-cell table:style-name="ce125" office:value-type="float" office:value="9.48" calcext:value-type="float">
            <text:p><text:s text:c="3"/>9.48</text:p>
          </table:table-cell>
          <table:table-cell table:style-name="ce115" office:value-type="float" office:value="7863" calcext:value-type="float">
            <text:p><text:s text:c="3"/>7,863</text:p>
          </table:table-cell>
          <table:table-cell table:style-name="ce135" office:value-type="float" office:value="78.97" calcext:value-type="float">
            <text:p><text:s text:c="3"/>78.97</text:p>
          </table:table-cell>
          <table:table-cell table:style-name="ce108" table:number-columns-repeated="1014"/>
        </table:table-row>
        <table:table-row table:style-name="ro25">
          <table:table-cell table:style-name="ce106"/>
          <table:table-cell table:style-name="ce116" table:number-columns-repeated="2"/>
          <table:table-cell table:style-name="ce126"/>
          <table:table-cell table:style-name="ce128"/>
          <table:table-cell table:style-name="ce126"/>
          <table:table-cell table:style-name="ce116"/>
          <table:table-cell table:style-name="ce126"/>
          <table:table-cell table:style-name="ce116"/>
          <table:table-cell table:style-name="ce136"/>
          <table:table-cell table:style-name="ce108" table:number-columns-repeated="1014"/>
        </table:table-row>
        <table:table-row table:style-name="ro19">
          <table:table-cell table:number-columns-repeated="8"/>
          <table:table-cell table:style-name="ce108"/>
          <table:table-cell table:style-name="ce137" office:value-type="string" calcext:value-type="string">
            <text:p>                <text:span text:style-name="T17">內</text:span><text:span text:style-name="T18"> </text:span><text:span text:style-name="T19">政</text:span><text:span text:style-name="T18"> </text:span><text:span text:style-name="T19">部</text:span><text:span text:style-name="T18"> </text:span><text:span text:style-name="T19">戶</text:span><text:span text:style-name="T18"> </text:span><text:span text:style-name="T19">政</text:span><text:span text:style-name="T18"> </text:span><text:span text:style-name="T19">司</text:span><text:span text:style-name="T18">  </text:span><text:span text:style-name="T19">民</text:span><text:span text:style-name="T18"> </text:span><text:span text:style-name="T19">國</text:span><text:span text:style-name="T18"> 99 </text:span><text:span text:style-name="T19">年</text:span><text:span text:style-name="T18"> 10 </text:span><text:span text:style-name="T19">月</text:span><text:span text:style-name="T18"> 6 </text:span><text:span text:style-name="T19">日</text:span><text:span text:style-name="T18"> </text:span><text:span text:style-name="T19">編製</text:span></text:p>
          </table:table-cell>
          <table:table-cell table:style-name="ce108" table:number-columns-repeated="1014"/>
        </table:table-row>
        <table:table-row table:style-name="ro11">
          <table:table-cell table:style-name="ce108" table:number-columns-repeated="102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4" table:base-cell-address="$年月別.$A$1" table:cell-range-address="$資料分析.$A$46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–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–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9" style:display-name="一般_新表七+表九-公式99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2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76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09:59:02</meta:creation-date>
    <dc:creator>user</dc:creator>
    <dc:date>2010-10-07T10:04:33</dc:date>
    <meta:document-statistic meta:table-count="4" meta:cell-count="142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4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4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4" chart:label-cell-address="'data-1'.D3:'data-1'.D3" chart:class="chart:area">
            <chart:regression-curve chart:style-name="ch8"/>
            <chart:data-point chart:repeated="141"/>
          </chart:series>
          <chart:series chart:style-name="ch9" chart:values-cell-range-address="'data-1'.C4:'data-1'.C144" chart:label-cell-address="'data-1'.C3:'data-1'.C3" chart:class="chart:area">
            <chart:regression-curve chart:style-name="ch10"/>
            <chart:data-point chart:repeated="1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4</svg:desc>
                </draw:g>
              </table:table-cell>
              <table:table-cell office:value-type="float" office:value="5.74">
                <text:p>5.74</text:p>
                <draw:g>
                  <svg:desc>'data-1'.D4:'data-1'.D144</svg:desc>
                </draw:g>
              </table:table-cell>
              <table:table-cell office:value-type="float" office:value="11.71">
                <text:p>11.71</text:p>
                <draw:g>
                  <svg:desc>'data-1'.C4:'data-1'.C14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4 'data-1'.D3:'data-1'.D3 'data-1'.D4:'data-1'.D144 'data-1'.C3:'data-1'.C3 'data-1'.C4:'data-1'.C1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9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9月戶口統計資料分析</text:span></text:p>
      <text:p text:style-name="P2">內政部戶政司</text:p>
      <text:p text:style-name="P3"><text:span text:style-name="T5">99年10月6日</text:span></text:p>
      <text:p text:style-name="P4"><text:span text:style-name="T7">一、依據戶籍登記資料，截至</text:span><text:span text:style-name="T7">99年9月底</text:span><text:span text:style-name="T7">止，共有7</text:span><text:span text:style-name="T7">,</text:span><text:span text:style-name="T7">918,304戶，與上年同月比較增加</text:span><text:span text:style-name="T7">1</text:span><text:span text:style-name="T7">40,777戶</text:span><text:span text:style-name="T7">，</text:span><text:span text:style-name="T7">增加率為1.81%。就縣市別言，以臺北縣</text:span><text:span text:style-name="T7">1,</text:span><text:span text:style-name="T7">401,971戶最多，占總戶數</text:span><text:span text:style-name="T7">17.</text:span><text:span text:style-name="T7">71%</text:span><text:span text:style-name="T7">，</text:span><text:span text:style-name="T7">其次為臺北市981,000戶，占</text:span><text:span text:style-name="T7">1</text:span><text:span text:style-name="T7">2.39%，再其次為桃園縣671,974戶，占8.49%。</text:span></text:p>
      <text:p text:style-name="P5"><text:span text:style-name="T7">二、</text:span><text:span text:style-name="T9">99年9月底</text:span><text:span text:style-name="T9">人口數為</text:span><text:span text:style-name="T9">2</text:span><text:span text:style-name="T9">3</text:span><text:span text:style-name="T9">,</text:span><text:span text:style-name="T9">146,090人，與上年同月比較增加59,649人</text:span><text:span text:style-name="T9">，</text:span><text:span text:style-name="T9">人口增加率為2.58</text:span><text:span text:style-name="T9">‰</text:span><text:span text:style-name="T9">，平均每天增加163人</text:span><text:span text:style-name="T9">。</text:span><text:span text:style-name="T9">就縣市別言</text:span><text:span text:style-name="T9">，</text:span><text:span text:style-name="T9">與上年同月比較人口增加率最高者為金門縣45.72</text:span><text:span text:style-name="T9">‰</text:span><text:span text:style-name="T9">，其次為桃園縣15.05</text:span><text:span text:style-name="T9">‰</text:span><text:span text:style-name="T9">，再其次為澎湖縣10.93</text:span><text:span text:style-name="T9">‰</text:span><text:span text:style-name="T9">；至於基隆市反而減少9.07</text:span><text:span text:style-name="T9">‰</text:span><text:span text:style-name="T9">，其次為屏東縣減少8.08</text:span><text:span text:style-name="T9">‰</text:span><text:span text:style-name="T9">，再其次為南投縣減少6.51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9月底</text:span><text:span text:style-name="T9">男性人口為</text:span><text:span text:style-name="T9">11,</text:span><text:span text:style-name="T9">633,260人，女性人口為</text:span><text:span text:style-name="T9">11,</text:span><text:span text:style-name="T9">512,830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高雄市及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9月</text:span><text:span text:style-name="T9">嬰兒出生數為13,637人，平均約每3.2分鐘出生一個嬰兒；折合年粗出生率為7.17</text:span><text:span text:style-name="T9">‰</text:span><text:span text:style-name="T9">，較上年同月減少1.35個千分點。就縣市別言，</text:span><text:span text:style-name="T11">粗出生率最高為</text:span><text:span text:style-name="T14">新竹市</text:span><text:span text:style-name="T9">之10.25</text:span><text:span text:style-name="T9">‰</text:span><text:span text:style-name="T9">，</text:span><text:span text:style-name="T14">其次為金門縣</text:span><text:span text:style-name="T9">9.64</text:span><text:span text:style-name="T9">‰</text:span><text:span text:style-name="T9">，再其</text:span><text:span text:style-name="T11">次為新竹縣9.27</text:span><text:span text:style-name="T11">‰</text:span><text:span text:style-name="T11">；最低為</text:span><text:span text:style-name="T13">基隆市</text:span><text:span text:style-name="T11">5.18</text:span><text:span text:style-name="T11">‰</text:span><text:span text:style-name="T11">，</text:span><text:span text:style-name="T13">其次為</text:span><text:span text:style-name="T11">高雄縣5.83</text:span><text:span text:style-name="T11">‰</text:span><text:span text:style-name="T11">，再其次為南投縣5.97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Text_20_body">
      <style:paragraph-properties fo:margin-top="0.127cm" fo:margin-bottom="0cm" loext:contextual-spacing="false"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9月</text:span><text:span text:style-name="T1">人口死亡數為11,722人，平均約每3.7分鐘死亡一個人；折合年粗死亡率為6.16</text:span><text:span text:style-name="T1">‰</text:span><text:span text:style-name="T1">，較上年同月增加0.04個千分點。就縣市別言，粗死亡率最高為臺東縣之8.95</text:span><text:span text:style-name="T1">‰</text:span><text:span text:style-name="T1">，其次為南投縣8.93</text:span><text:span text:style-name="T1">‰</text:span><text:span text:style-name="T1">，再其次為嘉義縣8.92</text:span><text:span text:style-name="T1">‰</text:span><text:span text:style-name="T1">；最低為臺北縣4.49</text:span><text:span text:style-name="T1">‰</text:span><text:span text:style-name="T1">，其次為桃園縣4.57</text:span><text:span text:style-name="T1">‰</text:span><text:span text:style-name="T1">，再其次為臺中市4.74</text:span><text:span text:style-name="T1">‰</text:span><text:span text:style-name="T1">。</text:span></text:p>
      <text:p text:style-name="P2"><text:span text:style-name="T1">六、</text:span><text:span text:style-name="T1">99年9月</text:span><text:span text:style-name="T1">結婚對數為</text:span><text:span text:style-name="T5">15,843</text:span><text:span text:style-name="T1">對，折合年粗結婚率為8.33</text:span><text:span text:style-name="T1">‰</text:span><text:span text:style-name="T1">，較上年同月增加4.99個千分點。就縣市別言，粗結婚率最高為新竹市11.10</text:span><text:span text:style-name="T1">‰</text:span><text:span text:style-name="T1">，其次為連江縣11.00</text:span><text:span text:style-name="T1">‰</text:span><text:span text:style-name="T1">，再其次為臺北市10.44</text:span><text:span text:style-name="T1">‰</text:span><text:span text:style-name="T1">；最低為澎湖縣4.54</text:span><text:span text:style-name="T1">‰</text:span><text:span text:style-name="T1">，其次為金門縣4.95</text:span><text:span text:style-name="T1">‰</text:span><text:span text:style-name="T1">，再其次為</text:span><text:span text:style-name="T3">屏東縣</text:span><text:span text:style-name="T1">5.03</text:span><text:span text:style-name="T1">‰</text:span><text:span text:style-name="T1">。</text:span></text:p>
      <text:p text:style-name="P3"><text:span text:style-name="T1">七、</text:span><text:span text:style-name="T1">99年9月</text:span><text:span text:style-name="T1">離婚對數為4,905對，折合年粗離婚率為2.58</text:span><text:span text:style-name="T1">‰</text:span><text:span text:style-name="T1">，較上年同月減少0.19個千分點。就縣市別言，粗離婚率最高為新竹縣3.33</text:span><text:span text:style-name="T1">‰</text:span><text:span text:style-name="T1">，其次為臺東縣3.21</text:span><text:span text:style-name="T1">‰</text:span><text:span text:style-name="T1">，再其次為桃園縣3.20</text:span><text:span text:style-name="T1">‰</text:span><text:span text:style-name="T1">；最低為</text:span><text:span text:style-name="T3">連江縣</text:span><text:span text:style-name="T1">0</text:span><text:span text:style-name="T1">‰</text:span><text:span text:style-name="T1">，其次為金門縣0.89</text:span><text:span text:style-name="T1">‰</text:span><text:span text:style-name="T1">，再其次為彰化縣1.93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9年9月底</text:span><text:span text:style-name="T1">原住民人口數為510,997人，較上年同月增加8,431人，占總人口比率2.21%。就縣市別言，原住民人口數最多為花蓮縣90</text:span><text:span text:style-name="T1">,</text:span><text:span text:style-name="T1">932人，占原住民總人口數17.80%，其次為臺東縣80,102人，占15.68%，再其次為桃園縣</text:span><text:span text:style-name="T1">5</text:span><text:span text:style-name="T1">9</text:span><text:span text:style-name="T1">,</text:span><text:span text:style-name="T1">133人，占</text:span><text:span text:style-name="T1">1</text:span><text:span text:style-name="T1">1</text:span><text:span text:style-name="T1">.</text:span><text:span text:style-name="T1">57%；最少為連江縣僅125人，其次為澎湖縣291人，再其次為金門縣464人。</text:span></text:p>
      <text:p text:style-name="P3"><text:span text:style-name="T1">九、</text:span><text:span text:style-name="T1">99年9月底</text:span><text:span text:style-name="T1">0</text:span><text:span text:style-name="T6">至</text:span><text:span text:style-name="T1">14歲人口數為3,668,154人，占總人口比率15.85%；15</text:span><text:span text:style-name="T6">至</text:span><text:span text:style-name="T1">64歲人口數為16,999,125人，占73.44</text:span><text:span text:style-name="T4">%</text:span><text:span text:style-name="T7">；</text:span><text:span text:style-name="T1">65歲以上人口數為2,478,811人，占10.71</text:span><text:span text:style-name="T4">%</text:span><text:span text:style-name="T7">；至於20歲以上</text:span><text:span text:style-name="T1">人口數則為17,870,363人，占77.21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29</text:span><text:span text:style-name="T4">%</text:span><text:span text:style-name="T1">，最低為金門縣13.33</text:span><text:span text:style-name="T4">%</text:span><text:span text:style-name="T7">；</text:span><text:span text:style-name="T1">15</text:span><text:span text:style-name="T6">至</text:span><text:span text:style-name="T1">64歲人口比率最高為臺北縣76.54%</text:span><text:span text:style-name="T7">，</text:span><text:span text:style-name="T1">最低為雲林縣69.58</text:span><text:span text:style-name="T4">%</text:span><text:span text:style-name="T7">；</text:span><text:span text:style-name="T1">65歲以上人口比率最高為嘉義縣15.65</text:span><text:span text:style-name="T4">%</text:span><text:span text:style-name="T7">，</text:span><text:span text:style-name="T1">最低為臺北縣8.20</text:span><text:span text:style-name="T4">%</text:span><text:span text:style-name="T7">；至於20歲以上</text:span><text:span text:style-name="T1">人口比率最高則為金門縣80.31</text:span><text:span text:style-name="T4">%</text:span><text:span text:style-name="T7">，</text:span><text:span text:style-name="T1">最低為新竹縣73.65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.127cm" fo:margin-bottom="0cm" loext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